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32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18-06-24_MAF-5Mile-Test-GPS_Crunch" table:style-name="ta1">
        <table:shapes>
          <draw:frame draw:z-index="0" draw:style-name="gr1" draw:text-style-name="P1" svg:width="786.95pt" svg:height="515.76pt" svg:x="291.43pt" svg:y="3pt">
            <draw:object draw:notify-on-update-of-ranges="'2018-06-24_MAF-5Mile-Test-GPS_Crunch'.A1:'2018-06-24_MAF-5Mile-Test-GPS_Crunch'.A1 '2018-06-24_MAF-5Mile-Test-GPS_Crunch'.A2:'2018-06-24_MAF-5Mile-Test-GPS_Crunch'.A881 '2018-06-24_MAF-5Mile-Test-GPS_Crunch'.F1:'2018-06-24_MAF-5Mile-Test-GPS_Crunch'.F1 '2018-06-24_MAF-5Mile-Test-GPS_Crunch'.F2:'2018-06-24_MAF-5Mile-Test-GPS_Crunch'.F8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Heart</text:p>
          </table:table-cell>
        </table:table-row>
        <table:table-row table:style-name="ro1">
          <table:table-cell office:value-type="string" calcext:value-type="string">
            <text:p>2018-06-24T22:43:00Z</text:p>
          </table:table-cell>
          <table:table-cell office:value-type="float" office:value="0" calcext:value-type="float">
            <text:p>0</text:p>
          </table:table-cell>
          <table:table-cell office:value-type="float" office:value="39.908913" calcext:value-type="float">
            <text:p>39.908913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3:02Z</text:p>
          </table:table-cell>
          <table:table-cell table:formula="of:=[.A3]-[.A2]" office:value-type="string" office:string-value="" calcext:value-type="error">
            <text:p>#VALUE!</text:p>
          </table:table-cell>
          <table:table-cell office:value-type="float" office:value="39.908913" calcext:value-type="float">
            <text:p>39.908913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3:02Z</text:p>
          </table:table-cell>
          <table:table-cell/>
          <table:table-cell office:value-type="float" office:value="39.908913" calcext:value-type="float">
            <text:p>39.908913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3:09Z</text:p>
          </table:table-cell>
          <table:table-cell/>
          <table:table-cell office:value-type="float" office:value="39.908788" calcext:value-type="float">
            <text:p>39.908788</text:p>
          </table:table-cell>
          <table:table-cell office:value-type="float" office:value="-79.712099" calcext:value-type="float">
            <text:p>-79.712099</text:p>
          </table:table-cell>
          <table:table-cell office:value-type="float" office:value="323.5" calcext:value-type="float">
            <text:p>323.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3:15Z</text:p>
          </table:table-cell>
          <table:table-cell/>
          <table:table-cell office:value-type="float" office:value="39.908743" calcext:value-type="float">
            <text:p>39.908743</text:p>
          </table:table-cell>
          <table:table-cell office:value-type="float" office:value="-79.712063" calcext:value-type="float">
            <text:p>-79.712063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3:25Z</text:p>
          </table:table-cell>
          <table:table-cell/>
          <table:table-cell office:value-type="float" office:value="39.908698" calcext:value-type="float">
            <text:p>39.908698</text:p>
          </table:table-cell>
          <table:table-cell office:value-type="float" office:value="-79.712027" calcext:value-type="float">
            <text:p>-79.712027</text:p>
          </table:table-cell>
          <table:table-cell office:value-type="float" office:value="323.8" calcext:value-type="float">
            <text:p>323.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3:30Z</text:p>
          </table:table-cell>
          <table:table-cell/>
          <table:table-cell office:value-type="float" office:value="39.908653" calcext:value-type="float">
            <text:p>39.908653</text:p>
          </table:table-cell>
          <table:table-cell office:value-type="float" office:value="-79.711991" calcext:value-type="float">
            <text:p>-79.711991</text:p>
          </table:table-cell>
          <table:table-cell office:value-type="float" office:value="323.9" calcext:value-type="float">
            <text:p>323.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3:39Z</text:p>
          </table:table-cell>
          <table:table-cell/>
          <table:table-cell office:value-type="float" office:value="39.908608" calcext:value-type="float">
            <text:p>39.908608</text:p>
          </table:table-cell>
          <table:table-cell office:value-type="float" office:value="-79.711955" calcext:value-type="float">
            <text:p>-79.711955</text:p>
          </table:table-cell>
          <table:table-cell office:value-type="float" office:value="324" calcext:value-type="float">
            <text:p>32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3:49Z</text:p>
          </table:table-cell>
          <table:table-cell/>
          <table:table-cell office:value-type="float" office:value="39.908562" calcext:value-type="float">
            <text:p>39.908562</text:p>
          </table:table-cell>
          <table:table-cell office:value-type="float" office:value="-79.71192" calcext:value-type="float">
            <text:p>-79.71192</text:p>
          </table:table-cell>
          <table:table-cell office:value-type="float" office:value="324" calcext:value-type="float">
            <text:p>32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3:54Z</text:p>
          </table:table-cell>
          <table:table-cell/>
          <table:table-cell office:value-type="float" office:value="39.908517" calcext:value-type="float">
            <text:p>39.908517</text:p>
          </table:table-cell>
          <table:table-cell office:value-type="float" office:value="-79.711884" calcext:value-type="float">
            <text:p>-79.711884</text:p>
          </table:table-cell>
          <table:table-cell office:value-type="float" office:value="323.9" calcext:value-type="float">
            <text:p>323.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3:59Z</text:p>
          </table:table-cell>
          <table:table-cell/>
          <table:table-cell office:value-type="float" office:value="39.908472" calcext:value-type="float">
            <text:p>39.908472</text:p>
          </table:table-cell>
          <table:table-cell office:value-type="float" office:value="-79.711848" calcext:value-type="float">
            <text:p>-79.711848</text:p>
          </table:table-cell>
          <table:table-cell office:value-type="float" office:value="323.8" calcext:value-type="float">
            <text:p>323.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4:04Z</text:p>
          </table:table-cell>
          <table:table-cell/>
          <table:table-cell office:value-type="float" office:value="39.908427" calcext:value-type="float">
            <text:p>39.908427</text:p>
          </table:table-cell>
          <table:table-cell office:value-type="float" office:value="-79.711812" calcext:value-type="float">
            <text:p>-79.711812</text:p>
          </table:table-cell>
          <table:table-cell office:value-type="float" office:value="323.8" calcext:value-type="float">
            <text:p>323.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4:09Z</text:p>
          </table:table-cell>
          <table:table-cell/>
          <table:table-cell office:value-type="float" office:value="39.908382" calcext:value-type="float">
            <text:p>39.908382</text:p>
          </table:table-cell>
          <table:table-cell office:value-type="float" office:value="-79.711776" calcext:value-type="float">
            <text:p>-79.711776</text:p>
          </table:table-cell>
          <table:table-cell office:value-type="float" office:value="323.7" calcext:value-type="float">
            <text:p>323.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6-24T22:44:09Z</text:p>
          </table:table-cell>
          <table:table-cell/>
          <table:table-cell office:value-type="float" office:value="39.908337" calcext:value-type="float">
            <text:p>39.908337</text:p>
          </table:table-cell>
          <table:table-cell office:value-type="float" office:value="-79.71174" calcext:value-type="float">
            <text:p>-79.71174</text:p>
          </table:table-cell>
          <table:table-cell office:value-type="float" office:value="323.6" calcext:value-type="float">
            <text:p>323.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6-24T22:44:17Z</text:p>
          </table:table-cell>
          <table:table-cell/>
          <table:table-cell office:value-type="float" office:value="39.9084" calcext:value-type="float">
            <text:p>39.9084</text:p>
          </table:table-cell>
          <table:table-cell office:value-type="float" office:value="-79.71161" calcext:value-type="float">
            <text:p>-79.71161</text:p>
          </table:table-cell>
          <table:table-cell office:value-type="float" office:value="323.6" calcext:value-type="float">
            <text:p>323.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6-24T22:44:22Z</text:p>
          </table:table-cell>
          <table:table-cell/>
          <table:table-cell office:value-type="float" office:value="39.90844" calcext:value-type="float">
            <text:p>39.90844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6" calcext:value-type="float">
            <text:p>323.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6-24T22:44:28Z</text:p>
          </table:table-cell>
          <table:table-cell/>
          <table:table-cell office:value-type="float" office:value="39.90851" calcext:value-type="float">
            <text:p>39.90851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7" calcext:value-type="float">
            <text:p>323.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6-24T22:44:33Z</text:p>
          </table:table-cell>
          <table:table-cell/>
          <table:table-cell office:value-type="float" office:value="39.908546" calcext:value-type="float">
            <text:p>39.908546</text:p>
          </table:table-cell>
          <table:table-cell office:value-type="float" office:value="-79.71135" calcext:value-type="float">
            <text:p>-79.71135</text:p>
          </table:table-cell>
          <table:table-cell office:value-type="float" office:value="323.8" calcext:value-type="float">
            <text:p>323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6-24T22:44:38Z</text:p>
          </table:table-cell>
          <table:table-cell/>
          <table:table-cell office:value-type="float" office:value="39.908585" calcext:value-type="float">
            <text:p>39.908585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6" calcext:value-type="float">
            <text:p>323.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6-24T22:44:49Z</text:p>
          </table:table-cell>
          <table:table-cell/>
          <table:table-cell office:value-type="float" office:value="39.90866" calcext:value-type="float">
            <text:p>39.90866</text:p>
          </table:table-cell>
          <table:table-cell office:value-type="float" office:value="-79.711136" calcext:value-type="float">
            <text:p>-79.711136</text:p>
          </table:table-cell>
          <table:table-cell office:value-type="float" office:value="323.8" calcext:value-type="float">
            <text:p>323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6-24T22:44:54Z</text:p>
          </table:table-cell>
          <table:table-cell/>
          <table:table-cell office:value-type="float" office:value="39.908707" calcext:value-type="float">
            <text:p>39.908707</text:p>
          </table:table-cell>
          <table:table-cell office:value-type="float" office:value="-79.71106" calcext:value-type="float">
            <text:p>-79.71106</text:p>
          </table:table-cell>
          <table:table-cell office:value-type="float" office:value="323.5" calcext:value-type="float">
            <text:p>323.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6-24T22:44:59Z</text:p>
          </table:table-cell>
          <table:table-cell/>
          <table:table-cell office:value-type="float" office:value="39.90875" calcext:value-type="float">
            <text:p>39.90875</text:p>
          </table:table-cell>
          <table:table-cell office:value-type="float" office:value="-79.71099" calcext:value-type="float">
            <text:p>-79.71099</text:p>
          </table:table-cell>
          <table:table-cell office:value-type="float" office:value="323.6" calcext:value-type="float">
            <text:p>323.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6-24T22:45:00Z</text:p>
          </table:table-cell>
          <table:table-cell/>
          <table:table-cell office:value-type="float" office:value="39.90875" calcext:value-type="float">
            <text:p>39.90875</text:p>
          </table:table-cell>
          <table:table-cell office:value-type="float" office:value="-79.71099" calcext:value-type="float">
            <text:p>-79.71099</text:p>
          </table:table-cell>
          <table:table-cell office:value-type="float" office:value="323.6" calcext:value-type="float">
            <text:p>323.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6-24T22:45:04Z</text:p>
          </table:table-cell>
          <table:table-cell/>
          <table:table-cell office:value-type="float" office:value="39.908794" calcext:value-type="float">
            <text:p>39.908794</text:p>
          </table:table-cell>
          <table:table-cell office:value-type="float" office:value="-79.71093" calcext:value-type="float">
            <text:p>-79.71093</text:p>
          </table:table-cell>
          <table:table-cell office:value-type="float" office:value="323.6" calcext:value-type="float">
            <text:p>323.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6-24T22:45:09Z</text:p>
          </table:table-cell>
          <table:table-cell/>
          <table:table-cell office:value-type="float" office:value="39.908836" calcext:value-type="float">
            <text:p>39.908836</text:p>
          </table:table-cell>
          <table:table-cell office:value-type="float" office:value="-79.710846" calcext:value-type="float">
            <text:p>-79.710846</text:p>
          </table:table-cell>
          <table:table-cell office:value-type="float" office:value="323.7" calcext:value-type="float">
            <text:p>323.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6-24T22:45:14Z</text:p>
          </table:table-cell>
          <table:table-cell/>
          <table:table-cell office:value-type="float" office:value="39.908894" calcext:value-type="float">
            <text:p>39.908894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6" calcext:value-type="float">
            <text:p>323.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6-24T22:45:24Z</text:p>
          </table:table-cell>
          <table:table-cell/>
          <table:table-cell office:value-type="float" office:value="39.908966" calcext:value-type="float">
            <text:p>39.908966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8" calcext:value-type="float">
            <text:p>323.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6-24T22:45:29Z</text:p>
          </table:table-cell>
          <table:table-cell/>
          <table:table-cell office:value-type="float" office:value="39.909035" calcext:value-type="float">
            <text:p>39.909035</text:p>
          </table:table-cell>
          <table:table-cell office:value-type="float" office:value="-79.71057" calcext:value-type="float">
            <text:p>-79.71057</text:p>
          </table:table-cell>
          <table:table-cell office:value-type="float" office:value="323.8" calcext:value-type="float">
            <text:p>323.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6-24T22:45:34Z</text:p>
          </table:table-cell>
          <table:table-cell/>
          <table:table-cell office:value-type="float" office:value="39.909092" calcext:value-type="float">
            <text:p>39.909092</text:p>
          </table:table-cell>
          <table:table-cell office:value-type="float" office:value="-79.71055" calcext:value-type="float">
            <text:p>-79.71055</text:p>
          </table:table-cell>
          <table:table-cell office:value-type="float" office:value="323.7" calcext:value-type="float">
            <text:p>323.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6-24T22:45:39Z</text:p>
          </table:table-cell>
          <table:table-cell/>
          <table:table-cell office:value-type="float" office:value="39.909172" calcext:value-type="float">
            <text:p>39.909172</text:p>
          </table:table-cell>
          <table:table-cell office:value-type="float" office:value="-79.71054" calcext:value-type="float">
            <text:p>-79.71054</text:p>
          </table:table-cell>
          <table:table-cell office:value-type="float" office:value="323.7" calcext:value-type="float">
            <text:p>323.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6-24T22:45:44Z</text:p>
          </table:table-cell>
          <table:table-cell/>
          <table:table-cell office:value-type="float" office:value="39.909256" calcext:value-type="float">
            <text:p>39.909256</text:p>
          </table:table-cell>
          <table:table-cell office:value-type="float" office:value="-79.71056" calcext:value-type="float">
            <text:p>-79.71056</text:p>
          </table:table-cell>
          <table:table-cell office:value-type="float" office:value="323.7" calcext:value-type="float">
            <text:p>323.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6-24T22:45:49Z</text:p>
          </table:table-cell>
          <table:table-cell/>
          <table:table-cell office:value-type="float" office:value="39.90932" calcext:value-type="float">
            <text:p>39.90932</text:p>
          </table:table-cell>
          <table:table-cell office:value-type="float" office:value="-79.71061" calcext:value-type="float">
            <text:p>-79.71061</text:p>
          </table:table-cell>
          <table:table-cell office:value-type="float" office:value="323.8" calcext:value-type="float">
            <text:p>323.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6-24T22:45:54Z</text:p>
          </table:table-cell>
          <table:table-cell/>
          <table:table-cell office:value-type="float" office:value="39.90936" calcext:value-type="float">
            <text:p>39.90936</text:p>
          </table:table-cell>
          <table:table-cell office:value-type="float" office:value="-79.71066" calcext:value-type="float">
            <text:p>-79.71066</text:p>
          </table:table-cell>
          <table:table-cell office:value-type="float" office:value="323.6" calcext:value-type="float">
            <text:p>323.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6-24T22:45:59Z</text:p>
          </table:table-cell>
          <table:table-cell/>
          <table:table-cell office:value-type="float" office:value="39.9094" calcext:value-type="float">
            <text:p>39.9094</text:p>
          </table:table-cell>
          <table:table-cell office:value-type="float" office:value="-79.710724" calcext:value-type="float">
            <text:p>-79.710724</text:p>
          </table:table-cell>
          <table:table-cell office:value-type="float" office:value="323.5" calcext:value-type="float">
            <text:p>323.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6-24T22:46:00Z</text:p>
          </table:table-cell>
          <table:table-cell/>
          <table:table-cell office:value-type="float" office:value="39.9094" calcext:value-type="float">
            <text:p>39.9094</text:p>
          </table:table-cell>
          <table:table-cell office:value-type="float" office:value="-79.710724" calcext:value-type="float">
            <text:p>-79.710724</text:p>
          </table:table-cell>
          <table:table-cell office:value-type="float" office:value="323.5" calcext:value-type="float">
            <text:p>323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6-24T22:46:04Z</text:p>
          </table:table-cell>
          <table:table-cell/>
          <table:table-cell office:value-type="float" office:value="39.909435" calcext:value-type="float">
            <text:p>39.909435</text:p>
          </table:table-cell>
          <table:table-cell office:value-type="float" office:value="-79.7108" calcext:value-type="float">
            <text:p>-79.7108</text:p>
          </table:table-cell>
          <table:table-cell office:value-type="float" office:value="323.5" calcext:value-type="float">
            <text:p>323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6-24T22:46:09Z</text:p>
          </table:table-cell>
          <table:table-cell/>
          <table:table-cell office:value-type="float" office:value="39.90946" calcext:value-type="float">
            <text:p>39.90946</text:p>
          </table:table-cell>
          <table:table-cell office:value-type="float" office:value="-79.71091" calcext:value-type="float">
            <text:p>-79.71091</text:p>
          </table:table-cell>
          <table:table-cell office:value-type="float" office:value="323.6" calcext:value-type="float">
            <text:p>323.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6-24T22:46:14Z</text:p>
          </table:table-cell>
          <table:table-cell/>
          <table:table-cell office:value-type="float" office:value="39.909462" calcext:value-type="float">
            <text:p>39.909462</text:p>
          </table:table-cell>
          <table:table-cell office:value-type="float" office:value="-79.71099" calcext:value-type="float">
            <text:p>-79.71099</text:p>
          </table:table-cell>
          <table:table-cell office:value-type="float" office:value="323.6" calcext:value-type="float">
            <text:p>323.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6-24T22:46:19Z</text:p>
          </table:table-cell>
          <table:table-cell/>
          <table:table-cell office:value-type="float" office:value="39.909466" calcext:value-type="float">
            <text:p>39.909466</text:p>
          </table:table-cell>
          <table:table-cell office:value-type="float" office:value="-79.71107" calcext:value-type="float">
            <text:p>-79.71107</text:p>
          </table:table-cell>
          <table:table-cell office:value-type="float" office:value="323.6" calcext:value-type="float">
            <text:p>323.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6-24T22:46:24Z</text:p>
          </table:table-cell>
          <table:table-cell/>
          <table:table-cell office:value-type="float" office:value="39.909447" calcext:value-type="float">
            <text:p>39.909447</text:p>
          </table:table-cell>
          <table:table-cell office:value-type="float" office:value="-79.71116" calcext:value-type="float">
            <text:p>-79.71116</text:p>
          </table:table-cell>
          <table:table-cell office:value-type="float" office:value="323.8" calcext:value-type="float">
            <text:p>323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6-24T22:46:29Z</text:p>
          </table:table-cell>
          <table:table-cell/>
          <table:table-cell office:value-type="float" office:value="39.90942" calcext:value-type="float">
            <text:p>39.90942</text:p>
          </table:table-cell>
          <table:table-cell office:value-type="float" office:value="-79.71122" calcext:value-type="float">
            <text:p>-79.71122</text:p>
          </table:table-cell>
          <table:table-cell office:value-type="float" office:value="323.8" calcext:value-type="float">
            <text:p>323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6-24T22:46:34Z</text:p>
          </table:table-cell>
          <table:table-cell/>
          <table:table-cell office:value-type="float" office:value="39.90939" calcext:value-type="float">
            <text:p>39.90939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8" calcext:value-type="float">
            <text:p>323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6-24T22:46:39Z</text:p>
          </table:table-cell>
          <table:table-cell/>
          <table:table-cell office:value-type="float" office:value="39.909344" calcext:value-type="float">
            <text:p>39.909344</text:p>
          </table:table-cell>
          <table:table-cell office:value-type="float" office:value="-79.711365" calcext:value-type="float">
            <text:p>-79.711365</text:p>
          </table:table-cell>
          <table:table-cell office:value-type="float" office:value="323.7" calcext:value-type="float">
            <text:p>323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6-24T22:46:44Z</text:p>
          </table:table-cell>
          <table:table-cell/>
          <table:table-cell office:value-type="float" office:value="39.909294" calcext:value-type="float">
            <text:p>39.909294</text:p>
          </table:table-cell>
          <table:table-cell office:value-type="float" office:value="-79.711464" calcext:value-type="float">
            <text:p>-79.711464</text:p>
          </table:table-cell>
          <table:table-cell office:value-type="float" office:value="323.7" calcext:value-type="float">
            <text:p>323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6-24T22:46:49Z</text:p>
          </table:table-cell>
          <table:table-cell/>
          <table:table-cell office:value-type="float" office:value="39.909233" calcext:value-type="float">
            <text:p>39.909233</text:p>
          </table:table-cell>
          <table:table-cell office:value-type="float" office:value="-79.71155" calcext:value-type="float">
            <text:p>-79.71155</text:p>
          </table:table-cell>
          <table:table-cell office:value-type="float" office:value="323.7" calcext:value-type="float">
            <text:p>323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6-24T22:46:54Z</text:p>
          </table:table-cell>
          <table:table-cell/>
          <table:table-cell office:value-type="float" office:value="39.909184" calcext:value-type="float">
            <text:p>39.909184</text:p>
          </table:table-cell>
          <table:table-cell office:value-type="float" office:value="-79.711624" calcext:value-type="float">
            <text:p>-79.711624</text:p>
          </table:table-cell>
          <table:table-cell office:value-type="float" office:value="323.8" calcext:value-type="float">
            <text:p>323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6-24T22:46:59Z</text:p>
          </table:table-cell>
          <table:table-cell/>
          <table:table-cell office:value-type="float" office:value="39.90912" calcext:value-type="float">
            <text:p>39.90912</text:p>
          </table:table-cell>
          <table:table-cell office:value-type="float" office:value="-79.7117" calcext:value-type="float">
            <text:p>-79.7117</text:p>
          </table:table-cell>
          <table:table-cell office:value-type="float" office:value="323.8" calcext:value-type="float">
            <text:p>323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6-24T22:46:59Z</text:p>
          </table:table-cell>
          <table:table-cell/>
          <table:table-cell office:value-type="float" office:value="39.90912" calcext:value-type="float">
            <text:p>39.90912</text:p>
          </table:table-cell>
          <table:table-cell office:value-type="float" office:value="-79.7117" calcext:value-type="float">
            <text:p>-79.7117</text:p>
          </table:table-cell>
          <table:table-cell office:value-type="float" office:value="323.8" calcext:value-type="float">
            <text:p>323.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7:04Z</text:p>
          </table:table-cell>
          <table:table-cell/>
          <table:table-cell office:value-type="float" office:value="39.909084" calcext:value-type="float">
            <text:p>39.909084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7:10Z</text:p>
          </table:table-cell>
          <table:table-cell/>
          <table:table-cell office:value-type="float" office:value="39.90903" calcext:value-type="float">
            <text:p>39.90903</text:p>
          </table:table-cell>
          <table:table-cell office:value-type="float" office:value="-79.711845" calcext:value-type="float">
            <text:p>-79.711845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7:18Z</text:p>
          </table:table-cell>
          <table:table-cell/>
          <table:table-cell office:value-type="float" office:value="39.908947" calcext:value-type="float">
            <text:p>39.908947</text:p>
          </table:table-cell>
          <table:table-cell office:value-type="float" office:value="-79.712" calcext:value-type="float">
            <text:p>-79.712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7:23Z</text:p>
          </table:table-cell>
          <table:table-cell/>
          <table:table-cell office:value-type="float" office:value="39.90889" calcext:value-type="float">
            <text:p>39.90889</text:p>
          </table:table-cell>
          <table:table-cell office:value-type="float" office:value="-79.71207" calcext:value-type="float">
            <text:p>-79.71207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7:28Z</text:p>
          </table:table-cell>
          <table:table-cell/>
          <table:table-cell office:value-type="float" office:value="39.908844" calcext:value-type="float">
            <text:p>39.908844</text:p>
          </table:table-cell>
          <table:table-cell office:value-type="float" office:value="-79.71216" calcext:value-type="float">
            <text:p>-79.71216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7:33Z</text:p>
          </table:table-cell>
          <table:table-cell/>
          <table:table-cell office:value-type="float" office:value="39.908806" calcext:value-type="float">
            <text:p>39.908806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7:38Z</text:p>
          </table:table-cell>
          <table:table-cell/>
          <table:table-cell office:value-type="float" office:value="39.90875" calcext:value-type="float">
            <text:p>39.90875</text:p>
          </table:table-cell>
          <table:table-cell office:value-type="float" office:value="-79.71228" calcext:value-type="float">
            <text:p>-79.71228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7:44Z</text:p>
          </table:table-cell>
          <table:table-cell/>
          <table:table-cell office:value-type="float" office:value="39.908684" calcext:value-type="float">
            <text:p>39.908684</text:p>
          </table:table-cell>
          <table:table-cell office:value-type="float" office:value="-79.71231" calcext:value-type="float">
            <text:p>-79.71231</text:p>
          </table:table-cell>
          <table:table-cell office:value-type="float" office:value="323.9" calcext:value-type="float">
            <text:p>323.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7:49Z</text:p>
          </table:table-cell>
          <table:table-cell/>
          <table:table-cell office:value-type="float" office:value="39.908604" calcext:value-type="float">
            <text:p>39.908604</text:p>
          </table:table-cell>
          <table:table-cell office:value-type="float" office:value="-79.71232" calcext:value-type="float">
            <text:p>-79.71232</text:p>
          </table:table-cell>
          <table:table-cell office:value-type="float" office:value="323.8" calcext:value-type="float">
            <text:p>323.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7:54Z</text:p>
          </table:table-cell>
          <table:table-cell/>
          <table:table-cell office:value-type="float" office:value="39.90854" calcext:value-type="float">
            <text:p>39.90854</text:p>
          </table:table-cell>
          <table:table-cell office:value-type="float" office:value="-79.712296" calcext:value-type="float">
            <text:p>-79.712296</text:p>
          </table:table-cell>
          <table:table-cell office:value-type="float" office:value="323.8" calcext:value-type="float">
            <text:p>323.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8:00Z</text:p>
          </table:table-cell>
          <table:table-cell/>
          <table:table-cell office:value-type="float" office:value="39.90845" calcext:value-type="float">
            <text:p>39.90845</text:p>
          </table:table-cell>
          <table:table-cell office:value-type="float" office:value="-79.71226" calcext:value-type="float">
            <text:p>-79.71226</text:p>
          </table:table-cell>
          <table:table-cell office:value-type="float" office:value="323.7" calcext:value-type="float">
            <text:p>323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6-24T22:48:03Z</text:p>
          </table:table-cell>
          <table:table-cell/>
          <table:table-cell office:value-type="float" office:value="39.90845" calcext:value-type="float">
            <text:p>39.90845</text:p>
          </table:table-cell>
          <table:table-cell office:value-type="float" office:value="-79.71226" calcext:value-type="float">
            <text:p>-79.71226</text:p>
          </table:table-cell>
          <table:table-cell office:value-type="float" office:value="323.7" calcext:value-type="float">
            <text:p>323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6-24T22:48:09Z</text:p>
          </table:table-cell>
          <table:table-cell/>
          <table:table-cell office:value-type="float" office:value="39.908333" calcext:value-type="float">
            <text:p>39.908333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6-24T22:48:14Z</text:p>
          </table:table-cell>
          <table:table-cell/>
          <table:table-cell office:value-type="float" office:value="39.9083" calcext:value-type="float">
            <text:p>39.9083</text:p>
          </table:table-cell>
          <table:table-cell office:value-type="float" office:value="-79.712006" calcext:value-type="float">
            <text:p>-79.712006</text:p>
          </table:table-cell>
          <table:table-cell office:value-type="float" office:value="323.8" calcext:value-type="float">
            <text:p>323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6-24T22:48:19Z</text:p>
          </table:table-cell>
          <table:table-cell/>
          <table:table-cell office:value-type="float" office:value="39.9083" calcext:value-type="float">
            <text:p>39.9083</text:p>
          </table:table-cell>
          <table:table-cell office:value-type="float" office:value="-79.7119" calcext:value-type="float">
            <text:p>-79.71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6-24T22:48:29Z</text:p>
          </table:table-cell>
          <table:table-cell/>
          <table:table-cell office:value-type="float" office:value="39.908344" calcext:value-type="float">
            <text:p>39.908344</text:p>
          </table:table-cell>
          <table:table-cell office:value-type="float" office:value="-79.71183" calcext:value-type="float">
            <text:p>-79.71183</text:p>
          </table:table-cell>
          <table:table-cell office:value-type="float" office:value="323.6" calcext:value-type="float">
            <text:p>323.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6-24T22:48:34Z</text:p>
          </table:table-cell>
          <table:table-cell/>
          <table:table-cell office:value-type="float" office:value="39.908382" calcext:value-type="float">
            <text:p>39.908382</text:p>
          </table:table-cell>
          <table:table-cell office:value-type="float" office:value="-79.711716" calcext:value-type="float">
            <text:p>-79.711716</text:p>
          </table:table-cell>
          <table:table-cell office:value-type="float" office:value="323.6" calcext:value-type="float">
            <text:p>323.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6-24T22:48:39Z</text:p>
          </table:table-cell>
          <table:table-cell/>
          <table:table-cell office:value-type="float" office:value="39.90846" calcext:value-type="float">
            <text:p>39.90846</text:p>
          </table:table-cell>
          <table:table-cell office:value-type="float" office:value="-79.71158" calcext:value-type="float">
            <text:p>-79.71158</text:p>
          </table:table-cell>
          <table:table-cell office:value-type="float" office:value="323.6" calcext:value-type="float">
            <text:p>323.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6-24T22:48:44Z</text:p>
          </table:table-cell>
          <table:table-cell/>
          <table:table-cell office:value-type="float" office:value="39.908542" calcext:value-type="float">
            <text:p>39.908542</text:p>
          </table:table-cell>
          <table:table-cell office:value-type="float" office:value="-79.711433" calcext:value-type="float">
            <text:p>-79.711433</text:p>
          </table:table-cell>
          <table:table-cell office:value-type="float" office:value="323.6" calcext:value-type="float">
            <text:p>323.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6-24T22:48:53Z</text:p>
          </table:table-cell>
          <table:table-cell/>
          <table:table-cell office:value-type="float" office:value="39.908574" calcext:value-type="float">
            <text:p>39.908574</text:p>
          </table:table-cell>
          <table:table-cell office:value-type="float" office:value="-79.711372" calcext:value-type="float">
            <text:p>-79.711372</text:p>
          </table:table-cell>
          <table:table-cell office:value-type="float" office:value="323.9" calcext:value-type="float">
            <text:p>323.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6-24T22:49:00Z</text:p>
          </table:table-cell>
          <table:table-cell/>
          <table:table-cell office:value-type="float" office:value="39.908606" calcext:value-type="float">
            <text:p>39.908606</text:p>
          </table:table-cell>
          <table:table-cell office:value-type="float" office:value="-79.711311" calcext:value-type="float">
            <text:p>-79.711311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2:49:02Z</text:p>
          </table:table-cell>
          <table:table-cell/>
          <table:table-cell office:value-type="float" office:value="39.908638" calcext:value-type="float">
            <text:p>39.908638</text:p>
          </table:table-cell>
          <table:table-cell office:value-type="float" office:value="-79.71125" calcext:value-type="float">
            <text:p>-79.71125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2:49:07Z</text:p>
          </table:table-cell>
          <table:table-cell/>
          <table:table-cell office:value-type="float" office:value="39.908676" calcext:value-type="float">
            <text:p>39.908676</text:p>
          </table:table-cell>
          <table:table-cell office:value-type="float" office:value="-79.711174" calcext:value-type="float">
            <text:p>-79.711174</text:p>
          </table:table-cell>
          <table:table-cell office:value-type="float" office:value="323.8" calcext:value-type="float">
            <text:p>323.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2:49:17Z</text:p>
          </table:table-cell>
          <table:table-cell/>
          <table:table-cell office:value-type="float" office:value="39.90875" calcext:value-type="float">
            <text:p>39.90875</text:p>
          </table:table-cell>
          <table:table-cell office:value-type="float" office:value="-79.71107" calcext:value-type="float">
            <text:p>-79.711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2:49:22Z</text:p>
          </table:table-cell>
          <table:table-cell/>
          <table:table-cell office:value-type="float" office:value="39.90885" calcext:value-type="float">
            <text:p>39.90885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2:49:37Z</text:p>
          </table:table-cell>
          <table:table-cell/>
          <table:table-cell office:value-type="float" office:value="39.908962" calcext:value-type="float">
            <text:p>39.908962</text:p>
          </table:table-cell>
          <table:table-cell office:value-type="float" office:value="-79.7108" calcext:value-type="float">
            <text:p>-79.7108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2:49:42Z</text:p>
          </table:table-cell>
          <table:table-cell/>
          <table:table-cell office:value-type="float" office:value="39.909042" calcext:value-type="float">
            <text:p>39.909042</text:p>
          </table:table-cell>
          <table:table-cell office:value-type="float" office:value="-79.7107" calcext:value-type="float">
            <text:p>-79.71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2:49:47Z</text:p>
          </table:table-cell>
          <table:table-cell/>
          <table:table-cell office:value-type="float" office:value="39.909126" calcext:value-type="float">
            <text:p>39.909126</text:p>
          </table:table-cell>
          <table:table-cell office:value-type="float" office:value="-79.71064" calcext:value-type="float">
            <text:p>-79.71064</text:p>
          </table:table-cell>
          <table:table-cell office:value-type="float" office:value="323.5" calcext:value-type="float">
            <text:p>323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2:49:57Z</text:p>
          </table:table-cell>
          <table:table-cell/>
          <table:table-cell office:value-type="float" office:value="39.909153" calcext:value-type="float">
            <text:p>39.909153</text:p>
          </table:table-cell>
          <table:table-cell office:value-type="float" office:value="-79.71061" calcext:value-type="float">
            <text:p>-79.71061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2:50:00Z</text:p>
          </table:table-cell>
          <table:table-cell/>
          <table:table-cell office:value-type="float" office:value="39.909153" calcext:value-type="float">
            <text:p>39.909153</text:p>
          </table:table-cell>
          <table:table-cell office:value-type="float" office:value="-79.71061" calcext:value-type="float">
            <text:p>-79.71061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0:02Z</text:p>
          </table:table-cell>
          <table:table-cell/>
          <table:table-cell office:value-type="float" office:value="39.909153" calcext:value-type="float">
            <text:p>39.909153</text:p>
          </table:table-cell>
          <table:table-cell office:value-type="float" office:value="-79.71061" calcext:value-type="float">
            <text:p>-79.71061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0:07Z</text:p>
          </table:table-cell>
          <table:table-cell/>
          <table:table-cell office:value-type="float" office:value="39.909298" calcext:value-type="float">
            <text:p>39.909298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0:12Z</text:p>
          </table:table-cell>
          <table:table-cell/>
          <table:table-cell office:value-type="float" office:value="39.909412" calcext:value-type="float">
            <text:p>39.909412</text:p>
          </table:table-cell>
          <table:table-cell office:value-type="float" office:value="-79.71079" calcext:value-type="float">
            <text:p>-79.71079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0:22Z</text:p>
          </table:table-cell>
          <table:table-cell/>
          <table:table-cell office:value-type="float" office:value="39.909462" calcext:value-type="float">
            <text:p>39.909462</text:p>
          </table:table-cell>
          <table:table-cell office:value-type="float" office:value="-79.71095" calcext:value-type="float">
            <text:p>-79.71095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0:27Z</text:p>
          </table:table-cell>
          <table:table-cell/>
          <table:table-cell office:value-type="float" office:value="39.90947" calcext:value-type="float">
            <text:p>39.90947</text:p>
          </table:table-cell>
          <table:table-cell office:value-type="float" office:value="-79.71103" calcext:value-type="float">
            <text:p>-79.71103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0:42Z</text:p>
          </table:table-cell>
          <table:table-cell/>
          <table:table-cell office:value-type="float" office:value="39.909428" calcext:value-type="float">
            <text:p>39.909428</text:p>
          </table:table-cell>
          <table:table-cell office:value-type="float" office:value="-79.711174" calcext:value-type="float">
            <text:p>-79.7111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0:47Z</text:p>
          </table:table-cell>
          <table:table-cell/>
          <table:table-cell office:value-type="float" office:value="39.909313" calcext:value-type="float">
            <text:p>39.909313</text:p>
          </table:table-cell>
          <table:table-cell office:value-type="float" office:value="-79.71129" calcext:value-type="float">
            <text:p>-79.71129</text:p>
          </table:table-cell>
          <table:table-cell office:value-type="float" office:value="323.4" calcext:value-type="float">
            <text:p>323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0:52Z</text:p>
          </table:table-cell>
          <table:table-cell/>
          <table:table-cell office:value-type="float" office:value="39.909251" calcext:value-type="float">
            <text:p>39.909251</text:p>
          </table:table-cell>
          <table:table-cell office:value-type="float" office:value="-79.711393" calcext:value-type="float">
            <text:p>-79.711393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1:00Z</text:p>
          </table:table-cell>
          <table:table-cell/>
          <table:table-cell office:value-type="float" office:value="39.909245" calcext:value-type="float">
            <text:p>39.909245</text:p>
          </table:table-cell>
          <table:table-cell office:value-type="float" office:value="-79.711422" calcext:value-type="float">
            <text:p>-79.711422</text:p>
          </table:table-cell>
          <table:table-cell office:value-type="float" office:value="323.5" calcext:value-type="float">
            <text:p>323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6-24T22:51:00Z</text:p>
          </table:table-cell>
          <table:table-cell/>
          <table:table-cell office:value-type="float" office:value="39.90924" calcext:value-type="float">
            <text:p>39.90924</text:p>
          </table:table-cell>
          <table:table-cell office:value-type="float" office:value="-79.71145" calcext:value-type="float">
            <text:p>-79.71145</text:p>
          </table:table-cell>
          <table:table-cell office:value-type="float" office:value="323.5" calcext:value-type="float">
            <text:p>323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6-24T22:51:05Z</text:p>
          </table:table-cell>
          <table:table-cell/>
          <table:table-cell office:value-type="float" office:value="39.909176" calcext:value-type="float">
            <text:p>39.909176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5" calcext:value-type="float">
            <text:p>323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6-24T22:51:10Z</text:p>
          </table:table-cell>
          <table:table-cell/>
          <table:table-cell office:value-type="float" office:value="39.90909" calcext:value-type="float">
            <text:p>39.90909</text:p>
          </table:table-cell>
          <table:table-cell office:value-type="float" office:value="-79.71166" calcext:value-type="float">
            <text:p>-79.71166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6-24T22:51:15Z</text:p>
          </table:table-cell>
          <table:table-cell/>
          <table:table-cell office:value-type="float" office:value="39.909042" calcext:value-type="float">
            <text:p>39.909042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5" calcext:value-type="float">
            <text:p>323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6-24T22:51:25Z</text:p>
          </table:table-cell>
          <table:table-cell/>
          <table:table-cell office:value-type="float" office:value="39.909046" calcext:value-type="float">
            <text:p>39.909046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6-24T22:51:30Z</text:p>
          </table:table-cell>
          <table:table-cell/>
          <table:table-cell office:value-type="float" office:value="39.908997" calcext:value-type="float">
            <text:p>39.908997</text:p>
          </table:table-cell>
          <table:table-cell office:value-type="float" office:value="-79.711845" calcext:value-type="float">
            <text:p>-79.711845</text:p>
          </table:table-cell>
          <table:table-cell office:value-type="float" office:value="323.6" calcext:value-type="float">
            <text:p>323.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6-24T22:51:35Z</text:p>
          </table:table-cell>
          <table:table-cell/>
          <table:table-cell office:value-type="float" office:value="39.908924" calcext:value-type="float">
            <text:p>39.908924</text:p>
          </table:table-cell>
          <table:table-cell office:value-type="float" office:value="-79.71197" calcext:value-type="float">
            <text:p>-79.71197</text:p>
          </table:table-cell>
          <table:table-cell office:value-type="float" office:value="323.6" calcext:value-type="float">
            <text:p>323.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6-24T22:51:42Z</text:p>
          </table:table-cell>
          <table:table-cell/>
          <table:table-cell office:value-type="float" office:value="39.908813" calcext:value-type="float">
            <text:p>39.908813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5" calcext:value-type="float">
            <text:p>323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6-24T22:51:47Z</text:p>
          </table:table-cell>
          <table:table-cell/>
          <table:table-cell office:value-type="float" office:value="39.908752" calcext:value-type="float">
            <text:p>39.908752</text:p>
          </table:table-cell>
          <table:table-cell office:value-type="float" office:value="-79.71218" calcext:value-type="float">
            <text:p>-79.71218</text:p>
          </table:table-cell>
          <table:table-cell office:value-type="float" office:value="323.6" calcext:value-type="float">
            <text:p>323.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6-24T22:51:55Z</text:p>
          </table:table-cell>
          <table:table-cell/>
          <table:table-cell office:value-type="float" office:value="39.908714" calcext:value-type="float">
            <text:p>39.908714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7" calcext:value-type="float">
            <text:p>323.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6-24T22:52:00Z</text:p>
          </table:table-cell>
          <table:table-cell/>
          <table:table-cell office:value-type="float" office:value="39.908714" calcext:value-type="float">
            <text:p>39.908714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2:52:00Z</text:p>
          </table:table-cell>
          <table:table-cell/>
          <table:table-cell office:value-type="float" office:value="39.908714" calcext:value-type="float">
            <text:p>39.908714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2:52:10Z</text:p>
          </table:table-cell>
          <table:table-cell/>
          <table:table-cell office:value-type="float" office:value="39.90854" calcext:value-type="float">
            <text:p>39.90854</text:p>
          </table:table-cell>
          <table:table-cell office:value-type="float" office:value="-79.712204" calcext:value-type="float">
            <text:p>-79.712204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2:52:15Z</text:p>
          </table:table-cell>
          <table:table-cell/>
          <table:table-cell office:value-type="float" office:value="39.90843" calcext:value-type="float">
            <text:p>39.90843</text:p>
          </table:table-cell>
          <table:table-cell office:value-type="float" office:value="-79.71212" calcext:value-type="float">
            <text:p>-79.71212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2:52:20Z</text:p>
          </table:table-cell>
          <table:table-cell/>
          <table:table-cell office:value-type="float" office:value="39.908382" calcext:value-type="float">
            <text:p>39.908382</text:p>
          </table:table-cell>
          <table:table-cell office:value-type="float" office:value="-79.71207" calcext:value-type="float">
            <text:p>-79.71207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2:52:25Z</text:p>
          </table:table-cell>
          <table:table-cell/>
          <table:table-cell office:value-type="float" office:value="39.908356" calcext:value-type="float">
            <text:p>39.908356</text:p>
          </table:table-cell>
          <table:table-cell office:value-type="float" office:value="-79.71203" calcext:value-type="float">
            <text:p>-79.71203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2:52:35Z</text:p>
          </table:table-cell>
          <table:table-cell/>
          <table:table-cell office:value-type="float" office:value="39.90833" calcext:value-type="float">
            <text:p>39.90833</text:p>
          </table:table-cell>
          <table:table-cell office:value-type="float" office:value="-79.7119" calcext:value-type="float">
            <text:p>-79.71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2:52:40Z</text:p>
          </table:table-cell>
          <table:table-cell/>
          <table:table-cell office:value-type="float" office:value="39.90834" calcext:value-type="float">
            <text:p>39.90834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2:52:45Z</text:p>
          </table:table-cell>
          <table:table-cell/>
          <table:table-cell office:value-type="float" office:value="39.908394" calcext:value-type="float">
            <text:p>39.908394</text:p>
          </table:table-cell>
          <table:table-cell office:value-type="float" office:value="-79.71164" calcext:value-type="float">
            <text:p>-79.71164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2:52:50Z</text:p>
          </table:table-cell>
          <table:table-cell/>
          <table:table-cell office:value-type="float" office:value="39.908466" calcext:value-type="float">
            <text:p>39.908466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2:53:00Z</text:p>
          </table:table-cell>
          <table:table-cell/>
          <table:table-cell office:value-type="float" office:value="39.908465" calcext:value-type="float">
            <text:p>39.908465</text:p>
          </table:table-cell>
          <table:table-cell office:value-type="float" office:value="-79.711524" calcext:value-type="float">
            <text:p>-79.711524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3:00Z</text:p>
          </table:table-cell>
          <table:table-cell/>
          <table:table-cell office:value-type="float" office:value="39.908463" calcext:value-type="float">
            <text:p>39.908463</text:p>
          </table:table-cell>
          <table:table-cell office:value-type="float" office:value="-79.711494" calcext:value-type="float">
            <text:p>-79.711494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3:05Z</text:p>
          </table:table-cell>
          <table:table-cell/>
          <table:table-cell office:value-type="float" office:value="39.908504" calcext:value-type="float">
            <text:p>39.908504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3:10Z</text:p>
          </table:table-cell>
          <table:table-cell/>
          <table:table-cell office:value-type="float" office:value="39.90858" calcext:value-type="float">
            <text:p>39.90858</text:p>
          </table:table-cell>
          <table:table-cell office:value-type="float" office:value="-79.711334" calcext:value-type="float">
            <text:p>-79.711334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3:15Z</text:p>
          </table:table-cell>
          <table:table-cell/>
          <table:table-cell office:value-type="float" office:value="39.90864" calcext:value-type="float">
            <text:p>39.90864</text:p>
          </table:table-cell>
          <table:table-cell office:value-type="float" office:value="-79.71126" calcext:value-type="float">
            <text:p>-79.71126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3:20Z</text:p>
          </table:table-cell>
          <table:table-cell/>
          <table:table-cell office:value-type="float" office:value="39.908707" calcext:value-type="float">
            <text:p>39.908707</text:p>
          </table:table-cell>
          <table:table-cell office:value-type="float" office:value="-79.71117" calcext:value-type="float">
            <text:p>-79.71117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3:25Z</text:p>
          </table:table-cell>
          <table:table-cell/>
          <table:table-cell office:value-type="float" office:value="39.908733" calcext:value-type="float">
            <text:p>39.908733</text:p>
          </table:table-cell>
          <table:table-cell office:value-type="float" office:value="-79.71112" calcext:value-type="float">
            <text:p>-79.71112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3:35Z</text:p>
          </table:table-cell>
          <table:table-cell/>
          <table:table-cell office:value-type="float" office:value="39.908764" calcext:value-type="float">
            <text:p>39.908764</text:p>
          </table:table-cell>
          <table:table-cell office:value-type="float" office:value="-79.71101" calcext:value-type="float">
            <text:p>-79.71101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3:40Z</text:p>
          </table:table-cell>
          <table:table-cell/>
          <table:table-cell office:value-type="float" office:value="39.908848" calcext:value-type="float">
            <text:p>39.908848</text:p>
          </table:table-cell>
          <table:table-cell office:value-type="float" office:value="-79.71091" calcext:value-type="float">
            <text:p>-79.71091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3:42Z</text:p>
          </table:table-cell>
          <table:table-cell/>
          <table:table-cell office:value-type="float" office:value="39.908848" calcext:value-type="float">
            <text:p>39.908848</text:p>
          </table:table-cell>
          <table:table-cell office:value-type="float" office:value="-79.71091" calcext:value-type="float">
            <text:p>-79.71091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3:47Z</text:p>
          </table:table-cell>
          <table:table-cell/>
          <table:table-cell office:value-type="float" office:value="39.90896" calcext:value-type="float">
            <text:p>39.90896</text:p>
          </table:table-cell>
          <table:table-cell office:value-type="float" office:value="-79.71077" calcext:value-type="float">
            <text:p>-79.71077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3:52Z</text:p>
          </table:table-cell>
          <table:table-cell/>
          <table:table-cell office:value-type="float" office:value="39.90904" calcext:value-type="float">
            <text:p>39.90904</text:p>
          </table:table-cell>
          <table:table-cell office:value-type="float" office:value="-79.710686" calcext:value-type="float">
            <text:p>-79.7106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3:57Z</text:p>
          </table:table-cell>
          <table:table-cell/>
          <table:table-cell office:value-type="float" office:value="39.90912" calcext:value-type="float">
            <text:p>39.90912</text:p>
          </table:table-cell>
          <table:table-cell office:value-type="float" office:value="-79.71063" calcext:value-type="float">
            <text:p>-79.71063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4:00Z</text:p>
          </table:table-cell>
          <table:table-cell/>
          <table:table-cell office:value-type="float" office:value="39.90912" calcext:value-type="float">
            <text:p>39.90912</text:p>
          </table:table-cell>
          <table:table-cell office:value-type="float" office:value="-79.71063" calcext:value-type="float">
            <text:p>-79.71063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6-24T22:54:02Z</text:p>
          </table:table-cell>
          <table:table-cell/>
          <table:table-cell office:value-type="float" office:value="39.9092" calcext:value-type="float">
            <text:p>39.9092</text:p>
          </table:table-cell>
          <table:table-cell office:value-type="float" office:value="-79.7106" calcext:value-type="float">
            <text:p>-79.7106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6-24T22:54:12Z</text:p>
          </table:table-cell>
          <table:table-cell/>
          <table:table-cell office:value-type="float" office:value="39.90927" calcext:value-type="float">
            <text:p>39.90927</text:p>
          </table:table-cell>
          <table:table-cell office:value-type="float" office:value="-79.7106" calcext:value-type="float">
            <text:p>-79.7106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6-24T22:54:22Z</text:p>
          </table:table-cell>
          <table:table-cell/>
          <table:table-cell office:value-type="float" office:value="39.90932" calcext:value-type="float">
            <text:p>39.90932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6-24T22:54:27Z</text:p>
          </table:table-cell>
          <table:table-cell/>
          <table:table-cell office:value-type="float" office:value="39.909386" calcext:value-type="float">
            <text:p>39.909386</text:p>
          </table:table-cell>
          <table:table-cell office:value-type="float" office:value="-79.710724" calcext:value-type="float">
            <text:p>-79.710724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6-24T22:54:32Z</text:p>
          </table:table-cell>
          <table:table-cell/>
          <table:table-cell office:value-type="float" office:value="39.909428" calcext:value-type="float">
            <text:p>39.909428</text:p>
          </table:table-cell>
          <table:table-cell office:value-type="float" office:value="-79.710846" calcext:value-type="float">
            <text:p>-79.710846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6-24T22:54:37Z</text:p>
          </table:table-cell>
          <table:table-cell/>
          <table:table-cell office:value-type="float" office:value="39.909443" calcext:value-type="float">
            <text:p>39.909443</text:p>
          </table:table-cell>
          <table:table-cell office:value-type="float" office:value="-79.71102" calcext:value-type="float">
            <text:p>-79.71102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6-24T22:54:42Z</text:p>
          </table:table-cell>
          <table:table-cell/>
          <table:table-cell office:value-type="float" office:value="39.909421" calcext:value-type="float">
            <text:p>39.909421</text:p>
          </table:table-cell>
          <table:table-cell office:value-type="float" office:value="-79.71118" calcext:value-type="float">
            <text:p>-79.71118</text:p>
          </table:table-cell>
          <table:table-cell office:value-type="float" office:value="323.7" calcext:value-type="float">
            <text:p>323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6-24T22:54:56Z</text:p>
          </table:table-cell>
          <table:table-cell/>
          <table:table-cell office:value-type="float" office:value="39.909391" calcext:value-type="float">
            <text:p>39.909391</text:p>
          </table:table-cell>
          <table:table-cell office:value-type="float" office:value="-79.71123" calcext:value-type="float">
            <text:p>-79.71123</text:p>
          </table:table-cell>
          <table:table-cell office:value-type="float" office:value="323.7" calcext:value-type="float">
            <text:p>323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6-24T22:55:00Z</text:p>
          </table:table-cell>
          <table:table-cell/>
          <table:table-cell office:value-type="float" office:value="39.909362" calcext:value-type="float">
            <text:p>39.909362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6-24T22:55:01Z</text:p>
          </table:table-cell>
          <table:table-cell/>
          <table:table-cell office:value-type="float" office:value="39.909332" calcext:value-type="float">
            <text:p>39.909332</text:p>
          </table:table-cell>
          <table:table-cell office:value-type="float" office:value="-79.71133" calcext:value-type="float">
            <text:p>-79.71133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6-24T22:55:06Z</text:p>
          </table:table-cell>
          <table:table-cell/>
          <table:table-cell office:value-type="float" office:value="39.90924" calcext:value-type="float">
            <text:p>39.90924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6-24T22:55:11Z</text:p>
          </table:table-cell>
          <table:table-cell/>
          <table:table-cell office:value-type="float" office:value="39.909153" calcext:value-type="float">
            <text:p>39.909153</text:p>
          </table:table-cell>
          <table:table-cell office:value-type="float" office:value="-79.711494" calcext:value-type="float">
            <text:p>-79.711494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6-24T22:55:16Z</text:p>
          </table:table-cell>
          <table:table-cell/>
          <table:table-cell office:value-type="float" office:value="39.909134" calcext:value-type="float">
            <text:p>39.909134</text:p>
          </table:table-cell>
          <table:table-cell office:value-type="float" office:value="-79.71154" calcext:value-type="float">
            <text:p>-79.71154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6-24T22:55:26Z</text:p>
          </table:table-cell>
          <table:table-cell/>
          <table:table-cell office:value-type="float" office:value="39.909107" calcext:value-type="float">
            <text:p>39.909107</text:p>
          </table:table-cell>
          <table:table-cell office:value-type="float" office:value="-79.711655" calcext:value-type="float">
            <text:p>-79.711655</text:p>
          </table:table-cell>
          <table:table-cell office:value-type="float" office:value="323.7" calcext:value-type="float">
            <text:p>323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6-24T22:55:31Z</text:p>
          </table:table-cell>
          <table:table-cell/>
          <table:table-cell office:value-type="float" office:value="39.909004" calcext:value-type="float">
            <text:p>39.909004</text:p>
          </table:table-cell>
          <table:table-cell office:value-type="float" office:value="-79.71179" calcext:value-type="float">
            <text:p>-79.71179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6-24T22:55:36Z</text:p>
          </table:table-cell>
          <table:table-cell/>
          <table:table-cell office:value-type="float" office:value="39.908947" calcext:value-type="float">
            <text:p>39.908947</text:p>
          </table:table-cell>
          <table:table-cell office:value-type="float" office:value="-79.711845" calcext:value-type="float">
            <text:p>-79.711845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6-24T22:55:48Z</text:p>
          </table:table-cell>
          <table:table-cell/>
          <table:table-cell office:value-type="float" office:value="39.9089" calcext:value-type="float">
            <text:p>39.9089</text:p>
          </table:table-cell>
          <table:table-cell office:value-type="float" office:value="-79.71197" calcext:value-type="float">
            <text:p>-79.71197</text:p>
          </table:table-cell>
          <table:table-cell office:value-type="float" office:value="323.5" calcext:value-type="float">
            <text:p>323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6-24T22:55:53Z</text:p>
          </table:table-cell>
          <table:table-cell/>
          <table:table-cell office:value-type="float" office:value="39.908867" calcext:value-type="float">
            <text:p>39.908867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6" calcext:value-type="float">
            <text:p>323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6-24T22:55:58Z</text:p>
          </table:table-cell>
          <table:table-cell/>
          <table:table-cell office:value-type="float" office:value="39.908833" calcext:value-type="float">
            <text:p>39.908833</text:p>
          </table:table-cell>
          <table:table-cell office:value-type="float" office:value="-79.71212" calcext:value-type="float">
            <text:p>-79.71212</text:p>
          </table:table-cell>
          <table:table-cell office:value-type="float" office:value="323.7" calcext:value-type="float">
            <text:p>323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6-24T22:56:00Z</text:p>
          </table:table-cell>
          <table:table-cell/>
          <table:table-cell office:value-type="float" office:value="39.908833" calcext:value-type="float">
            <text:p>39.908833</text:p>
          </table:table-cell>
          <table:table-cell office:value-type="float" office:value="-79.71212" calcext:value-type="float">
            <text:p>-79.71212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6:03Z</text:p>
          </table:table-cell>
          <table:table-cell/>
          <table:table-cell office:value-type="float" office:value="39.90876" calcext:value-type="float">
            <text:p>39.90876</text:p>
          </table:table-cell>
          <table:table-cell office:value-type="float" office:value="-79.71218" calcext:value-type="float">
            <text:p>-79.712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6:08Z</text:p>
          </table:table-cell>
          <table:table-cell/>
          <table:table-cell office:value-type="float" office:value="39.908665" calcext:value-type="float">
            <text:p>39.908665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6:13Z</text:p>
          </table:table-cell>
          <table:table-cell/>
          <table:table-cell office:value-type="float" office:value="39.908543" calcext:value-type="float">
            <text:p>39.908543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6:18Z</text:p>
          </table:table-cell>
          <table:table-cell/>
          <table:table-cell office:value-type="float" office:value="39.908474" calcext:value-type="float">
            <text:p>39.908474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6:23Z</text:p>
          </table:table-cell>
          <table:table-cell/>
          <table:table-cell office:value-type="float" office:value="39.908424" calcext:value-type="float">
            <text:p>39.908424</text:p>
          </table:table-cell>
          <table:table-cell office:value-type="float" office:value="-79.71215" calcext:value-type="float">
            <text:p>-79.71215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6:30Z</text:p>
          </table:table-cell>
          <table:table-cell/>
          <table:table-cell office:value-type="float" office:value="39.9084" calcext:value-type="float">
            <text:p>39.9084</text:p>
          </table:table-cell>
          <table:table-cell office:value-type="float" office:value="-79.712105" calcext:value-type="float">
            <text:p>-79.712105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6:37Z</text:p>
          </table:table-cell>
          <table:table-cell/>
          <table:table-cell office:value-type="float" office:value="39.90836" calcext:value-type="float">
            <text:p>39.90836</text:p>
          </table:table-cell>
          <table:table-cell office:value-type="float" office:value="-79.71201" calcext:value-type="float">
            <text:p>-79.71201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6:42Z</text:p>
          </table:table-cell>
          <table:table-cell/>
          <table:table-cell office:value-type="float" office:value="39.908344" calcext:value-type="float">
            <text:p>39.908344</text:p>
          </table:table-cell>
          <table:table-cell office:value-type="float" office:value="-79.71193" calcext:value-type="float">
            <text:p>-79.71193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6:47Z</text:p>
          </table:table-cell>
          <table:table-cell/>
          <table:table-cell office:value-type="float" office:value="39.90835" calcext:value-type="float">
            <text:p>39.90835</text:p>
          </table:table-cell>
          <table:table-cell office:value-type="float" office:value="-79.71182" calcext:value-type="float">
            <text:p>-79.71182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6:52Z</text:p>
          </table:table-cell>
          <table:table-cell/>
          <table:table-cell office:value-type="float" office:value="39.90842" calcext:value-type="float">
            <text:p>39.90842</text:p>
          </table:table-cell>
          <table:table-cell office:value-type="float" office:value="-79.71167" calcext:value-type="float">
            <text:p>-79.711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6:57Z</text:p>
          </table:table-cell>
          <table:table-cell/>
          <table:table-cell office:value-type="float" office:value="39.908527" calcext:value-type="float">
            <text:p>39.908527</text:p>
          </table:table-cell>
          <table:table-cell office:value-type="float" office:value="-79.71154" calcext:value-type="float">
            <text:p>-79.711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2:56:59Z</text:p>
          </table:table-cell>
          <table:table-cell/>
          <table:table-cell office:value-type="float" office:value="39.908527" calcext:value-type="float">
            <text:p>39.908527</text:p>
          </table:table-cell>
          <table:table-cell office:value-type="float" office:value="-79.71154" calcext:value-type="float">
            <text:p>-79.711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2:57:00Z</text:p>
          </table:table-cell>
          <table:table-cell/>
          <table:table-cell office:value-type="float" office:value="39.908527" calcext:value-type="float">
            <text:p>39.908527</text:p>
          </table:table-cell>
          <table:table-cell office:value-type="float" office:value="-79.71154" calcext:value-type="float">
            <text:p>-79.711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2:57:02Z</text:p>
          </table:table-cell>
          <table:table-cell/>
          <table:table-cell office:value-type="float" office:value="39.90856" calcext:value-type="float">
            <text:p>39.90856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2:57:12Z</text:p>
          </table:table-cell>
          <table:table-cell/>
          <table:table-cell office:value-type="float" office:value="39.908554" calcext:value-type="float">
            <text:p>39.908554</text:p>
          </table:table-cell>
          <table:table-cell office:value-type="float" office:value="-79.71139" calcext:value-type="float">
            <text:p>-79.71139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2:57:17Z</text:p>
          </table:table-cell>
          <table:table-cell/>
          <table:table-cell office:value-type="float" office:value="39.90853" calcext:value-type="float">
            <text:p>39.90853</text:p>
          </table:table-cell>
          <table:table-cell office:value-type="float" office:value="-79.71133" calcext:value-type="float">
            <text:p>-79.71133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2:57:17Z</text:p>
          </table:table-cell>
          <table:table-cell/>
          <table:table-cell office:value-type="float" office:value="39.90853" calcext:value-type="float">
            <text:p>39.90853</text:p>
          </table:table-cell>
          <table:table-cell office:value-type="float" office:value="-79.71133" calcext:value-type="float">
            <text:p>-79.71133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2:57:22Z</text:p>
          </table:table-cell>
          <table:table-cell/>
          <table:table-cell office:value-type="float" office:value="39.90857" calcext:value-type="float">
            <text:p>39.90857</text:p>
          </table:table-cell>
          <table:table-cell office:value-type="float" office:value="-79.71125" calcext:value-type="float">
            <text:p>-79.71125</text:p>
          </table:table-cell>
          <table:table-cell office:value-type="float" office:value="323.4" calcext:value-type="float">
            <text:p>323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2:57:27Z</text:p>
          </table:table-cell>
          <table:table-cell/>
          <table:table-cell office:value-type="float" office:value="39.908653" calcext:value-type="float">
            <text:p>39.908653</text:p>
          </table:table-cell>
          <table:table-cell office:value-type="float" office:value="-79.711174" calcext:value-type="float">
            <text:p>-79.711174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2:57:32Z</text:p>
          </table:table-cell>
          <table:table-cell/>
          <table:table-cell office:value-type="float" office:value="39.908756" calcext:value-type="float">
            <text:p>39.908756</text:p>
          </table:table-cell>
          <table:table-cell office:value-type="float" office:value="-79.71106" calcext:value-type="float">
            <text:p>-79.7110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2:57:38Z</text:p>
          </table:table-cell>
          <table:table-cell/>
          <table:table-cell office:value-type="float" office:value="39.90882" calcext:value-type="float">
            <text:p>39.90882</text:p>
          </table:table-cell>
          <table:table-cell office:value-type="float" office:value="-79.710976" calcext:value-type="float">
            <text:p>-79.7109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2:57:43Z</text:p>
          </table:table-cell>
          <table:table-cell/>
          <table:table-cell office:value-type="float" office:value="39.9089" calcext:value-type="float">
            <text:p>39.9089</text:p>
          </table:table-cell>
          <table:table-cell office:value-type="float" office:value="-79.71089" calcext:value-type="float">
            <text:p>-79.71089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2:57:48Z</text:p>
          </table:table-cell>
          <table:table-cell/>
          <table:table-cell office:value-type="float" office:value="39.90899" calcext:value-type="float">
            <text:p>39.90899</text:p>
          </table:table-cell>
          <table:table-cell office:value-type="float" office:value="-79.71081" calcext:value-type="float">
            <text:p>-79.71081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2:57:53Z</text:p>
          </table:table-cell>
          <table:table-cell/>
          <table:table-cell office:value-type="float" office:value="39.909065" calcext:value-type="float">
            <text:p>39.909065</text:p>
          </table:table-cell>
          <table:table-cell office:value-type="float" office:value="-79.71069" calcext:value-type="float">
            <text:p>-79.71069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2:57:58Z</text:p>
          </table:table-cell>
          <table:table-cell/>
          <table:table-cell office:value-type="float" office:value="39.909107" calcext:value-type="float">
            <text:p>39.909107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2:58:00Z</text:p>
          </table:table-cell>
          <table:table-cell/>
          <table:table-cell office:value-type="float" office:value="39.909107" calcext:value-type="float">
            <text:p>39.909107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2:58:03Z</text:p>
          </table:table-cell>
          <table:table-cell/>
          <table:table-cell office:value-type="float" office:value="39.909107" calcext:value-type="float">
            <text:p>39.909107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2:58:18Z</text:p>
          </table:table-cell>
          <table:table-cell/>
          <table:table-cell office:value-type="float" office:value="39.909184" calcext:value-type="float">
            <text:p>39.909184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2:58:23Z</text:p>
          </table:table-cell>
          <table:table-cell/>
          <table:table-cell office:value-type="float" office:value="39.909294" calcext:value-type="float">
            <text:p>39.909294</text:p>
          </table:table-cell>
          <table:table-cell office:value-type="float" office:value="-79.710686" calcext:value-type="float">
            <text:p>-79.710686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2:58:28Z</text:p>
          </table:table-cell>
          <table:table-cell/>
          <table:table-cell office:value-type="float" office:value="39.9094" calcext:value-type="float">
            <text:p>39.9094</text:p>
          </table:table-cell>
          <table:table-cell office:value-type="float" office:value="-79.71079" calcext:value-type="float">
            <text:p>-79.71079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2:58:33Z</text:p>
          </table:table-cell>
          <table:table-cell/>
          <table:table-cell office:value-type="float" office:value="39.909435" calcext:value-type="float">
            <text:p>39.909435</text:p>
          </table:table-cell>
          <table:table-cell office:value-type="float" office:value="-79.71083" calcext:value-type="float">
            <text:p>-79.71083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2:58:43Z</text:p>
          </table:table-cell>
          <table:table-cell/>
          <table:table-cell office:value-type="float" office:value="39.90947" calcext:value-type="float">
            <text:p>39.90947</text:p>
          </table:table-cell>
          <table:table-cell office:value-type="float" office:value="-79.71091" calcext:value-type="float">
            <text:p>-79.71091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2:58:49Z</text:p>
          </table:table-cell>
          <table:table-cell/>
          <table:table-cell office:value-type="float" office:value="39.909443" calcext:value-type="float">
            <text:p>39.909443</text:p>
          </table:table-cell>
          <table:table-cell office:value-type="float" office:value="-79.71104" calcext:value-type="float">
            <text:p>-79.7110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2:58:54Z</text:p>
          </table:table-cell>
          <table:table-cell/>
          <table:table-cell office:value-type="float" office:value="39.909386" calcext:value-type="float">
            <text:p>39.909386</text:p>
          </table:table-cell>
          <table:table-cell office:value-type="float" office:value="-79.711205" calcext:value-type="float">
            <text:p>-79.71120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2:58:59Z</text:p>
          </table:table-cell>
          <table:table-cell/>
          <table:table-cell office:value-type="float" office:value="39.909306" calcext:value-type="float">
            <text:p>39.909306</text:p>
          </table:table-cell>
          <table:table-cell office:value-type="float" office:value="-79.71132" calcext:value-type="float">
            <text:p>-79.71132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2:58:59Z</text:p>
          </table:table-cell>
          <table:table-cell/>
          <table:table-cell office:value-type="float" office:value="39.909306" calcext:value-type="float">
            <text:p>39.909306</text:p>
          </table:table-cell>
          <table:table-cell office:value-type="float" office:value="-79.71132" calcext:value-type="float">
            <text:p>-79.71132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2:59:04Z</text:p>
          </table:table-cell>
          <table:table-cell/>
          <table:table-cell office:value-type="float" office:value="39.909256" calcext:value-type="float">
            <text:p>39.909256</text:p>
          </table:table-cell>
          <table:table-cell office:value-type="float" office:value="-79.71137" calcext:value-type="float">
            <text:p>-79.71137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2:59:14Z</text:p>
          </table:table-cell>
          <table:table-cell/>
          <table:table-cell office:value-type="float" office:value="39.909256" calcext:value-type="float">
            <text:p>39.909256</text:p>
          </table:table-cell>
          <table:table-cell office:value-type="float" office:value="-79.7114" calcext:value-type="float">
            <text:p>-79.7114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2:59:18Z</text:p>
          </table:table-cell>
          <table:table-cell/>
          <table:table-cell office:value-type="float" office:value="39.909214" calcext:value-type="float">
            <text:p>39.909214</text:p>
          </table:table-cell>
          <table:table-cell office:value-type="float" office:value="-79.71147" calcext:value-type="float">
            <text:p>-79.71147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2:59:25Z</text:p>
          </table:table-cell>
          <table:table-cell/>
          <table:table-cell office:value-type="float" office:value="39.909164" calcext:value-type="float">
            <text:p>39.909164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2:59:30Z</text:p>
          </table:table-cell>
          <table:table-cell/>
          <table:table-cell office:value-type="float" office:value="39.909077" calcext:value-type="float">
            <text:p>39.909077</text:p>
          </table:table-cell>
          <table:table-cell office:value-type="float" office:value="-79.71167" calcext:value-type="float">
            <text:p>-79.71167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2:59:35Z</text:p>
          </table:table-cell>
          <table:table-cell/>
          <table:table-cell office:value-type="float" office:value="39.909" calcext:value-type="float">
            <text:p>39.909</text:p>
          </table:table-cell>
          <table:table-cell office:value-type="float" office:value="-79.71179" calcext:value-type="float">
            <text:p>-79.71179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2:59:43Z</text:p>
          </table:table-cell>
          <table:table-cell/>
          <table:table-cell office:value-type="float" office:value="39.908894" calcext:value-type="float">
            <text:p>39.908894</text:p>
          </table:table-cell>
          <table:table-cell office:value-type="float" office:value="-79.711945" calcext:value-type="float">
            <text:p>-79.711945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2:59:48Z</text:p>
          </table:table-cell>
          <table:table-cell/>
          <table:table-cell office:value-type="float" office:value="39.908833" calcext:value-type="float">
            <text:p>39.908833</text:p>
          </table:table-cell>
          <table:table-cell office:value-type="float" office:value="-79.712036" calcext:value-type="float">
            <text:p>-79.712036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2:59:53Z</text:p>
          </table:table-cell>
          <table:table-cell/>
          <table:table-cell office:value-type="float" office:value="39.9088" calcext:value-type="float">
            <text:p>39.9088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2:59:58Z</text:p>
          </table:table-cell>
          <table:table-cell/>
          <table:table-cell office:value-type="float" office:value="39.9088" calcext:value-type="float">
            <text:p>39.9088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0:00Z</text:p>
          </table:table-cell>
          <table:table-cell/>
          <table:table-cell office:value-type="float" office:value="39.9088" calcext:value-type="float">
            <text:p>39.9088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0:01Z</text:p>
          </table:table-cell>
          <table:table-cell/>
          <table:table-cell office:value-type="float" office:value="39.9088" calcext:value-type="float">
            <text:p>39.9088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5" calcext:value-type="float">
            <text:p>323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3:00:05Z</text:p>
          </table:table-cell>
          <table:table-cell/>
          <table:table-cell office:value-type="float" office:value="39.90876" calcext:value-type="float">
            <text:p>39.90876</text:p>
          </table:table-cell>
          <table:table-cell office:value-type="float" office:value="-79.71217" calcext:value-type="float">
            <text:p>-79.71217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3:00:10Z</text:p>
          </table:table-cell>
          <table:table-cell/>
          <table:table-cell office:value-type="float" office:value="39.90873" calcext:value-type="float">
            <text:p>39.90873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3:00:20Z</text:p>
          </table:table-cell>
          <table:table-cell/>
          <table:table-cell office:value-type="float" office:value="39.908627" calcext:value-type="float">
            <text:p>39.908627</text:p>
          </table:table-cell>
          <table:table-cell office:value-type="float" office:value="-79.71225" calcext:value-type="float">
            <text:p>-79.71225</text:p>
          </table:table-cell>
          <table:table-cell office:value-type="float" office:value="323.8" calcext:value-type="float">
            <text:p>323.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3:00:25Z</text:p>
          </table:table-cell>
          <table:table-cell/>
          <table:table-cell office:value-type="float" office:value="39.90855" calcext:value-type="float">
            <text:p>39.90855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3:00:30Z</text:p>
          </table:table-cell>
          <table:table-cell/>
          <table:table-cell office:value-type="float" office:value="39.908466" calcext:value-type="float">
            <text:p>39.908466</text:p>
          </table:table-cell>
          <table:table-cell office:value-type="float" office:value="-79.712166" calcext:value-type="float">
            <text:p>-79.712166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3:00:35Z</text:p>
          </table:table-cell>
          <table:table-cell/>
          <table:table-cell office:value-type="float" office:value="39.9084" calcext:value-type="float">
            <text:p>39.9084</text:p>
          </table:table-cell>
          <table:table-cell office:value-type="float" office:value="-79.712036" calcext:value-type="float">
            <text:p>-79.712036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3:00:40Z</text:p>
          </table:table-cell>
          <table:table-cell/>
          <table:table-cell office:value-type="float" office:value="39.90835" calcext:value-type="float">
            <text:p>39.90835</text:p>
          </table:table-cell>
          <table:table-cell office:value-type="float" office:value="-79.71188" calcext:value-type="float">
            <text:p>-79.71188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3:00:45Z</text:p>
          </table:table-cell>
          <table:table-cell/>
          <table:table-cell office:value-type="float" office:value="39.908344" calcext:value-type="float">
            <text:p>39.908344</text:p>
          </table:table-cell>
          <table:table-cell office:value-type="float" office:value="-79.71175" calcext:value-type="float">
            <text:p>-79.71175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3:00:50Z</text:p>
          </table:table-cell>
          <table:table-cell/>
          <table:table-cell office:value-type="float" office:value="39.90837" calcext:value-type="float">
            <text:p>39.90837</text:p>
          </table:table-cell>
          <table:table-cell office:value-type="float" office:value="-79.71162" calcext:value-type="float">
            <text:p>-79.71162</text:p>
          </table:table-cell>
          <table:table-cell office:value-type="float" office:value="323.8" calcext:value-type="float">
            <text:p>323.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3:01:00Z</text:p>
          </table:table-cell>
          <table:table-cell/>
          <table:table-cell office:value-type="float" office:value="39.908384" calcext:value-type="float">
            <text:p>39.908384</text:p>
          </table:table-cell>
          <table:table-cell office:value-type="float" office:value="-79.7116" calcext:value-type="float">
            <text:p>-79.7116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1:00Z</text:p>
          </table:table-cell>
          <table:table-cell/>
          <table:table-cell office:value-type="float" office:value="39.908398" calcext:value-type="float">
            <text:p>39.908398</text:p>
          </table:table-cell>
          <table:table-cell office:value-type="float" office:value="-79.71158" calcext:value-type="float">
            <text:p>-79.71158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1:00Z</text:p>
          </table:table-cell>
          <table:table-cell/>
          <table:table-cell office:value-type="float" office:value="39.908398" calcext:value-type="float">
            <text:p>39.908398</text:p>
          </table:table-cell>
          <table:table-cell office:value-type="float" office:value="-79.71158" calcext:value-type="float">
            <text:p>-79.71158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1:10Z</text:p>
          </table:table-cell>
          <table:table-cell/>
          <table:table-cell office:value-type="float" office:value="39.908455" calcext:value-type="float">
            <text:p>39.908455</text:p>
          </table:table-cell>
          <table:table-cell office:value-type="float" office:value="-79.71149" calcext:value-type="float">
            <text:p>-79.71149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1:15Z</text:p>
          </table:table-cell>
          <table:table-cell/>
          <table:table-cell office:value-type="float" office:value="39.908535" calcext:value-type="float">
            <text:p>39.908535</text:p>
          </table:table-cell>
          <table:table-cell office:value-type="float" office:value="-79.711395" calcext:value-type="float">
            <text:p>-79.71139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1:20Z</text:p>
          </table:table-cell>
          <table:table-cell/>
          <table:table-cell office:value-type="float" office:value="39.908638" calcext:value-type="float">
            <text:p>39.908638</text:p>
          </table:table-cell>
          <table:table-cell office:value-type="float" office:value="-79.711296" calcext:value-type="float">
            <text:p>-79.71129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1:25Z</text:p>
          </table:table-cell>
          <table:table-cell/>
          <table:table-cell office:value-type="float" office:value="39.9087" calcext:value-type="float">
            <text:p>39.9087</text:p>
          </table:table-cell>
          <table:table-cell office:value-type="float" office:value="-79.7112" calcext:value-type="float">
            <text:p>-79.7112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1:29Z</text:p>
          </table:table-cell>
          <table:table-cell/>
          <table:table-cell office:value-type="float" office:value="39.908733" calcext:value-type="float">
            <text:p>39.908733</text:p>
          </table:table-cell>
          <table:table-cell office:value-type="float" office:value="-79.71113" calcext:value-type="float">
            <text:p>-79.71113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1:41Z</text:p>
          </table:table-cell>
          <table:table-cell/>
          <table:table-cell office:value-type="float" office:value="39.908756" calcext:value-type="float">
            <text:p>39.908756</text:p>
          </table:table-cell>
          <table:table-cell office:value-type="float" office:value="-79.711044" calcext:value-type="float">
            <text:p>-79.711044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1:46Z</text:p>
          </table:table-cell>
          <table:table-cell/>
          <table:table-cell office:value-type="float" office:value="39.908783" calcext:value-type="float">
            <text:p>39.908783</text:p>
          </table:table-cell>
          <table:table-cell office:value-type="float" office:value="-79.710976" calcext:value-type="float">
            <text:p>-79.7109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1:51Z</text:p>
          </table:table-cell>
          <table:table-cell/>
          <table:table-cell office:value-type="float" office:value="39.908817" calcext:value-type="float">
            <text:p>39.908817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1:56Z</text:p>
          </table:table-cell>
          <table:table-cell/>
          <table:table-cell office:value-type="float" office:value="39.908894" calcext:value-type="float">
            <text:p>39.908894</text:p>
          </table:table-cell>
          <table:table-cell office:value-type="float" office:value="-79.710785" calcext:value-type="float">
            <text:p>-79.71078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2:00Z</text:p>
          </table:table-cell>
          <table:table-cell/>
          <table:table-cell office:value-type="float" office:value="39.908913" calcext:value-type="float">
            <text:p>39.908913</text:p>
          </table:table-cell>
          <table:table-cell office:value-type="float" office:value="-79.710772" calcext:value-type="float">
            <text:p>-79.710772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02:01Z</text:p>
          </table:table-cell>
          <table:table-cell/>
          <table:table-cell office:value-type="float" office:value="39.908931" calcext:value-type="float">
            <text:p>39.908931</text:p>
          </table:table-cell>
          <table:table-cell office:value-type="float" office:value="-79.710758" calcext:value-type="float">
            <text:p>-79.710758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02:06Z</text:p>
          </table:table-cell>
          <table:table-cell/>
          <table:table-cell office:value-type="float" office:value="39.909115" calcext:value-type="float">
            <text:p>39.909115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02:11Z</text:p>
          </table:table-cell>
          <table:table-cell/>
          <table:table-cell office:value-type="float" office:value="39.909225" calcext:value-type="float">
            <text:p>39.909225</text:p>
          </table:table-cell>
          <table:table-cell office:value-type="float" office:value="-79.71059" calcext:value-type="float">
            <text:p>-79.71059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02:21Z</text:p>
          </table:table-cell>
          <table:table-cell/>
          <table:table-cell office:value-type="float" office:value="39.909267" calcext:value-type="float">
            <text:p>39.909267</text:p>
          </table:table-cell>
          <table:table-cell office:value-type="float" office:value="-79.71061" calcext:value-type="float">
            <text:p>-79.7106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02:33Z</text:p>
          </table:table-cell>
          <table:table-cell/>
          <table:table-cell office:value-type="float" office:value="39.90935" calcext:value-type="float">
            <text:p>39.90935</text:p>
          </table:table-cell>
          <table:table-cell office:value-type="float" office:value="-79.7107" calcext:value-type="float">
            <text:p>-79.71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02:38Z</text:p>
          </table:table-cell>
          <table:table-cell/>
          <table:table-cell office:value-type="float" office:value="39.909397" calcext:value-type="float">
            <text:p>39.909397</text:p>
          </table:table-cell>
          <table:table-cell office:value-type="float" office:value="-79.710785" calcext:value-type="float">
            <text:p>-79.71078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02:43Z</text:p>
          </table:table-cell>
          <table:table-cell/>
          <table:table-cell office:value-type="float" office:value="39.90943" calcext:value-type="float">
            <text:p>39.90943</text:p>
          </table:table-cell>
          <table:table-cell office:value-type="float" office:value="-79.710884" calcext:value-type="float">
            <text:p>-79.71088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02:48Z</text:p>
          </table:table-cell>
          <table:table-cell/>
          <table:table-cell office:value-type="float" office:value="39.90943" calcext:value-type="float">
            <text:p>39.90943</text:p>
          </table:table-cell>
          <table:table-cell office:value-type="float" office:value="-79.71104" calcext:value-type="float">
            <text:p>-79.71104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02:53Z</text:p>
          </table:table-cell>
          <table:table-cell/>
          <table:table-cell office:value-type="float" office:value="39.90939" calcext:value-type="float">
            <text:p>39.90939</text:p>
          </table:table-cell>
          <table:table-cell office:value-type="float" office:value="-79.711205" calcext:value-type="float">
            <text:p>-79.71120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02:58Z</text:p>
          </table:table-cell>
          <table:table-cell/>
          <table:table-cell office:value-type="float" office:value="39.909348" calcext:value-type="float">
            <text:p>39.909348</text:p>
          </table:table-cell>
          <table:table-cell office:value-type="float" office:value="-79.71131" calcext:value-type="float">
            <text:p>-79.7113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03:01Z</text:p>
          </table:table-cell>
          <table:table-cell/>
          <table:table-cell office:value-type="float" office:value="39.909348" calcext:value-type="float">
            <text:p>39.909348</text:p>
          </table:table-cell>
          <table:table-cell office:value-type="float" office:value="-79.71131" calcext:value-type="float">
            <text:p>-79.71131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3:03:03Z</text:p>
          </table:table-cell>
          <table:table-cell/>
          <table:table-cell office:value-type="float" office:value="39.909348" calcext:value-type="float">
            <text:p>39.909348</text:p>
          </table:table-cell>
          <table:table-cell office:value-type="float" office:value="-79.71131" calcext:value-type="float">
            <text:p>-79.71131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3:03:13Z</text:p>
          </table:table-cell>
          <table:table-cell/>
          <table:table-cell office:value-type="float" office:value="39.909275" calcext:value-type="float">
            <text:p>39.909275</text:p>
          </table:table-cell>
          <table:table-cell office:value-type="float" office:value="-79.71141" calcext:value-type="float">
            <text:p>-79.71141</text:p>
          </table:table-cell>
          <table:table-cell office:value-type="float" office:value="323.5" calcext:value-type="float">
            <text:p>323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3:03:18Z</text:p>
          </table:table-cell>
          <table:table-cell/>
          <table:table-cell office:value-type="float" office:value="39.90918" calcext:value-type="float">
            <text:p>39.90918</text:p>
          </table:table-cell>
          <table:table-cell office:value-type="float" office:value="-79.71152" calcext:value-type="float">
            <text:p>-79.71152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3:03:23Z</text:p>
          </table:table-cell>
          <table:table-cell/>
          <table:table-cell office:value-type="float" office:value="39.909084" calcext:value-type="float">
            <text:p>39.909084</text:p>
          </table:table-cell>
          <table:table-cell office:value-type="float" office:value="-79.71167" calcext:value-type="float">
            <text:p>-79.71167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3:03:31Z</text:p>
          </table:table-cell>
          <table:table-cell/>
          <table:table-cell office:value-type="float" office:value="39.909023" calcext:value-type="float">
            <text:p>39.909023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3:03:36Z</text:p>
          </table:table-cell>
          <table:table-cell/>
          <table:table-cell office:value-type="float" office:value="39.908993" calcext:value-type="float">
            <text:p>39.908993</text:p>
          </table:table-cell>
          <table:table-cell office:value-type="float" office:value="-79.711815" calcext:value-type="float">
            <text:p>-79.711815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3:03:46Z</text:p>
          </table:table-cell>
          <table:table-cell/>
          <table:table-cell office:value-type="float" office:value="39.908985" calcext:value-type="float">
            <text:p>39.908985</text:p>
          </table:table-cell>
          <table:table-cell office:value-type="float" office:value="-79.7119" calcext:value-type="float">
            <text:p>-79.71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3:03:51Z</text:p>
          </table:table-cell>
          <table:table-cell/>
          <table:table-cell office:value-type="float" office:value="39.908947" calcext:value-type="float">
            <text:p>39.908947</text:p>
          </table:table-cell>
          <table:table-cell office:value-type="float" office:value="-79.71199" calcext:value-type="float">
            <text:p>-79.71199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3:03:59Z</text:p>
          </table:table-cell>
          <table:table-cell/>
          <table:table-cell office:value-type="float" office:value="39.908875" calcext:value-type="float">
            <text:p>39.908875</text:p>
          </table:table-cell>
          <table:table-cell office:value-type="float" office:value="-79.71208" calcext:value-type="float">
            <text:p>-79.71208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4T23:04:00Z</text:p>
          </table:table-cell>
          <table:table-cell/>
          <table:table-cell office:value-type="float" office:value="39.908875" calcext:value-type="float">
            <text:p>39.908875</text:p>
          </table:table-cell>
          <table:table-cell office:value-type="float" office:value="-79.71208" calcext:value-type="float">
            <text:p>-79.71208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4:04Z</text:p>
          </table:table-cell>
          <table:table-cell/>
          <table:table-cell office:value-type="float" office:value="39.908817" calcext:value-type="float">
            <text:p>39.908817</text:p>
          </table:table-cell>
          <table:table-cell office:value-type="float" office:value="-79.71216" calcext:value-type="float">
            <text:p>-79.71216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4:09Z</text:p>
          </table:table-cell>
          <table:table-cell/>
          <table:table-cell office:value-type="float" office:value="39.908726" calcext:value-type="float">
            <text:p>39.908726</text:p>
          </table:table-cell>
          <table:table-cell office:value-type="float" office:value="-79.712204" calcext:value-type="float">
            <text:p>-79.712204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4:14Z</text:p>
          </table:table-cell>
          <table:table-cell/>
          <table:table-cell office:value-type="float" office:value="39.90861" calcext:value-type="float">
            <text:p>39.90861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4:19Z</text:p>
          </table:table-cell>
          <table:table-cell/>
          <table:table-cell office:value-type="float" office:value="39.90849" calcext:value-type="float">
            <text:p>39.90849</text:p>
          </table:table-cell>
          <table:table-cell office:value-type="float" office:value="-79.71221" calcext:value-type="float">
            <text:p>-79.712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4:24Z</text:p>
          </table:table-cell>
          <table:table-cell/>
          <table:table-cell office:value-type="float" office:value="39.908417" calcext:value-type="float">
            <text:p>39.908417</text:p>
          </table:table-cell>
          <table:table-cell office:value-type="float" office:value="-79.71217" calcext:value-type="float">
            <text:p>-79.71217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4:31Z</text:p>
          </table:table-cell>
          <table:table-cell/>
          <table:table-cell office:value-type="float" office:value="39.908424" calcext:value-type="float">
            <text:p>39.908424</text:p>
          </table:table-cell>
          <table:table-cell office:value-type="float" office:value="-79.71216" calcext:value-type="float">
            <text:p>-79.71216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4:38Z</text:p>
          </table:table-cell>
          <table:table-cell/>
          <table:table-cell office:value-type="float" office:value="39.908363" calcext:value-type="float">
            <text:p>39.908363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4:43Z</text:p>
          </table:table-cell>
          <table:table-cell/>
          <table:table-cell office:value-type="float" office:value="39.90834" calcext:value-type="float">
            <text:p>39.90834</text:p>
          </table:table-cell>
          <table:table-cell office:value-type="float" office:value="-79.711945" calcext:value-type="float">
            <text:p>-79.711945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4:52Z</text:p>
          </table:table-cell>
          <table:table-cell/>
          <table:table-cell office:value-type="float" office:value="39.90838" calcext:value-type="float">
            <text:p>39.90838</text:p>
          </table:table-cell>
          <table:table-cell office:value-type="float" office:value="-79.711685" calcext:value-type="float">
            <text:p>-79.711685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4:57Z</text:p>
          </table:table-cell>
          <table:table-cell/>
          <table:table-cell office:value-type="float" office:value="39.908417" calcext:value-type="float">
            <text:p>39.908417</text:p>
          </table:table-cell>
          <table:table-cell office:value-type="float" office:value="-79.71159" calcext:value-type="float">
            <text:p>-79.7115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5:02Z</text:p>
          </table:table-cell>
          <table:table-cell/>
          <table:table-cell office:value-type="float" office:value="39.908417" calcext:value-type="float">
            <text:p>39.908417</text:p>
          </table:table-cell>
          <table:table-cell office:value-type="float" office:value="-79.71159" calcext:value-type="float">
            <text:p>-79.7115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5:03Z</text:p>
          </table:table-cell>
          <table:table-cell/>
          <table:table-cell office:value-type="float" office:value="39.908417" calcext:value-type="float">
            <text:p>39.908417</text:p>
          </table:table-cell>
          <table:table-cell office:value-type="float" office:value="-79.71159" calcext:value-type="float">
            <text:p>-79.7115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5:12Z</text:p>
          </table:table-cell>
          <table:table-cell/>
          <table:table-cell office:value-type="float" office:value="39.908455" calcext:value-type="float">
            <text:p>39.908455</text:p>
          </table:table-cell>
          <table:table-cell office:value-type="float" office:value="-79.7115" calcext:value-type="float">
            <text:p>-79.7115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5:17Z</text:p>
          </table:table-cell>
          <table:table-cell/>
          <table:table-cell office:value-type="float" office:value="39.90853" calcext:value-type="float">
            <text:p>39.90853</text:p>
          </table:table-cell>
          <table:table-cell office:value-type="float" office:value="-79.71141" calcext:value-type="float">
            <text:p>-79.71141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5:22Z</text:p>
          </table:table-cell>
          <table:table-cell/>
          <table:table-cell office:value-type="float" office:value="39.90865" calcext:value-type="float">
            <text:p>39.90865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5:30Z</text:p>
          </table:table-cell>
          <table:table-cell/>
          <table:table-cell office:value-type="float" office:value="39.908745" calcext:value-type="float">
            <text:p>39.908745</text:p>
          </table:table-cell>
          <table:table-cell office:value-type="float" office:value="-79.71114" calcext:value-type="float">
            <text:p>-79.711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5:35Z</text:p>
          </table:table-cell>
          <table:table-cell/>
          <table:table-cell office:value-type="float" office:value="39.908802" calcext:value-type="float">
            <text:p>39.908802</text:p>
          </table:table-cell>
          <table:table-cell office:value-type="float" office:value="-79.71106" calcext:value-type="float">
            <text:p>-79.71106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5:45Z</text:p>
          </table:table-cell>
          <table:table-cell/>
          <table:table-cell office:value-type="float" office:value="39.908825" calcext:value-type="float">
            <text:p>39.908825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5:55Z</text:p>
          </table:table-cell>
          <table:table-cell/>
          <table:table-cell office:value-type="float" office:value="39.90887" calcext:value-type="float">
            <text:p>39.90887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6:02Z</text:p>
          </table:table-cell>
          <table:table-cell/>
          <table:table-cell office:value-type="float" office:value="39.90887" calcext:value-type="float">
            <text:p>39.90887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6-24T23:06:04Z</text:p>
          </table:table-cell>
          <table:table-cell/>
          <table:table-cell office:value-type="float" office:value="39.908966" calcext:value-type="float">
            <text:p>39.908966</text:p>
          </table:table-cell>
          <table:table-cell office:value-type="float" office:value="-79.71074" calcext:value-type="float">
            <text:p>-79.710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6-24T23:06:09Z</text:p>
          </table:table-cell>
          <table:table-cell/>
          <table:table-cell office:value-type="float" office:value="39.90902" calcext:value-type="float">
            <text:p>39.90902</text:p>
          </table:table-cell>
          <table:table-cell office:value-type="float" office:value="-79.71068" calcext:value-type="float">
            <text:p>-79.71068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6-24T23:06:14Z</text:p>
          </table:table-cell>
          <table:table-cell/>
          <table:table-cell office:value-type="float" office:value="39.90912" calcext:value-type="float">
            <text:p>39.90912</text:p>
          </table:table-cell>
          <table:table-cell office:value-type="float" office:value="-79.71063" calcext:value-type="float">
            <text:p>-79.71063</text:p>
          </table:table-cell>
          <table:table-cell office:value-type="float" office:value="323.5" calcext:value-type="float">
            <text:p>323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6-24T23:06:20Z</text:p>
          </table:table-cell>
          <table:table-cell/>
          <table:table-cell office:value-type="float" office:value="39.90923" calcext:value-type="float">
            <text:p>39.90923</text:p>
          </table:table-cell>
          <table:table-cell office:value-type="float" office:value="-79.71066" calcext:value-type="float">
            <text:p>-79.71066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6-24T23:06:25Z</text:p>
          </table:table-cell>
          <table:table-cell/>
          <table:table-cell office:value-type="float" office:value="39.90936" calcext:value-type="float">
            <text:p>39.90936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7" calcext:value-type="float">
            <text:p>323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6-24T23:06:30Z</text:p>
          </table:table-cell>
          <table:table-cell/>
          <table:table-cell office:value-type="float" office:value="39.909443" calcext:value-type="float">
            <text:p>39.909443</text:p>
          </table:table-cell>
          <table:table-cell office:value-type="float" office:value="-79.71085" calcext:value-type="float">
            <text:p>-79.71085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6-24T23:06:35Z</text:p>
          </table:table-cell>
          <table:table-cell/>
          <table:table-cell office:value-type="float" office:value="39.90946" calcext:value-type="float">
            <text:p>39.90946</text:p>
          </table:table-cell>
          <table:table-cell office:value-type="float" office:value="-79.710915" calcext:value-type="float">
            <text:p>-79.710915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6-24T23:06:52Z</text:p>
          </table:table-cell>
          <table:table-cell/>
          <table:table-cell office:value-type="float" office:value="39.909443" calcext:value-type="float">
            <text:p>39.909443</text:p>
          </table:table-cell>
          <table:table-cell office:value-type="float" office:value="-79.711044" calcext:value-type="float">
            <text:p>-79.711044</text:p>
          </table:table-cell>
          <table:table-cell office:value-type="float" office:value="323.6" calcext:value-type="float">
            <text:p>323.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6-24T23:07:02Z</text:p>
          </table:table-cell>
          <table:table-cell/>
          <table:table-cell office:value-type="float" office:value="39.909378" calcext:value-type="float">
            <text:p>39.909378</text:p>
          </table:table-cell>
          <table:table-cell office:value-type="float" office:value="-79.711205" calcext:value-type="float">
            <text:p>-79.711205</text:p>
          </table:table-cell>
          <table:table-cell office:value-type="float" office:value="323.5" calcext:value-type="float">
            <text:p>323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6-24T23:07:03Z</text:p>
          </table:table-cell>
          <table:table-cell/>
          <table:table-cell office:value-type="float" office:value="39.909378" calcext:value-type="float">
            <text:p>39.909378</text:p>
          </table:table-cell>
          <table:table-cell office:value-type="float" office:value="-79.711205" calcext:value-type="float">
            <text:p>-79.711205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7:07Z</text:p>
          </table:table-cell>
          <table:table-cell/>
          <table:table-cell office:value-type="float" office:value="39.909275" calcext:value-type="float">
            <text:p>39.909275</text:p>
          </table:table-cell>
          <table:table-cell office:value-type="float" office:value="-79.71136" calcext:value-type="float">
            <text:p>-79.71136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7:15Z</text:p>
          </table:table-cell>
          <table:table-cell/>
          <table:table-cell office:value-type="float" office:value="39.909145" calcext:value-type="float">
            <text:p>39.909145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7:20Z</text:p>
          </table:table-cell>
          <table:table-cell/>
          <table:table-cell office:value-type="float" office:value="39.909077" calcext:value-type="float">
            <text:p>39.909077</text:p>
          </table:table-cell>
          <table:table-cell office:value-type="float" office:value="-79.711655" calcext:value-type="float">
            <text:p>-79.7116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7:25Z</text:p>
          </table:table-cell>
          <table:table-cell/>
          <table:table-cell office:value-type="float" office:value="39.90902" calcext:value-type="float">
            <text:p>39.90902</text:p>
          </table:table-cell>
          <table:table-cell office:value-type="float" office:value="-79.71175" calcext:value-type="float">
            <text:p>-79.71175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7:30Z</text:p>
          </table:table-cell>
          <table:table-cell/>
          <table:table-cell office:value-type="float" office:value="39.90897" calcext:value-type="float">
            <text:p>39.90897</text:p>
          </table:table-cell>
          <table:table-cell office:value-type="float" office:value="-79.71183" calcext:value-type="float">
            <text:p>-79.71183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7:35Z</text:p>
          </table:table-cell>
          <table:table-cell/>
          <table:table-cell office:value-type="float" office:value="39.908936" calcext:value-type="float">
            <text:p>39.908936</text:p>
          </table:table-cell>
          <table:table-cell office:value-type="float" office:value="-79.71187" calcext:value-type="float">
            <text:p>-79.71187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7:40Z</text:p>
          </table:table-cell>
          <table:table-cell/>
          <table:table-cell office:value-type="float" office:value="39.90893" calcext:value-type="float">
            <text:p>39.90893</text:p>
          </table:table-cell>
          <table:table-cell office:value-type="float" office:value="-79.711914" calcext:value-type="float">
            <text:p>-79.711914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7:51Z</text:p>
          </table:table-cell>
          <table:table-cell/>
          <table:table-cell office:value-type="float" office:value="39.9089" calcext:value-type="float">
            <text:p>39.9089</text:p>
          </table:table-cell>
          <table:table-cell office:value-type="float" office:value="-79.71198" calcext:value-type="float">
            <text:p>-79.71198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7:56Z</text:p>
          </table:table-cell>
          <table:table-cell/>
          <table:table-cell office:value-type="float" office:value="39.908855" calcext:value-type="float">
            <text:p>39.908855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8:01Z</text:p>
          </table:table-cell>
          <table:table-cell/>
          <table:table-cell office:value-type="float" office:value="39.908817" calcext:value-type="float">
            <text:p>39.908817</text:p>
          </table:table-cell>
          <table:table-cell office:value-type="float" office:value="-79.71215" calcext:value-type="float">
            <text:p>-79.71215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08:02Z</text:p>
          </table:table-cell>
          <table:table-cell/>
          <table:table-cell office:value-type="float" office:value="39.908817" calcext:value-type="float">
            <text:p>39.908817</text:p>
          </table:table-cell>
          <table:table-cell office:value-type="float" office:value="-79.71215" calcext:value-type="float">
            <text:p>-79.7121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8:06Z</text:p>
          </table:table-cell>
          <table:table-cell/>
          <table:table-cell office:value-type="float" office:value="39.908745" calcext:value-type="float">
            <text:p>39.908745</text:p>
          </table:table-cell>
          <table:table-cell office:value-type="float" office:value="-79.71221" calcext:value-type="float">
            <text:p>-79.712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8:11Z</text:p>
          </table:table-cell>
          <table:table-cell/>
          <table:table-cell office:value-type="float" office:value="39.90868" calcext:value-type="float">
            <text:p>39.90868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8:16Z</text:p>
          </table:table-cell>
          <table:table-cell/>
          <table:table-cell office:value-type="float" office:value="39.90859" calcext:value-type="float">
            <text:p>39.90859</text:p>
          </table:table-cell>
          <table:table-cell office:value-type="float" office:value="-79.71226" calcext:value-type="float">
            <text:p>-79.71226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8:21Z</text:p>
          </table:table-cell>
          <table:table-cell/>
          <table:table-cell office:value-type="float" office:value="39.908478" calcext:value-type="float">
            <text:p>39.908478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8:26Z</text:p>
          </table:table-cell>
          <table:table-cell/>
          <table:table-cell office:value-type="float" office:value="39.908398" calcext:value-type="float">
            <text:p>39.908398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8:31Z</text:p>
          </table:table-cell>
          <table:table-cell/>
          <table:table-cell office:value-type="float" office:value="39.90833" calcext:value-type="float">
            <text:p>39.90833</text:p>
          </table:table-cell>
          <table:table-cell office:value-type="float" office:value="-79.71196" calcext:value-type="float">
            <text:p>-79.71196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8:36Z</text:p>
          </table:table-cell>
          <table:table-cell/>
          <table:table-cell office:value-type="float" office:value="39.9083" calcext:value-type="float">
            <text:p>39.9083</text:p>
          </table:table-cell>
          <table:table-cell office:value-type="float" office:value="-79.71183" calcext:value-type="float">
            <text:p>-79.71183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8:41Z</text:p>
          </table:table-cell>
          <table:table-cell/>
          <table:table-cell office:value-type="float" office:value="39.90831" calcext:value-type="float">
            <text:p>39.90831</text:p>
          </table:table-cell>
          <table:table-cell office:value-type="float" office:value="-79.71174" calcext:value-type="float">
            <text:p>-79.71174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8:46Z</text:p>
          </table:table-cell>
          <table:table-cell/>
          <table:table-cell office:value-type="float" office:value="39.908344" calcext:value-type="float">
            <text:p>39.908344</text:p>
          </table:table-cell>
          <table:table-cell office:value-type="float" office:value="-79.71165" calcext:value-type="float">
            <text:p>-79.71165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8:51Z</text:p>
          </table:table-cell>
          <table:table-cell/>
          <table:table-cell office:value-type="float" office:value="39.908363" calcext:value-type="float">
            <text:p>39.908363</text:p>
          </table:table-cell>
          <table:table-cell office:value-type="float" office:value="-79.71165" calcext:value-type="float">
            <text:p>-79.711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9:01Z</text:p>
          </table:table-cell>
          <table:table-cell/>
          <table:table-cell office:value-type="float" office:value="39.9084" calcext:value-type="float">
            <text:p>39.9084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09:02Z</text:p>
          </table:table-cell>
          <table:table-cell/>
          <table:table-cell office:value-type="float" office:value="39.9084" calcext:value-type="float">
            <text:p>39.9084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09:06Z</text:p>
          </table:table-cell>
          <table:table-cell/>
          <table:table-cell office:value-type="float" office:value="39.908447" calcext:value-type="float">
            <text:p>39.908447</text:p>
          </table:table-cell>
          <table:table-cell office:value-type="float" office:value="-79.71147" calcext:value-type="float">
            <text:p>-79.7114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09:11Z</text:p>
          </table:table-cell>
          <table:table-cell/>
          <table:table-cell office:value-type="float" office:value="39.90854" calcext:value-type="float">
            <text:p>39.90854</text:p>
          </table:table-cell>
          <table:table-cell office:value-type="float" office:value="-79.71137" calcext:value-type="float">
            <text:p>-79.71137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09:16Z</text:p>
          </table:table-cell>
          <table:table-cell/>
          <table:table-cell office:value-type="float" office:value="39.908653" calcext:value-type="float">
            <text:p>39.908653</text:p>
          </table:table-cell>
          <table:table-cell office:value-type="float" office:value="-79.71124" calcext:value-type="float">
            <text:p>-79.7112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09:21Z</text:p>
          </table:table-cell>
          <table:table-cell/>
          <table:table-cell office:value-type="float" office:value="39.908722" calcext:value-type="float">
            <text:p>39.908722</text:p>
          </table:table-cell>
          <table:table-cell office:value-type="float" office:value="-79.71113" calcext:value-type="float">
            <text:p>-79.71113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09:29Z</text:p>
          </table:table-cell>
          <table:table-cell/>
          <table:table-cell office:value-type="float" office:value="39.90881" calcext:value-type="float">
            <text:p>39.90881</text:p>
          </table:table-cell>
          <table:table-cell office:value-type="float" office:value="-79.71102" calcext:value-type="float">
            <text:p>-79.71102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09:39Z</text:p>
          </table:table-cell>
          <table:table-cell/>
          <table:table-cell office:value-type="float" office:value="39.908825" calcext:value-type="float">
            <text:p>39.908825</text:p>
          </table:table-cell>
          <table:table-cell office:value-type="float" office:value="-79.71094" calcext:value-type="float">
            <text:p>-79.7109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09:44Z</text:p>
          </table:table-cell>
          <table:table-cell/>
          <table:table-cell office:value-type="float" office:value="39.908882" calcext:value-type="float">
            <text:p>39.908882</text:p>
          </table:table-cell>
          <table:table-cell office:value-type="float" office:value="-79.71086" calcext:value-type="float">
            <text:p>-79.710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09:51Z</text:p>
          </table:table-cell>
          <table:table-cell/>
          <table:table-cell office:value-type="float" office:value="39.90894" calcext:value-type="float">
            <text:p>39.90894</text:p>
          </table:table-cell>
          <table:table-cell office:value-type="float" office:value="-79.71079" calcext:value-type="float">
            <text:p>-79.71079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09:56Z</text:p>
          </table:table-cell>
          <table:table-cell/>
          <table:table-cell office:value-type="float" office:value="39.908985" calcext:value-type="float">
            <text:p>39.908985</text:p>
          </table:table-cell>
          <table:table-cell office:value-type="float" office:value="-79.710724" calcext:value-type="float">
            <text:p>-79.7107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0:01Z</text:p>
          </table:table-cell>
          <table:table-cell/>
          <table:table-cell office:value-type="float" office:value="39.909084" calcext:value-type="float">
            <text:p>39.909084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0:03Z</text:p>
          </table:table-cell>
          <table:table-cell/>
          <table:table-cell office:value-type="float" office:value="39.909084" calcext:value-type="float">
            <text:p>39.909084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0:06Z</text:p>
          </table:table-cell>
          <table:table-cell/>
          <table:table-cell office:value-type="float" office:value="39.909206" calcext:value-type="float">
            <text:p>39.909206</text:p>
          </table:table-cell>
          <table:table-cell office:value-type="float" office:value="-79.71064" calcext:value-type="float">
            <text:p>-79.7106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0:11Z</text:p>
          </table:table-cell>
          <table:table-cell/>
          <table:table-cell office:value-type="float" office:value="39.909294" calcext:value-type="float">
            <text:p>39.909294</text:p>
          </table:table-cell>
          <table:table-cell office:value-type="float" office:value="-79.71066" calcext:value-type="float">
            <text:p>-79.71066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0:16Z</text:p>
          </table:table-cell>
          <table:table-cell/>
          <table:table-cell office:value-type="float" office:value="39.909355" calcext:value-type="float">
            <text:p>39.909355</text:p>
          </table:table-cell>
          <table:table-cell office:value-type="float" office:value="-79.710724" calcext:value-type="float">
            <text:p>-79.710724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0:21Z</text:p>
          </table:table-cell>
          <table:table-cell/>
          <table:table-cell office:value-type="float" office:value="39.90939" calcext:value-type="float">
            <text:p>39.90939</text:p>
          </table:table-cell>
          <table:table-cell office:value-type="float" office:value="-79.71077" calcext:value-type="float">
            <text:p>-79.71077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0:36Z</text:p>
          </table:table-cell>
          <table:table-cell/>
          <table:table-cell office:value-type="float" office:value="39.909447" calcext:value-type="float">
            <text:p>39.909447</text:p>
          </table:table-cell>
          <table:table-cell office:value-type="float" office:value="-79.710884" calcext:value-type="float">
            <text:p>-79.71088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0:41Z</text:p>
          </table:table-cell>
          <table:table-cell/>
          <table:table-cell office:value-type="float" office:value="39.909435" calcext:value-type="float">
            <text:p>39.909435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0:46Z</text:p>
          </table:table-cell>
          <table:table-cell/>
          <table:table-cell office:value-type="float" office:value="39.909428" calcext:value-type="float">
            <text:p>39.909428</text:p>
          </table:table-cell>
          <table:table-cell office:value-type="float" office:value="-79.71105" calcext:value-type="float">
            <text:p>-79.7110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0:51Z</text:p>
          </table:table-cell>
          <table:table-cell/>
          <table:table-cell office:value-type="float" office:value="39.909378" calcext:value-type="float">
            <text:p>39.909378</text:p>
          </table:table-cell>
          <table:table-cell office:value-type="float" office:value="-79.71118" calcext:value-type="float">
            <text:p>-79.71118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0:56Z</text:p>
          </table:table-cell>
          <table:table-cell/>
          <table:table-cell office:value-type="float" office:value="39.90929" calcext:value-type="float">
            <text:p>39.90929</text:p>
          </table:table-cell>
          <table:table-cell office:value-type="float" office:value="-79.711334" calcext:value-type="float">
            <text:p>-79.711334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1:01Z</text:p>
          </table:table-cell>
          <table:table-cell/>
          <table:table-cell office:value-type="float" office:value="39.90921" calcext:value-type="float">
            <text:p>39.90921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1:03Z</text:p>
          </table:table-cell>
          <table:table-cell/>
          <table:table-cell office:value-type="float" office:value="39.90921" calcext:value-type="float">
            <text:p>39.90921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11:06Z</text:p>
          </table:table-cell>
          <table:table-cell/>
          <table:table-cell office:value-type="float" office:value="39.909157" calcext:value-type="float">
            <text:p>39.909157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11:16Z</text:p>
          </table:table-cell>
          <table:table-cell/>
          <table:table-cell office:value-type="float" office:value="39.909164" calcext:value-type="float">
            <text:p>39.909164</text:p>
          </table:table-cell>
          <table:table-cell office:value-type="float" office:value="-79.71154" calcext:value-type="float">
            <text:p>-79.71154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11:26Z</text:p>
          </table:table-cell>
          <table:table-cell/>
          <table:table-cell office:value-type="float" office:value="39.909107" calcext:value-type="float">
            <text:p>39.909107</text:p>
          </table:table-cell>
          <table:table-cell office:value-type="float" office:value="-79.71169" calcext:value-type="float">
            <text:p>-79.7116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11:31Z</text:p>
          </table:table-cell>
          <table:table-cell/>
          <table:table-cell office:value-type="float" office:value="39.909027" calcext:value-type="float">
            <text:p>39.909027</text:p>
          </table:table-cell>
          <table:table-cell office:value-type="float" office:value="-79.71179" calcext:value-type="float">
            <text:p>-79.71179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11:36Z</text:p>
          </table:table-cell>
          <table:table-cell/>
          <table:table-cell office:value-type="float" office:value="39.90893" calcext:value-type="float">
            <text:p>39.90893</text:p>
          </table:table-cell>
          <table:table-cell office:value-type="float" office:value="-79.71192" calcext:value-type="float">
            <text:p>-79.71192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11:45Z</text:p>
          </table:table-cell>
          <table:table-cell/>
          <table:table-cell office:value-type="float" office:value="39.908813" calcext:value-type="float">
            <text:p>39.908813</text:p>
          </table:table-cell>
          <table:table-cell office:value-type="float" office:value="-79.71209" calcext:value-type="float">
            <text:p>-79.71209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11:50Z</text:p>
          </table:table-cell>
          <table:table-cell/>
          <table:table-cell office:value-type="float" office:value="39.908722" calcext:value-type="float">
            <text:p>39.908722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11:55Z</text:p>
          </table:table-cell>
          <table:table-cell/>
          <table:table-cell office:value-type="float" office:value="39.908653" calcext:value-type="float">
            <text:p>39.908653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12:00Z</text:p>
          </table:table-cell>
          <table:table-cell/>
          <table:table-cell office:value-type="float" office:value="39.908573" calcext:value-type="float">
            <text:p>39.908573</text:p>
          </table:table-cell>
          <table:table-cell office:value-type="float" office:value="-79.712296" calcext:value-type="float">
            <text:p>-79.712296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12:03Z</text:p>
          </table:table-cell>
          <table:table-cell/>
          <table:table-cell office:value-type="float" office:value="39.908573" calcext:value-type="float">
            <text:p>39.908573</text:p>
          </table:table-cell>
          <table:table-cell office:value-type="float" office:value="-79.712296" calcext:value-type="float">
            <text:p>-79.712296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12:05Z</text:p>
          </table:table-cell>
          <table:table-cell/>
          <table:table-cell office:value-type="float" office:value="39.908512" calcext:value-type="float">
            <text:p>39.908512</text:p>
          </table:table-cell>
          <table:table-cell office:value-type="float" office:value="-79.7123" calcext:value-type="float">
            <text:p>-79.7123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12:15Z</text:p>
          </table:table-cell>
          <table:table-cell/>
          <table:table-cell office:value-type="float" office:value="39.90851" calcext:value-type="float">
            <text:p>39.90851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12:20Z</text:p>
          </table:table-cell>
          <table:table-cell/>
          <table:table-cell office:value-type="float" office:value="39.90847" calcext:value-type="float">
            <text:p>39.90847</text:p>
          </table:table-cell>
          <table:table-cell office:value-type="float" office:value="-79.71224" calcext:value-type="float">
            <text:p>-79.7122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12:25Z</text:p>
          </table:table-cell>
          <table:table-cell/>
          <table:table-cell office:value-type="float" office:value="39.908394" calcext:value-type="float">
            <text:p>39.908394</text:p>
          </table:table-cell>
          <table:table-cell office:value-type="float" office:value="-79.71214" calcext:value-type="float">
            <text:p>-79.7121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12:31Z</text:p>
          </table:table-cell>
          <table:table-cell/>
          <table:table-cell office:value-type="float" office:value="39.908325" calcext:value-type="float">
            <text:p>39.908325</text:p>
          </table:table-cell>
          <table:table-cell office:value-type="float" office:value="-79.71191" calcext:value-type="float">
            <text:p>-79.71191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12:36Z</text:p>
          </table:table-cell>
          <table:table-cell/>
          <table:table-cell office:value-type="float" office:value="39.90834" calcext:value-type="float">
            <text:p>39.90834</text:p>
          </table:table-cell>
          <table:table-cell office:value-type="float" office:value="-79.71174" calcext:value-type="float">
            <text:p>-79.711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12:41Z</text:p>
          </table:table-cell>
          <table:table-cell/>
          <table:table-cell office:value-type="float" office:value="39.908363" calcext:value-type="float">
            <text:p>39.908363</text:p>
          </table:table-cell>
          <table:table-cell office:value-type="float" office:value="-79.71163" calcext:value-type="float">
            <text:p>-79.71163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12:46Z</text:p>
          </table:table-cell>
          <table:table-cell/>
          <table:table-cell office:value-type="float" office:value="39.90841" calcext:value-type="float">
            <text:p>39.90841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12:59Z</text:p>
          </table:table-cell>
          <table:table-cell/>
          <table:table-cell office:value-type="float" office:value="39.90848" calcext:value-type="float">
            <text:p>39.90848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13:03Z</text:p>
          </table:table-cell>
          <table:table-cell/>
          <table:table-cell office:value-type="float" office:value="39.90848" calcext:value-type="float">
            <text:p>39.90848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13:04Z</text:p>
          </table:table-cell>
          <table:table-cell/>
          <table:table-cell office:value-type="float" office:value="39.90848" calcext:value-type="float">
            <text:p>39.90848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13:09Z</text:p>
          </table:table-cell>
          <table:table-cell/>
          <table:table-cell office:value-type="float" office:value="39.908516" calcext:value-type="float">
            <text:p>39.908516</text:p>
          </table:table-cell>
          <table:table-cell office:value-type="float" office:value="-79.71139" calcext:value-type="float">
            <text:p>-79.71139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13:14Z</text:p>
          </table:table-cell>
          <table:table-cell/>
          <table:table-cell office:value-type="float" office:value="39.908554" calcext:value-type="float">
            <text:p>39.908554</text:p>
          </table:table-cell>
          <table:table-cell office:value-type="float" office:value="-79.7113" calcext:value-type="float">
            <text:p>-79.7113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13:19Z</text:p>
          </table:table-cell>
          <table:table-cell/>
          <table:table-cell office:value-type="float" office:value="39.90863" calcext:value-type="float">
            <text:p>39.90863</text:p>
          </table:table-cell>
          <table:table-cell office:value-type="float" office:value="-79.71121" calcext:value-type="float">
            <text:p>-79.71121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13:24Z</text:p>
          </table:table-cell>
          <table:table-cell/>
          <table:table-cell office:value-type="float" office:value="39.90872" calcext:value-type="float">
            <text:p>39.90872</text:p>
          </table:table-cell>
          <table:table-cell office:value-type="float" office:value="-79.71112" calcext:value-type="float">
            <text:p>-79.71112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13:29Z</text:p>
          </table:table-cell>
          <table:table-cell/>
          <table:table-cell office:value-type="float" office:value="39.90882" calcext:value-type="float">
            <text:p>39.90882</text:p>
          </table:table-cell>
          <table:table-cell office:value-type="float" office:value="-79.711006" calcext:value-type="float">
            <text:p>-79.71100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13:34Z</text:p>
          </table:table-cell>
          <table:table-cell/>
          <table:table-cell office:value-type="float" office:value="39.908924" calcext:value-type="float">
            <text:p>39.908924</text:p>
          </table:table-cell>
          <table:table-cell office:value-type="float" office:value="-79.7109" calcext:value-type="float">
            <text:p>-79.7109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13:43Z</text:p>
          </table:table-cell>
          <table:table-cell/>
          <table:table-cell office:value-type="float" office:value="39.909036" calcext:value-type="float">
            <text:p>39.909036</text:p>
          </table:table-cell>
          <table:table-cell office:value-type="float" office:value="-79.710722" calcext:value-type="float">
            <text:p>-79.710722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13:48Z</text:p>
          </table:table-cell>
          <table:table-cell/>
          <table:table-cell office:value-type="float" office:value="39.909052" calcext:value-type="float">
            <text:p>39.909052</text:p>
          </table:table-cell>
          <table:table-cell office:value-type="float" office:value="-79.71069" calcext:value-type="float">
            <text:p>-79.71069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14:03Z</text:p>
          </table:table-cell>
          <table:table-cell/>
          <table:table-cell office:value-type="float" office:value="39.909068" calcext:value-type="float">
            <text:p>39.909068</text:p>
          </table:table-cell>
          <table:table-cell office:value-type="float" office:value="-79.710657" calcext:value-type="float">
            <text:p>-79.710657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4:03Z</text:p>
          </table:table-cell>
          <table:table-cell/>
          <table:table-cell office:value-type="float" office:value="39.909084" calcext:value-type="float">
            <text:p>39.909084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4:08Z</text:p>
          </table:table-cell>
          <table:table-cell/>
          <table:table-cell office:value-type="float" office:value="39.909145" calcext:value-type="float">
            <text:p>39.909145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4:13Z</text:p>
          </table:table-cell>
          <table:table-cell/>
          <table:table-cell office:value-type="float" office:value="39.90924" calcext:value-type="float">
            <text:p>39.90924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4:17Z</text:p>
          </table:table-cell>
          <table:table-cell/>
          <table:table-cell office:value-type="float" office:value="39.909386" calcext:value-type="float">
            <text:p>39.909386</text:p>
          </table:table-cell>
          <table:table-cell office:value-type="float" office:value="-79.71077" calcext:value-type="float">
            <text:p>-79.71077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4:26Z</text:p>
          </table:table-cell>
          <table:table-cell/>
          <table:table-cell office:value-type="float" office:value="39.90946" calcext:value-type="float">
            <text:p>39.90946</text:p>
          </table:table-cell>
          <table:table-cell office:value-type="float" office:value="-79.71095" calcext:value-type="float">
            <text:p>-79.7109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4:31Z</text:p>
          </table:table-cell>
          <table:table-cell/>
          <table:table-cell office:value-type="float" office:value="39.909466" calcext:value-type="float">
            <text:p>39.909466</text:p>
          </table:table-cell>
          <table:table-cell office:value-type="float" office:value="-79.711075" calcext:value-type="float">
            <text:p>-79.71107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4:36Z</text:p>
          </table:table-cell>
          <table:table-cell/>
          <table:table-cell office:value-type="float" office:value="39.90945" calcext:value-type="float">
            <text:p>39.90945</text:p>
          </table:table-cell>
          <table:table-cell office:value-type="float" office:value="-79.71119" calcext:value-type="float">
            <text:p>-79.711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4:46Z</text:p>
          </table:table-cell>
          <table:table-cell/>
          <table:table-cell office:value-type="float" office:value="39.90939" calcext:value-type="float">
            <text:p>39.90939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4:56Z</text:p>
          </table:table-cell>
          <table:table-cell/>
          <table:table-cell office:value-type="float" office:value="39.909378" calcext:value-type="float">
            <text:p>39.909378</text:p>
          </table:table-cell>
          <table:table-cell office:value-type="float" office:value="-79.71134" calcext:value-type="float">
            <text:p>-79.711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5:01Z</text:p>
          </table:table-cell>
          <table:table-cell/>
          <table:table-cell office:value-type="float" office:value="39.909286" calcext:value-type="float">
            <text:p>39.909286</text:p>
          </table:table-cell>
          <table:table-cell office:value-type="float" office:value="-79.71146" calcext:value-type="float">
            <text:p>-79.7114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5:05Z</text:p>
          </table:table-cell>
          <table:table-cell/>
          <table:table-cell office:value-type="float" office:value="39.909271" calcext:value-type="float">
            <text:p>39.909271</text:p>
          </table:table-cell>
          <table:table-cell office:value-type="float" office:value="-79.711474" calcext:value-type="float">
            <text:p>-79.7114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15:06Z</text:p>
          </table:table-cell>
          <table:table-cell/>
          <table:table-cell office:value-type="float" office:value="39.909256" calcext:value-type="float">
            <text:p>39.909256</text:p>
          </table:table-cell>
          <table:table-cell office:value-type="float" office:value="-79.711488" calcext:value-type="float">
            <text:p>-79.711488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15:11Z</text:p>
          </table:table-cell>
          <table:table-cell/>
          <table:table-cell office:value-type="float" office:value="39.909103" calcext:value-type="float">
            <text:p>39.909103</text:p>
          </table:table-cell>
          <table:table-cell office:value-type="float" office:value="-79.71163" calcext:value-type="float">
            <text:p>-79.71163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15:16Z</text:p>
          </table:table-cell>
          <table:table-cell/>
          <table:table-cell office:value-type="float" office:value="39.909054" calcext:value-type="float">
            <text:p>39.909054</text:p>
          </table:table-cell>
          <table:table-cell office:value-type="float" office:value="-79.711685" calcext:value-type="float">
            <text:p>-79.71168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15:21Z</text:p>
          </table:table-cell>
          <table:table-cell/>
          <table:table-cell office:value-type="float" office:value="39.909054" calcext:value-type="float">
            <text:p>39.909054</text:p>
          </table:table-cell>
          <table:table-cell office:value-type="float" office:value="-79.711685" calcext:value-type="float">
            <text:p>-79.71168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15:26Z</text:p>
          </table:table-cell>
          <table:table-cell/>
          <table:table-cell office:value-type="float" office:value="39.90905" calcext:value-type="float">
            <text:p>39.90905</text:p>
          </table:table-cell>
          <table:table-cell office:value-type="float" office:value="-79.71179" calcext:value-type="float">
            <text:p>-79.71179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15:31Z</text:p>
          </table:table-cell>
          <table:table-cell/>
          <table:table-cell office:value-type="float" office:value="39.908997" calcext:value-type="float">
            <text:p>39.908997</text:p>
          </table:table-cell>
          <table:table-cell office:value-type="float" office:value="-79.71187" calcext:value-type="float">
            <text:p>-79.71187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15:36Z</text:p>
          </table:table-cell>
          <table:table-cell/>
          <table:table-cell office:value-type="float" office:value="39.90889" calcext:value-type="float">
            <text:p>39.90889</text:p>
          </table:table-cell>
          <table:table-cell office:value-type="float" office:value="-79.711975" calcext:value-type="float">
            <text:p>-79.71197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15:41Z</text:p>
          </table:table-cell>
          <table:table-cell/>
          <table:table-cell office:value-type="float" office:value="39.908813" calcext:value-type="float">
            <text:p>39.908813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15:46Z</text:p>
          </table:table-cell>
          <table:table-cell/>
          <table:table-cell office:value-type="float" office:value="39.908737" calcext:value-type="float">
            <text:p>39.908737</text:p>
          </table:table-cell>
          <table:table-cell office:value-type="float" office:value="-79.71217" calcext:value-type="float">
            <text:p>-79.71217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15:51Z</text:p>
          </table:table-cell>
          <table:table-cell/>
          <table:table-cell office:value-type="float" office:value="39.908707" calcext:value-type="float">
            <text:p>39.908707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16:02Z</text:p>
          </table:table-cell>
          <table:table-cell/>
          <table:table-cell office:value-type="float" office:value="39.908707" calcext:value-type="float">
            <text:p>39.908707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16:06Z</text:p>
          </table:table-cell>
          <table:table-cell/>
          <table:table-cell office:value-type="float" office:value="39.908615" calcext:value-type="float">
            <text:p>39.908615</text:p>
          </table:table-cell>
          <table:table-cell office:value-type="float" office:value="-79.71225" calcext:value-type="float">
            <text:p>-79.71225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16:11Z</text:p>
          </table:table-cell>
          <table:table-cell/>
          <table:table-cell office:value-type="float" office:value="39.90849" calcext:value-type="float">
            <text:p>39.90849</text:p>
          </table:table-cell>
          <table:table-cell office:value-type="float" office:value="-79.71218" calcext:value-type="float">
            <text:p>-79.712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16:16Z</text:p>
          </table:table-cell>
          <table:table-cell/>
          <table:table-cell office:value-type="float" office:value="39.908386" calcext:value-type="float">
            <text:p>39.908386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16:21Z</text:p>
          </table:table-cell>
          <table:table-cell/>
          <table:table-cell office:value-type="float" office:value="39.908318" calcext:value-type="float">
            <text:p>39.908318</text:p>
          </table:table-cell>
          <table:table-cell office:value-type="float" office:value="-79.71198" calcext:value-type="float">
            <text:p>-79.71198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16:26Z</text:p>
          </table:table-cell>
          <table:table-cell/>
          <table:table-cell office:value-type="float" office:value="39.9083" calcext:value-type="float">
            <text:p>39.9083</text:p>
          </table:table-cell>
          <table:table-cell office:value-type="float" office:value="-79.71188" calcext:value-type="float">
            <text:p>-79.71188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16:31Z</text:p>
          </table:table-cell>
          <table:table-cell/>
          <table:table-cell office:value-type="float" office:value="39.908295" calcext:value-type="float">
            <text:p>39.908295</text:p>
          </table:table-cell>
          <table:table-cell office:value-type="float" office:value="-79.71187" calcext:value-type="float">
            <text:p>-79.71187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16:40Z</text:p>
          </table:table-cell>
          <table:table-cell/>
          <table:table-cell office:value-type="float" office:value="39.90832" calcext:value-type="float">
            <text:p>39.90832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16:46Z</text:p>
          </table:table-cell>
          <table:table-cell/>
          <table:table-cell office:value-type="float" office:value="39.9084" calcext:value-type="float">
            <text:p>39.9084</text:p>
          </table:table-cell>
          <table:table-cell office:value-type="float" office:value="-79.711624" calcext:value-type="float">
            <text:p>-79.7116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16:54Z</text:p>
          </table:table-cell>
          <table:table-cell/>
          <table:table-cell office:value-type="float" office:value="39.90851" calcext:value-type="float">
            <text:p>39.90851</text:p>
          </table:table-cell>
          <table:table-cell office:value-type="float" office:value="-79.71143" calcext:value-type="float">
            <text:p>-79.71143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16:59Z</text:p>
          </table:table-cell>
          <table:table-cell/>
          <table:table-cell office:value-type="float" office:value="39.908573" calcext:value-type="float">
            <text:p>39.908573</text:p>
          </table:table-cell>
          <table:table-cell office:value-type="float" office:value="-79.711365" calcext:value-type="float">
            <text:p>-79.711365</text:p>
          </table:table-cell>
          <table:table-cell office:value-type="float" office:value="323.9" calcext:value-type="float">
            <text:p>323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17:03Z</text:p>
          </table:table-cell>
          <table:table-cell/>
          <table:table-cell office:value-type="float" office:value="39.908573" calcext:value-type="float">
            <text:p>39.908573</text:p>
          </table:table-cell>
          <table:table-cell office:value-type="float" office:value="-79.711365" calcext:value-type="float">
            <text:p>-79.711365</text:p>
          </table:table-cell>
          <table:table-cell office:value-type="float" office:value="323.9" calcext:value-type="float">
            <text:p>323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17:04Z</text:p>
          </table:table-cell>
          <table:table-cell/>
          <table:table-cell office:value-type="float" office:value="39.908573" calcext:value-type="float">
            <text:p>39.908573</text:p>
          </table:table-cell>
          <table:table-cell office:value-type="float" office:value="-79.71135" calcext:value-type="float">
            <text:p>-79.71135</text:p>
          </table:table-cell>
          <table:table-cell office:value-type="float" office:value="323.9" calcext:value-type="float">
            <text:p>323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17:19Z</text:p>
          </table:table-cell>
          <table:table-cell/>
          <table:table-cell office:value-type="float" office:value="39.90867" calcext:value-type="float">
            <text:p>39.90867</text:p>
          </table:table-cell>
          <table:table-cell office:value-type="float" office:value="-79.71119" calcext:value-type="float">
            <text:p>-79.71119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17:24Z</text:p>
          </table:table-cell>
          <table:table-cell/>
          <table:table-cell office:value-type="float" office:value="39.90875" calcext:value-type="float">
            <text:p>39.90875</text:p>
          </table:table-cell>
          <table:table-cell office:value-type="float" office:value="-79.71107" calcext:value-type="float">
            <text:p>-79.711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17:27Z</text:p>
          </table:table-cell>
          <table:table-cell/>
          <table:table-cell office:value-type="float" office:value="39.90875" calcext:value-type="float">
            <text:p>39.90875</text:p>
          </table:table-cell>
          <table:table-cell office:value-type="float" office:value="-79.71107" calcext:value-type="float">
            <text:p>-79.711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17:32Z</text:p>
          </table:table-cell>
          <table:table-cell/>
          <table:table-cell office:value-type="float" office:value="39.90889" calcext:value-type="float">
            <text:p>39.90889</text:p>
          </table:table-cell>
          <table:table-cell office:value-type="float" office:value="-79.710846" calcext:value-type="float">
            <text:p>-79.71084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17:37Z</text:p>
          </table:table-cell>
          <table:table-cell/>
          <table:table-cell office:value-type="float" office:value="39.90898" calcext:value-type="float">
            <text:p>39.90898</text:p>
          </table:table-cell>
          <table:table-cell office:value-type="float" office:value="-79.71073" calcext:value-type="float">
            <text:p>-79.71073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17:42Z</text:p>
          </table:table-cell>
          <table:table-cell/>
          <table:table-cell office:value-type="float" office:value="39.90902" calcext:value-type="float">
            <text:p>39.90902</text:p>
          </table:table-cell>
          <table:table-cell office:value-type="float" office:value="-79.710686" calcext:value-type="float">
            <text:p>-79.7106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17:52Z</text:p>
          </table:table-cell>
          <table:table-cell/>
          <table:table-cell office:value-type="float" office:value="39.90903" calcext:value-type="float">
            <text:p>39.90903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18:01Z</text:p>
          </table:table-cell>
          <table:table-cell/>
          <table:table-cell office:value-type="float" office:value="39.909126" calcext:value-type="float">
            <text:p>39.909126</text:p>
          </table:table-cell>
          <table:table-cell office:value-type="float" office:value="-79.7106" calcext:value-type="float">
            <text:p>-79.7106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18:02Z</text:p>
          </table:table-cell>
          <table:table-cell/>
          <table:table-cell office:value-type="float" office:value="39.909126" calcext:value-type="float">
            <text:p>39.909126</text:p>
          </table:table-cell>
          <table:table-cell office:value-type="float" office:value="-79.7106" calcext:value-type="float">
            <text:p>-79.7106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18:02Z</text:p>
          </table:table-cell>
          <table:table-cell/>
          <table:table-cell office:value-type="float" office:value="39.909126" calcext:value-type="float">
            <text:p>39.909126</text:p>
          </table:table-cell>
          <table:table-cell office:value-type="float" office:value="-79.7106" calcext:value-type="float">
            <text:p>-79.7106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18:09Z</text:p>
          </table:table-cell>
          <table:table-cell/>
          <table:table-cell office:value-type="float" office:value="39.90931" calcext:value-type="float">
            <text:p>39.90931</text:p>
          </table:table-cell>
          <table:table-cell office:value-type="float" office:value="-79.71069" calcext:value-type="float">
            <text:p>-79.71069</text:p>
          </table:table-cell>
          <table:table-cell office:value-type="float" office:value="323.4" calcext:value-type="float">
            <text:p>323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18:14Z</text:p>
          </table:table-cell>
          <table:table-cell/>
          <table:table-cell office:value-type="float" office:value="39.909416" calcext:value-type="float">
            <text:p>39.909416</text:p>
          </table:table-cell>
          <table:table-cell office:value-type="float" office:value="-79.710815" calcext:value-type="float">
            <text:p>-79.71081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18:19Z</text:p>
          </table:table-cell>
          <table:table-cell/>
          <table:table-cell office:value-type="float" office:value="39.909473" calcext:value-type="float">
            <text:p>39.909473</text:p>
          </table:table-cell>
          <table:table-cell office:value-type="float" office:value="-79.710976" calcext:value-type="float">
            <text:p>-79.710976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18:24Z</text:p>
          </table:table-cell>
          <table:table-cell/>
          <table:table-cell office:value-type="float" office:value="39.909508" calcext:value-type="float">
            <text:p>39.909508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4" calcext:value-type="float">
            <text:p>323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18:29Z</text:p>
          </table:table-cell>
          <table:table-cell/>
          <table:table-cell office:value-type="float" office:value="39.909508" calcext:value-type="float">
            <text:p>39.909508</text:p>
          </table:table-cell>
          <table:table-cell office:value-type="float" office:value="-79.71116" calcext:value-type="float">
            <text:p>-79.71116</text:p>
          </table:table-cell>
          <table:table-cell office:value-type="float" office:value="322.9" calcext:value-type="float">
            <text:p>322.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18:39Z</text:p>
          </table:table-cell>
          <table:table-cell/>
          <table:table-cell office:value-type="float" office:value="39.909466" calcext:value-type="float">
            <text:p>39.909466</text:p>
          </table:table-cell>
          <table:table-cell office:value-type="float" office:value="-79.71118" calcext:value-type="float">
            <text:p>-79.71118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18:48Z</text:p>
          </table:table-cell>
          <table:table-cell/>
          <table:table-cell office:value-type="float" office:value="39.909386" calcext:value-type="float">
            <text:p>39.909386</text:p>
          </table:table-cell>
          <table:table-cell office:value-type="float" office:value="-79.71129" calcext:value-type="float">
            <text:p>-79.71129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18:56Z</text:p>
          </table:table-cell>
          <table:table-cell/>
          <table:table-cell office:value-type="float" office:value="39.909237" calcext:value-type="float">
            <text:p>39.909237</text:p>
          </table:table-cell>
          <table:table-cell office:value-type="float" office:value="-79.71145" calcext:value-type="float">
            <text:p>-79.7114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19:01Z</text:p>
          </table:table-cell>
          <table:table-cell/>
          <table:table-cell office:value-type="float" office:value="39.909134" calcext:value-type="float">
            <text:p>39.909134</text:p>
          </table:table-cell>
          <table:table-cell office:value-type="float" office:value="-79.71157" calcext:value-type="float">
            <text:p>-79.71157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19:02Z</text:p>
          </table:table-cell>
          <table:table-cell/>
          <table:table-cell office:value-type="float" office:value="39.909134" calcext:value-type="float">
            <text:p>39.909134</text:p>
          </table:table-cell>
          <table:table-cell office:value-type="float" office:value="-79.71157" calcext:value-type="float">
            <text:p>-79.7115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9:06Z</text:p>
          </table:table-cell>
          <table:table-cell/>
          <table:table-cell office:value-type="float" office:value="39.909096" calcext:value-type="float">
            <text:p>39.909096</text:p>
          </table:table-cell>
          <table:table-cell office:value-type="float" office:value="-79.711624" calcext:value-type="float">
            <text:p>-79.71162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9:16Z</text:p>
          </table:table-cell>
          <table:table-cell/>
          <table:table-cell office:value-type="float" office:value="39.909107" calcext:value-type="float">
            <text:p>39.909107</text:p>
          </table:table-cell>
          <table:table-cell office:value-type="float" office:value="-79.711716" calcext:value-type="float">
            <text:p>-79.71171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9:21Z</text:p>
          </table:table-cell>
          <table:table-cell/>
          <table:table-cell office:value-type="float" office:value="39.909042" calcext:value-type="float">
            <text:p>39.909042</text:p>
          </table:table-cell>
          <table:table-cell office:value-type="float" office:value="-79.71181" calcext:value-type="float">
            <text:p>-79.7118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9:23Z</text:p>
          </table:table-cell>
          <table:table-cell/>
          <table:table-cell office:value-type="float" office:value="39.909042" calcext:value-type="float">
            <text:p>39.909042</text:p>
          </table:table-cell>
          <table:table-cell office:value-type="float" office:value="-79.71181" calcext:value-type="float">
            <text:p>-79.7118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9:26Z</text:p>
          </table:table-cell>
          <table:table-cell/>
          <table:table-cell office:value-type="float" office:value="39.90898" calcext:value-type="float">
            <text:p>39.90898</text:p>
          </table:table-cell>
          <table:table-cell office:value-type="float" office:value="-79.7119" calcext:value-type="float">
            <text:p>-79.71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9:31Z</text:p>
          </table:table-cell>
          <table:table-cell/>
          <table:table-cell office:value-type="float" office:value="39.908875" calcext:value-type="float">
            <text:p>39.908875</text:p>
          </table:table-cell>
          <table:table-cell office:value-type="float" office:value="-79.71203" calcext:value-type="float">
            <text:p>-79.71203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9:36Z</text:p>
          </table:table-cell>
          <table:table-cell/>
          <table:table-cell office:value-type="float" office:value="39.908836" calcext:value-type="float">
            <text:p>39.908836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9:46Z</text:p>
          </table:table-cell>
          <table:table-cell/>
          <table:table-cell office:value-type="float" office:value="39.908817" calcext:value-type="float">
            <text:p>39.908817</text:p>
          </table:table-cell>
          <table:table-cell office:value-type="float" office:value="-79.71218" calcext:value-type="float">
            <text:p>-79.71218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9:51Z</text:p>
          </table:table-cell>
          <table:table-cell/>
          <table:table-cell office:value-type="float" office:value="39.908733" calcext:value-type="float">
            <text:p>39.908733</text:p>
          </table:table-cell>
          <table:table-cell office:value-type="float" office:value="-79.71225" calcext:value-type="float">
            <text:p>-79.71225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19:56Z</text:p>
          </table:table-cell>
          <table:table-cell/>
          <table:table-cell office:value-type="float" office:value="39.908577" calcext:value-type="float">
            <text:p>39.908577</text:p>
          </table:table-cell>
          <table:table-cell office:value-type="float" office:value="-79.71228" calcext:value-type="float">
            <text:p>-79.71228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20:01Z</text:p>
          </table:table-cell>
          <table:table-cell/>
          <table:table-cell office:value-type="float" office:value="39.908516" calcext:value-type="float">
            <text:p>39.908516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20:02Z</text:p>
          </table:table-cell>
          <table:table-cell/>
          <table:table-cell office:value-type="float" office:value="39.908516" calcext:value-type="float">
            <text:p>39.908516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20:06Z</text:p>
          </table:table-cell>
          <table:table-cell/>
          <table:table-cell office:value-type="float" office:value="39.908516" calcext:value-type="float">
            <text:p>39.908516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20:15Z</text:p>
          </table:table-cell>
          <table:table-cell/>
          <table:table-cell office:value-type="float" office:value="39.908398" calcext:value-type="float">
            <text:p>39.908398</text:p>
          </table:table-cell>
          <table:table-cell office:value-type="float" office:value="-79.71213" calcext:value-type="float">
            <text:p>-79.71213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20:20Z</text:p>
          </table:table-cell>
          <table:table-cell/>
          <table:table-cell office:value-type="float" office:value="39.908348" calcext:value-type="float">
            <text:p>39.908348</text:p>
          </table:table-cell>
          <table:table-cell office:value-type="float" office:value="-79.71197" calcext:value-type="float">
            <text:p>-79.71197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20:25Z</text:p>
          </table:table-cell>
          <table:table-cell/>
          <table:table-cell office:value-type="float" office:value="39.908337" calcext:value-type="float">
            <text:p>39.908337</text:p>
          </table:table-cell>
          <table:table-cell office:value-type="float" office:value="-79.711784" calcext:value-type="float">
            <text:p>-79.71178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20:35Z</text:p>
          </table:table-cell>
          <table:table-cell/>
          <table:table-cell office:value-type="float" office:value="39.908356" calcext:value-type="float">
            <text:p>39.908356</text:p>
          </table:table-cell>
          <table:table-cell office:value-type="float" office:value="-79.71161" calcext:value-type="float">
            <text:p>-79.71161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20:40Z</text:p>
          </table:table-cell>
          <table:table-cell/>
          <table:table-cell office:value-type="float" office:value="39.908367" calcext:value-type="float">
            <text:p>39.908367</text:p>
          </table:table-cell>
          <table:table-cell office:value-type="float" office:value="-79.711624" calcext:value-type="float">
            <text:p>-79.711624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20:50Z</text:p>
          </table:table-cell>
          <table:table-cell/>
          <table:table-cell office:value-type="float" office:value="39.90844" calcext:value-type="float">
            <text:p>39.90844</text:p>
          </table:table-cell>
          <table:table-cell office:value-type="float" office:value="-79.711494" calcext:value-type="float">
            <text:p>-79.71149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20:55Z</text:p>
          </table:table-cell>
          <table:table-cell/>
          <table:table-cell office:value-type="float" office:value="39.90854" calcext:value-type="float">
            <text:p>39.90854</text:p>
          </table:table-cell>
          <table:table-cell office:value-type="float" office:value="-79.711395" calcext:value-type="float">
            <text:p>-79.711395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21:00Z</text:p>
          </table:table-cell>
          <table:table-cell/>
          <table:table-cell office:value-type="float" office:value="39.908634" calcext:value-type="float">
            <text:p>39.908634</text:p>
          </table:table-cell>
          <table:table-cell office:value-type="float" office:value="-79.711296" calcext:value-type="float">
            <text:p>-79.711296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21:02Z</text:p>
          </table:table-cell>
          <table:table-cell/>
          <table:table-cell office:value-type="float" office:value="39.908634" calcext:value-type="float">
            <text:p>39.908634</text:p>
          </table:table-cell>
          <table:table-cell office:value-type="float" office:value="-79.711296" calcext:value-type="float">
            <text:p>-79.71129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1:05Z</text:p>
          </table:table-cell>
          <table:table-cell/>
          <table:table-cell office:value-type="float" office:value="39.90868" calcext:value-type="float">
            <text:p>39.90868</text:p>
          </table:table-cell>
          <table:table-cell office:value-type="float" office:value="-79.71124" calcext:value-type="float">
            <text:p>-79.71124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1:14Z</text:p>
          </table:table-cell>
          <table:table-cell/>
          <table:table-cell office:value-type="float" office:value="39.9087" calcext:value-type="float">
            <text:p>39.9087</text:p>
          </table:table-cell>
          <table:table-cell office:value-type="float" office:value="-79.71114" calcext:value-type="float">
            <text:p>-79.71114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1:19Z</text:p>
          </table:table-cell>
          <table:table-cell/>
          <table:table-cell office:value-type="float" office:value="39.908783" calcext:value-type="float">
            <text:p>39.908783</text:p>
          </table:table-cell>
          <table:table-cell office:value-type="float" office:value="-79.71103" calcext:value-type="float">
            <text:p>-79.71103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1:24Z</text:p>
          </table:table-cell>
          <table:table-cell/>
          <table:table-cell office:value-type="float" office:value="39.90888" calcext:value-type="float">
            <text:p>39.90888</text:p>
          </table:table-cell>
          <table:table-cell office:value-type="float" office:value="-79.71089" calcext:value-type="float">
            <text:p>-79.71089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1:33Z</text:p>
          </table:table-cell>
          <table:table-cell/>
          <table:table-cell office:value-type="float" office:value="39.90893" calcext:value-type="float">
            <text:p>39.90893</text:p>
          </table:table-cell>
          <table:table-cell office:value-type="float" office:value="-79.710815" calcext:value-type="float">
            <text:p>-79.71081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1:48Z</text:p>
          </table:table-cell>
          <table:table-cell/>
          <table:table-cell office:value-type="float" office:value="39.909023" calcext:value-type="float">
            <text:p>39.909023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1:53Z</text:p>
          </table:table-cell>
          <table:table-cell/>
          <table:table-cell office:value-type="float" office:value="39.909153" calcext:value-type="float">
            <text:p>39.909153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1:58Z</text:p>
          </table:table-cell>
          <table:table-cell/>
          <table:table-cell office:value-type="float" office:value="39.90927" calcext:value-type="float">
            <text:p>39.90927</text:p>
          </table:table-cell>
          <table:table-cell office:value-type="float" office:value="-79.71064" calcext:value-type="float">
            <text:p>-79.71064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2:03Z</text:p>
          </table:table-cell>
          <table:table-cell/>
          <table:table-cell office:value-type="float" office:value="39.9093" calcext:value-type="float">
            <text:p>39.9093</text:p>
          </table:table-cell>
          <table:table-cell office:value-type="float" office:value="-79.71066" calcext:value-type="float">
            <text:p>-79.71066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2:03Z</text:p>
          </table:table-cell>
          <table:table-cell/>
          <table:table-cell office:value-type="float" office:value="39.90933" calcext:value-type="float">
            <text:p>39.90933</text:p>
          </table:table-cell>
          <table:table-cell office:value-type="float" office:value="-79.71068" calcext:value-type="float">
            <text:p>-79.71068</text:p>
          </table:table-cell>
          <table:table-cell office:value-type="float" office:value="323.4" calcext:value-type="float">
            <text:p>323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2:08Z</text:p>
          </table:table-cell>
          <table:table-cell/>
          <table:table-cell office:value-type="float" office:value="39.909348" calcext:value-type="float">
            <text:p>39.909348</text:p>
          </table:table-cell>
          <table:table-cell office:value-type="float" office:value="-79.710686" calcext:value-type="float">
            <text:p>-79.7106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2:18Z</text:p>
          </table:table-cell>
          <table:table-cell/>
          <table:table-cell office:value-type="float" office:value="39.9094" calcext:value-type="float">
            <text:p>39.9094</text:p>
          </table:table-cell>
          <table:table-cell office:value-type="float" office:value="-79.710754" calcext:value-type="float">
            <text:p>-79.710754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2:23Z</text:p>
          </table:table-cell>
          <table:table-cell/>
          <table:table-cell office:value-type="float" office:value="39.909416" calcext:value-type="float">
            <text:p>39.909416</text:p>
          </table:table-cell>
          <table:table-cell office:value-type="float" office:value="-79.71093" calcext:value-type="float">
            <text:p>-79.71093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2:28Z</text:p>
          </table:table-cell>
          <table:table-cell/>
          <table:table-cell office:value-type="float" office:value="39.9094" calcext:value-type="float">
            <text:p>39.9094</text:p>
          </table:table-cell>
          <table:table-cell office:value-type="float" office:value="-79.71112" calcext:value-type="float">
            <text:p>-79.71112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2:33Z</text:p>
          </table:table-cell>
          <table:table-cell/>
          <table:table-cell office:value-type="float" office:value="39.909378" calcext:value-type="float">
            <text:p>39.909378</text:p>
          </table:table-cell>
          <table:table-cell office:value-type="float" office:value="-79.711235" calcext:value-type="float">
            <text:p>-79.711235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2:43Z</text:p>
          </table:table-cell>
          <table:table-cell/>
          <table:table-cell office:value-type="float" office:value="39.909378" calcext:value-type="float">
            <text:p>39.909378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2:48Z</text:p>
          </table:table-cell>
          <table:table-cell/>
          <table:table-cell office:value-type="float" office:value="39.909306" calcext:value-type="float">
            <text:p>39.909306</text:p>
          </table:table-cell>
          <table:table-cell office:value-type="float" office:value="-79.71137" calcext:value-type="float">
            <text:p>-79.71137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2:53Z</text:p>
          </table:table-cell>
          <table:table-cell/>
          <table:table-cell office:value-type="float" office:value="39.9092" calcext:value-type="float">
            <text:p>39.9092</text:p>
          </table:table-cell>
          <table:table-cell office:value-type="float" office:value="-79.71151" calcext:value-type="float">
            <text:p>-79.71151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2:58Z</text:p>
          </table:table-cell>
          <table:table-cell/>
          <table:table-cell office:value-type="float" office:value="39.909126" calcext:value-type="float">
            <text:p>39.909126</text:p>
          </table:table-cell>
          <table:table-cell office:value-type="float" office:value="-79.711586" calcext:value-type="float">
            <text:p>-79.7115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3:03Z</text:p>
          </table:table-cell>
          <table:table-cell/>
          <table:table-cell office:value-type="float" office:value="39.909126" calcext:value-type="float">
            <text:p>39.909126</text:p>
          </table:table-cell>
          <table:table-cell office:value-type="float" office:value="-79.711586" calcext:value-type="float">
            <text:p>-79.7115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3:03Z</text:p>
          </table:table-cell>
          <table:table-cell/>
          <table:table-cell office:value-type="float" office:value="39.909126" calcext:value-type="float">
            <text:p>39.909126</text:p>
          </table:table-cell>
          <table:table-cell office:value-type="float" office:value="-79.711586" calcext:value-type="float">
            <text:p>-79.7115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3:08Z</text:p>
          </table:table-cell>
          <table:table-cell/>
          <table:table-cell office:value-type="float" office:value="39.909138" calcext:value-type="float">
            <text:p>39.909138</text:p>
          </table:table-cell>
          <table:table-cell office:value-type="float" office:value="-79.71164" calcext:value-type="float">
            <text:p>-79.7116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3:13Z</text:p>
          </table:table-cell>
          <table:table-cell/>
          <table:table-cell office:value-type="float" office:value="39.90912" calcext:value-type="float">
            <text:p>39.90912</text:p>
          </table:table-cell>
          <table:table-cell office:value-type="float" office:value="-79.71173" calcext:value-type="float">
            <text:p>-79.71173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3:18Z</text:p>
          </table:table-cell>
          <table:table-cell/>
          <table:table-cell office:value-type="float" office:value="39.909042" calcext:value-type="float">
            <text:p>39.909042</text:p>
          </table:table-cell>
          <table:table-cell office:value-type="float" office:value="-79.71183" calcext:value-type="float">
            <text:p>-79.71183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3:23Z</text:p>
          </table:table-cell>
          <table:table-cell/>
          <table:table-cell office:value-type="float" office:value="39.908936" calcext:value-type="float">
            <text:p>39.908936</text:p>
          </table:table-cell>
          <table:table-cell office:value-type="float" office:value="-79.71196" calcext:value-type="float">
            <text:p>-79.7119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3:28Z</text:p>
          </table:table-cell>
          <table:table-cell/>
          <table:table-cell office:value-type="float" office:value="39.90882" calcext:value-type="float">
            <text:p>39.90882</text:p>
          </table:table-cell>
          <table:table-cell office:value-type="float" office:value="-79.71207" calcext:value-type="float">
            <text:p>-79.71207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3:33Z</text:p>
          </table:table-cell>
          <table:table-cell/>
          <table:table-cell office:value-type="float" office:value="39.908752" calcext:value-type="float">
            <text:p>39.908752</text:p>
          </table:table-cell>
          <table:table-cell office:value-type="float" office:value="-79.71214" calcext:value-type="float">
            <text:p>-79.712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3:43Z</text:p>
          </table:table-cell>
          <table:table-cell/>
          <table:table-cell office:value-type="float" office:value="39.908768" calcext:value-type="float">
            <text:p>39.908768</text:p>
          </table:table-cell>
          <table:table-cell office:value-type="float" office:value="-79.7122" calcext:value-type="float">
            <text:p>-79.7122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3:48Z</text:p>
          </table:table-cell>
          <table:table-cell/>
          <table:table-cell office:value-type="float" office:value="39.90875" calcext:value-type="float">
            <text:p>39.90875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3:53Z</text:p>
          </table:table-cell>
          <table:table-cell/>
          <table:table-cell office:value-type="float" office:value="39.90861" calcext:value-type="float">
            <text:p>39.90861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4:02Z</text:p>
          </table:table-cell>
          <table:table-cell/>
          <table:table-cell office:value-type="float" office:value="39.908548" calcext:value-type="float">
            <text:p>39.908548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24:02Z</text:p>
          </table:table-cell>
          <table:table-cell/>
          <table:table-cell office:value-type="float" office:value="39.908485" calcext:value-type="float">
            <text:p>39.908485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24:12Z</text:p>
          </table:table-cell>
          <table:table-cell/>
          <table:table-cell office:value-type="float" office:value="39.90838" calcext:value-type="float">
            <text:p>39.90838</text:p>
          </table:table-cell>
          <table:table-cell office:value-type="float" office:value="-79.712105" calcext:value-type="float">
            <text:p>-79.712105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24:17Z</text:p>
          </table:table-cell>
          <table:table-cell/>
          <table:table-cell office:value-type="float" office:value="39.908318" calcext:value-type="float">
            <text:p>39.908318</text:p>
          </table:table-cell>
          <table:table-cell office:value-type="float" office:value="-79.711945" calcext:value-type="float">
            <text:p>-79.711945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24:22Z</text:p>
          </table:table-cell>
          <table:table-cell/>
          <table:table-cell office:value-type="float" office:value="39.908318" calcext:value-type="float">
            <text:p>39.908318</text:p>
          </table:table-cell>
          <table:table-cell office:value-type="float" office:value="-79.711845" calcext:value-type="float">
            <text:p>-79.711845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24:27Z</text:p>
          </table:table-cell>
          <table:table-cell/>
          <table:table-cell office:value-type="float" office:value="39.908314" calcext:value-type="float">
            <text:p>39.908314</text:p>
          </table:table-cell>
          <table:table-cell office:value-type="float" office:value="-79.711784" calcext:value-type="float">
            <text:p>-79.711784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24:37Z</text:p>
          </table:table-cell>
          <table:table-cell/>
          <table:table-cell office:value-type="float" office:value="39.90837" calcext:value-type="float">
            <text:p>39.90837</text:p>
          </table:table-cell>
          <table:table-cell office:value-type="float" office:value="-79.711685" calcext:value-type="float">
            <text:p>-79.711685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24:42Z</text:p>
          </table:table-cell>
          <table:table-cell/>
          <table:table-cell office:value-type="float" office:value="39.908443" calcext:value-type="float">
            <text:p>39.908443</text:p>
          </table:table-cell>
          <table:table-cell office:value-type="float" office:value="-79.711586" calcext:value-type="float">
            <text:p>-79.7115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24:47Z</text:p>
          </table:table-cell>
          <table:table-cell/>
          <table:table-cell office:value-type="float" office:value="39.908554" calcext:value-type="float">
            <text:p>39.908554</text:p>
          </table:table-cell>
          <table:table-cell office:value-type="float" office:value="-79.71146" calcext:value-type="float">
            <text:p>-79.71146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24:52Z</text:p>
          </table:table-cell>
          <table:table-cell/>
          <table:table-cell office:value-type="float" office:value="39.908604" calcext:value-type="float">
            <text:p>39.908604</text:p>
          </table:table-cell>
          <table:table-cell office:value-type="float" office:value="-79.71138" calcext:value-type="float">
            <text:p>-79.71138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25:02Z</text:p>
          </table:table-cell>
          <table:table-cell/>
          <table:table-cell office:value-type="float" office:value="39.9086" calcext:value-type="float">
            <text:p>39.9086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25:03Z</text:p>
          </table:table-cell>
          <table:table-cell/>
          <table:table-cell office:value-type="float" office:value="39.9086" calcext:value-type="float">
            <text:p>39.9086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5:12Z</text:p>
          </table:table-cell>
          <table:table-cell/>
          <table:table-cell office:value-type="float" office:value="39.908688" calcext:value-type="float">
            <text:p>39.908688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5:17Z</text:p>
          </table:table-cell>
          <table:table-cell/>
          <table:table-cell office:value-type="float" office:value="39.9088" calcext:value-type="float">
            <text:p>39.9088</text:p>
          </table:table-cell>
          <table:table-cell office:value-type="float" office:value="-79.71099" calcext:value-type="float">
            <text:p>-79.71099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5:22Z</text:p>
          </table:table-cell>
          <table:table-cell/>
          <table:table-cell office:value-type="float" office:value="39.908897" calcext:value-type="float">
            <text:p>39.908897</text:p>
          </table:table-cell>
          <table:table-cell office:value-type="float" office:value="-79.710884" calcext:value-type="float">
            <text:p>-79.710884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5:22Z</text:p>
          </table:table-cell>
          <table:table-cell/>
          <table:table-cell office:value-type="float" office:value="39.908897" calcext:value-type="float">
            <text:p>39.908897</text:p>
          </table:table-cell>
          <table:table-cell office:value-type="float" office:value="-79.710884" calcext:value-type="float">
            <text:p>-79.710884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5:27Z</text:p>
          </table:table-cell>
          <table:table-cell/>
          <table:table-cell office:value-type="float" office:value="39.9089" calcext:value-type="float">
            <text:p>39.9089</text:p>
          </table:table-cell>
          <table:table-cell office:value-type="float" office:value="-79.71085" calcext:value-type="float">
            <text:p>-79.7108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5:34Z</text:p>
          </table:table-cell>
          <table:table-cell/>
          <table:table-cell office:value-type="float" office:value="39.908913" calcext:value-type="float">
            <text:p>39.908913</text:p>
          </table:table-cell>
          <table:table-cell office:value-type="float" office:value="-79.710785" calcext:value-type="float">
            <text:p>-79.71078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5:39Z</text:p>
          </table:table-cell>
          <table:table-cell/>
          <table:table-cell office:value-type="float" office:value="39.90896" calcext:value-type="float">
            <text:p>39.90896</text:p>
          </table:table-cell>
          <table:table-cell office:value-type="float" office:value="-79.71071" calcext:value-type="float">
            <text:p>-79.7107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5:44Z</text:p>
          </table:table-cell>
          <table:table-cell/>
          <table:table-cell office:value-type="float" office:value="39.909058" calcext:value-type="float">
            <text:p>39.909058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5:49Z</text:p>
          </table:table-cell>
          <table:table-cell/>
          <table:table-cell office:value-type="float" office:value="39.9092" calcext:value-type="float">
            <text:p>39.9092</text:p>
          </table:table-cell>
          <table:table-cell office:value-type="float" office:value="-79.71061" calcext:value-type="float">
            <text:p>-79.7106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5:54Z</text:p>
          </table:table-cell>
          <table:table-cell/>
          <table:table-cell office:value-type="float" office:value="39.90933" calcext:value-type="float">
            <text:p>39.90933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5:59Z</text:p>
          </table:table-cell>
          <table:table-cell/>
          <table:table-cell office:value-type="float" office:value="39.90937" calcext:value-type="float">
            <text:p>39.90937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6:02Z</text:p>
          </table:table-cell>
          <table:table-cell/>
          <table:table-cell office:value-type="float" office:value="39.90937" calcext:value-type="float">
            <text:p>39.90937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6:04Z</text:p>
          </table:table-cell>
          <table:table-cell/>
          <table:table-cell office:value-type="float" office:value="39.90937" calcext:value-type="float">
            <text:p>39.90937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6:14Z</text:p>
          </table:table-cell>
          <table:table-cell/>
          <table:table-cell office:value-type="float" office:value="39.90943" calcext:value-type="float">
            <text:p>39.90943</text:p>
          </table:table-cell>
          <table:table-cell office:value-type="float" office:value="-79.7108" calcext:value-type="float">
            <text:p>-79.7108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6:19Z</text:p>
          </table:table-cell>
          <table:table-cell/>
          <table:table-cell office:value-type="float" office:value="39.909428" calcext:value-type="float">
            <text:p>39.909428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6:25Z</text:p>
          </table:table-cell>
          <table:table-cell/>
          <table:table-cell office:value-type="float" office:value="39.909416" calcext:value-type="float">
            <text:p>39.909416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6:30Z</text:p>
          </table:table-cell>
          <table:table-cell/>
          <table:table-cell office:value-type="float" office:value="39.909405" calcext:value-type="float">
            <text:p>39.909405</text:p>
          </table:table-cell>
          <table:table-cell office:value-type="float" office:value="-79.71117" calcext:value-type="float">
            <text:p>-79.71117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6:40Z</text:p>
          </table:table-cell>
          <table:table-cell/>
          <table:table-cell office:value-type="float" office:value="39.909378" calcext:value-type="float">
            <text:p>39.909378</text:p>
          </table:table-cell>
          <table:table-cell office:value-type="float" office:value="-79.71123" calcext:value-type="float">
            <text:p>-79.71123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6:45Z</text:p>
          </table:table-cell>
          <table:table-cell/>
          <table:table-cell office:value-type="float" office:value="39.909294" calcext:value-type="float">
            <text:p>39.909294</text:p>
          </table:table-cell>
          <table:table-cell office:value-type="float" office:value="-79.71133" calcext:value-type="float">
            <text:p>-79.71133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6:50Z</text:p>
          </table:table-cell>
          <table:table-cell/>
          <table:table-cell office:value-type="float" office:value="39.909176" calcext:value-type="float">
            <text:p>39.909176</text:p>
          </table:table-cell>
          <table:table-cell office:value-type="float" office:value="-79.71146" calcext:value-type="float">
            <text:p>-79.7114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6:55Z</text:p>
          </table:table-cell>
          <table:table-cell/>
          <table:table-cell office:value-type="float" office:value="39.90914" calcext:value-type="float">
            <text:p>39.90914</text:p>
          </table:table-cell>
          <table:table-cell office:value-type="float" office:value="-79.71153" calcext:value-type="float">
            <text:p>-79.71153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7:00Z</text:p>
          </table:table-cell>
          <table:table-cell/>
          <table:table-cell office:value-type="float" office:value="39.90915" calcext:value-type="float">
            <text:p>39.90915</text:p>
          </table:table-cell>
          <table:table-cell office:value-type="float" office:value="-79.71156" calcext:value-type="float">
            <text:p>-79.71156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7:02Z</text:p>
          </table:table-cell>
          <table:table-cell/>
          <table:table-cell office:value-type="float" office:value="39.90915" calcext:value-type="float">
            <text:p>39.90915</text:p>
          </table:table-cell>
          <table:table-cell office:value-type="float" office:value="-79.71156" calcext:value-type="float">
            <text:p>-79.71156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7:05Z</text:p>
          </table:table-cell>
          <table:table-cell/>
          <table:table-cell office:value-type="float" office:value="39.90915" calcext:value-type="float">
            <text:p>39.90915</text:p>
          </table:table-cell>
          <table:table-cell office:value-type="float" office:value="-79.71156" calcext:value-type="float">
            <text:p>-79.71156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7:10Z</text:p>
          </table:table-cell>
          <table:table-cell/>
          <table:table-cell office:value-type="float" office:value="39.909092" calcext:value-type="float">
            <text:p>39.909092</text:p>
          </table:table-cell>
          <table:table-cell office:value-type="float" office:value="-79.7117" calcext:value-type="float">
            <text:p>-79.7117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7:15Z</text:p>
          </table:table-cell>
          <table:table-cell/>
          <table:table-cell office:value-type="float" office:value="39.908962" calcext:value-type="float">
            <text:p>39.908962</text:p>
          </table:table-cell>
          <table:table-cell office:value-type="float" office:value="-79.71184" calcext:value-type="float">
            <text:p>-79.71184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7:20Z</text:p>
          </table:table-cell>
          <table:table-cell/>
          <table:table-cell office:value-type="float" office:value="39.90893" calcext:value-type="float">
            <text:p>39.90893</text:p>
          </table:table-cell>
          <table:table-cell office:value-type="float" office:value="-79.71189" calcext:value-type="float">
            <text:p>-79.71189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7:25Z</text:p>
          </table:table-cell>
          <table:table-cell/>
          <table:table-cell office:value-type="float" office:value="39.908924" calcext:value-type="float">
            <text:p>39.908924</text:p>
          </table:table-cell>
          <table:table-cell office:value-type="float" office:value="-79.71197" calcext:value-type="float">
            <text:p>-79.711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7:33Z</text:p>
          </table:table-cell>
          <table:table-cell/>
          <table:table-cell office:value-type="float" office:value="39.908817" calcext:value-type="float">
            <text:p>39.908817</text:p>
          </table:table-cell>
          <table:table-cell office:value-type="float" office:value="-79.71214" calcext:value-type="float">
            <text:p>-79.7121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7:38Z</text:p>
          </table:table-cell>
          <table:table-cell/>
          <table:table-cell office:value-type="float" office:value="39.90871" calcext:value-type="float">
            <text:p>39.90871</text:p>
          </table:table-cell>
          <table:table-cell office:value-type="float" office:value="-79.71225" calcext:value-type="float">
            <text:p>-79.71225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7:43Z</text:p>
          </table:table-cell>
          <table:table-cell/>
          <table:table-cell office:value-type="float" office:value="39.908604" calcext:value-type="float">
            <text:p>39.908604</text:p>
          </table:table-cell>
          <table:table-cell office:value-type="float" office:value="-79.71229" calcext:value-type="float">
            <text:p>-79.71229</text:p>
          </table:table-cell>
          <table:table-cell office:value-type="float" office:value="323.8" calcext:value-type="float">
            <text:p>323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7:48Z</text:p>
          </table:table-cell>
          <table:table-cell/>
          <table:table-cell office:value-type="float" office:value="39.90855" calcext:value-type="float">
            <text:p>39.90855</text:p>
          </table:table-cell>
          <table:table-cell office:value-type="float" office:value="-79.71228" calcext:value-type="float">
            <text:p>-79.71228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8:01Z</text:p>
          </table:table-cell>
          <table:table-cell/>
          <table:table-cell office:value-type="float" office:value="39.90847" calcext:value-type="float">
            <text:p>39.90847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8:02Z</text:p>
          </table:table-cell>
          <table:table-cell/>
          <table:table-cell office:value-type="float" office:value="39.90847" calcext:value-type="float">
            <text:p>39.90847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28:02Z</text:p>
          </table:table-cell>
          <table:table-cell/>
          <table:table-cell office:value-type="float" office:value="39.90847" calcext:value-type="float">
            <text:p>39.90847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8:10Z</text:p>
          </table:table-cell>
          <table:table-cell/>
          <table:table-cell office:value-type="float" office:value="39.908333" calcext:value-type="float">
            <text:p>39.908333</text:p>
          </table:table-cell>
          <table:table-cell office:value-type="float" office:value="-79.712036" calcext:value-type="float">
            <text:p>-79.712036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8:15Z</text:p>
          </table:table-cell>
          <table:table-cell/>
          <table:table-cell office:value-type="float" office:value="39.90832" calcext:value-type="float">
            <text:p>39.90832</text:p>
          </table:table-cell>
          <table:table-cell office:value-type="float" office:value="-79.71186" calcext:value-type="float">
            <text:p>-79.711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8:20Z</text:p>
          </table:table-cell>
          <table:table-cell/>
          <table:table-cell office:value-type="float" office:value="39.908325" calcext:value-type="float">
            <text:p>39.908325</text:p>
          </table:table-cell>
          <table:table-cell office:value-type="float" office:value="-79.71174" calcext:value-type="float">
            <text:p>-79.711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8:25Z</text:p>
          </table:table-cell>
          <table:table-cell/>
          <table:table-cell office:value-type="float" office:value="39.908348" calcext:value-type="float">
            <text:p>39.908348</text:p>
          </table:table-cell>
          <table:table-cell office:value-type="float" office:value="-79.71167" calcext:value-type="float">
            <text:p>-79.71167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8:40Z</text:p>
          </table:table-cell>
          <table:table-cell/>
          <table:table-cell office:value-type="float" office:value="39.908413" calcext:value-type="float">
            <text:p>39.908413</text:p>
          </table:table-cell>
          <table:table-cell office:value-type="float" office:value="-79.71155" calcext:value-type="float">
            <text:p>-79.711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8:45Z</text:p>
          </table:table-cell>
          <table:table-cell/>
          <table:table-cell office:value-type="float" office:value="39.908497" calcext:value-type="float">
            <text:p>39.908497</text:p>
          </table:table-cell>
          <table:table-cell office:value-type="float" office:value="-79.71145" calcext:value-type="float">
            <text:p>-79.71145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8:50Z</text:p>
          </table:table-cell>
          <table:table-cell/>
          <table:table-cell office:value-type="float" office:value="39.908607" calcext:value-type="float">
            <text:p>39.908607</text:p>
          </table:table-cell>
          <table:table-cell office:value-type="float" office:value="-79.71132" calcext:value-type="float">
            <text:p>-79.71132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8:55Z</text:p>
          </table:table-cell>
          <table:table-cell/>
          <table:table-cell office:value-type="float" office:value="39.908676" calcext:value-type="float">
            <text:p>39.908676</text:p>
          </table:table-cell>
          <table:table-cell office:value-type="float" office:value="-79.71121" calcext:value-type="float">
            <text:p>-79.711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29:02Z</text:p>
          </table:table-cell>
          <table:table-cell/>
          <table:table-cell office:value-type="float" office:value="39.908676" calcext:value-type="float">
            <text:p>39.908676</text:p>
          </table:table-cell>
          <table:table-cell office:value-type="float" office:value="-79.71121" calcext:value-type="float">
            <text:p>-79.711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9:02Z</text:p>
          </table:table-cell>
          <table:table-cell/>
          <table:table-cell office:value-type="float" office:value="39.908676" calcext:value-type="float">
            <text:p>39.908676</text:p>
          </table:table-cell>
          <table:table-cell office:value-type="float" office:value="-79.71121" calcext:value-type="float">
            <text:p>-79.711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9:07Z</text:p>
          </table:table-cell>
          <table:table-cell/>
          <table:table-cell office:value-type="float" office:value="39.908657" calcext:value-type="float">
            <text:p>39.908657</text:p>
          </table:table-cell>
          <table:table-cell office:value-type="float" office:value="-79.71111" calcext:value-type="float">
            <text:p>-79.711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9:12Z</text:p>
          </table:table-cell>
          <table:table-cell/>
          <table:table-cell office:value-type="float" office:value="39.908684" calcext:value-type="float">
            <text:p>39.908684</text:p>
          </table:table-cell>
          <table:table-cell office:value-type="float" office:value="-79.71102" calcext:value-type="float">
            <text:p>-79.71102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9:17Z</text:p>
          </table:table-cell>
          <table:table-cell/>
          <table:table-cell office:value-type="float" office:value="39.90877" calcext:value-type="float">
            <text:p>39.90877</text:p>
          </table:table-cell>
          <table:table-cell office:value-type="float" office:value="-79.71092" calcext:value-type="float">
            <text:p>-79.71092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9:22Z</text:p>
          </table:table-cell>
          <table:table-cell/>
          <table:table-cell office:value-type="float" office:value="39.908836" calcext:value-type="float">
            <text:p>39.908836</text:p>
          </table:table-cell>
          <table:table-cell office:value-type="float" office:value="-79.71083" calcext:value-type="float">
            <text:p>-79.71083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9:27Z</text:p>
          </table:table-cell>
          <table:table-cell/>
          <table:table-cell office:value-type="float" office:value="39.908897" calcext:value-type="float">
            <text:p>39.908897</text:p>
          </table:table-cell>
          <table:table-cell office:value-type="float" office:value="-79.71075" calcext:value-type="float">
            <text:p>-79.7107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9:32Z</text:p>
          </table:table-cell>
          <table:table-cell/>
          <table:table-cell office:value-type="float" office:value="39.908993" calcext:value-type="float">
            <text:p>39.908993</text:p>
          </table:table-cell>
          <table:table-cell office:value-type="float" office:value="-79.71063" calcext:value-type="float">
            <text:p>-79.71063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9:37Z</text:p>
          </table:table-cell>
          <table:table-cell/>
          <table:table-cell office:value-type="float" office:value="39.90908" calcext:value-type="float">
            <text:p>39.90908</text:p>
          </table:table-cell>
          <table:table-cell office:value-type="float" office:value="-79.71059" calcext:value-type="float">
            <text:p>-79.71059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9:52Z</text:p>
          </table:table-cell>
          <table:table-cell/>
          <table:table-cell office:value-type="float" office:value="39.90915" calcext:value-type="float">
            <text:p>39.90915</text:p>
          </table:table-cell>
          <table:table-cell office:value-type="float" office:value="-79.71059" calcext:value-type="float">
            <text:p>-79.71059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29:57Z</text:p>
          </table:table-cell>
          <table:table-cell/>
          <table:table-cell office:value-type="float" office:value="39.90925" calcext:value-type="float">
            <text:p>39.90925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0:02Z</text:p>
          </table:table-cell>
          <table:table-cell/>
          <table:table-cell office:value-type="float" office:value="39.909374" calcext:value-type="float">
            <text:p>39.909374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0:02Z</text:p>
          </table:table-cell>
          <table:table-cell/>
          <table:table-cell office:value-type="float" office:value="39.909374" calcext:value-type="float">
            <text:p>39.909374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30:07Z</text:p>
          </table:table-cell>
          <table:table-cell/>
          <table:table-cell office:value-type="float" office:value="39.90944" calcext:value-type="float">
            <text:p>39.90944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30:16Z</text:p>
          </table:table-cell>
          <table:table-cell/>
          <table:table-cell office:value-type="float" office:value="39.90945" calcext:value-type="float">
            <text:p>39.90945</text:p>
          </table:table-cell>
          <table:table-cell office:value-type="float" office:value="-79.71096" calcext:value-type="float">
            <text:p>-79.71096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30:26Z</text:p>
          </table:table-cell>
          <table:table-cell/>
          <table:table-cell office:value-type="float" office:value="39.909435" calcext:value-type="float">
            <text:p>39.909435</text:p>
          </table:table-cell>
          <table:table-cell office:value-type="float" office:value="-79.711075" calcext:value-type="float">
            <text:p>-79.71107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30:31Z</text:p>
          </table:table-cell>
          <table:table-cell/>
          <table:table-cell office:value-type="float" office:value="39.909332" calcext:value-type="float">
            <text:p>39.909332</text:p>
          </table:table-cell>
          <table:table-cell office:value-type="float" office:value="-79.71124" calcext:value-type="float">
            <text:p>-79.71124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30:36Z</text:p>
          </table:table-cell>
          <table:table-cell/>
          <table:table-cell office:value-type="float" office:value="39.909264" calcext:value-type="float">
            <text:p>39.909264</text:p>
          </table:table-cell>
          <table:table-cell office:value-type="float" office:value="-79.71132" calcext:value-type="float">
            <text:p>-79.71132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30:46Z</text:p>
          </table:table-cell>
          <table:table-cell/>
          <table:table-cell office:value-type="float" office:value="39.909283" calcext:value-type="float">
            <text:p>39.909283</text:p>
          </table:table-cell>
          <table:table-cell office:value-type="float" office:value="-79.71144" calcext:value-type="float">
            <text:p>-79.7114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30:51Z</text:p>
          </table:table-cell>
          <table:table-cell/>
          <table:table-cell office:value-type="float" office:value="39.90921" calcext:value-type="float">
            <text:p>39.90921</text:p>
          </table:table-cell>
          <table:table-cell office:value-type="float" office:value="-79.71153" calcext:value-type="float">
            <text:p>-79.71153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30:56Z</text:p>
          </table:table-cell>
          <table:table-cell/>
          <table:table-cell office:value-type="float" office:value="39.909107" calcext:value-type="float">
            <text:p>39.909107</text:p>
          </table:table-cell>
          <table:table-cell office:value-type="float" office:value="-79.71167" calcext:value-type="float">
            <text:p>-79.71167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31:01Z</text:p>
          </table:table-cell>
          <table:table-cell/>
          <table:table-cell office:value-type="float" office:value="39.909042" calcext:value-type="float">
            <text:p>39.909042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31:03Z</text:p>
          </table:table-cell>
          <table:table-cell/>
          <table:table-cell office:value-type="float" office:value="39.909042" calcext:value-type="float">
            <text:p>39.909042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31:06Z</text:p>
          </table:table-cell>
          <table:table-cell/>
          <table:table-cell office:value-type="float" office:value="39.90898" calcext:value-type="float">
            <text:p>39.90898</text:p>
          </table:table-cell>
          <table:table-cell office:value-type="float" office:value="-79.71183" calcext:value-type="float">
            <text:p>-79.71183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31:11Z</text:p>
          </table:table-cell>
          <table:table-cell/>
          <table:table-cell office:value-type="float" office:value="39.908974" calcext:value-type="float">
            <text:p>39.908974</text:p>
          </table:table-cell>
          <table:table-cell office:value-type="float" office:value="-79.71186" calcext:value-type="float">
            <text:p>-79.71186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31:16Z</text:p>
          </table:table-cell>
          <table:table-cell/>
          <table:table-cell office:value-type="float" office:value="39.908978" calcext:value-type="float">
            <text:p>39.908978</text:p>
          </table:table-cell>
          <table:table-cell office:value-type="float" office:value="-79.71191" calcext:value-type="float">
            <text:p>-79.71191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31:21Z</text:p>
          </table:table-cell>
          <table:table-cell/>
          <table:table-cell office:value-type="float" office:value="39.90892" calcext:value-type="float">
            <text:p>39.90892</text:p>
          </table:table-cell>
          <table:table-cell office:value-type="float" office:value="-79.71198" calcext:value-type="float">
            <text:p>-79.71198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31:26Z</text:p>
          </table:table-cell>
          <table:table-cell/>
          <table:table-cell office:value-type="float" office:value="39.908817" calcext:value-type="float">
            <text:p>39.908817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31:31Z</text:p>
          </table:table-cell>
          <table:table-cell/>
          <table:table-cell office:value-type="float" office:value="39.90873" calcext:value-type="float">
            <text:p>39.90873</text:p>
          </table:table-cell>
          <table:table-cell office:value-type="float" office:value="-79.712204" calcext:value-type="float">
            <text:p>-79.71220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31:36Z</text:p>
          </table:table-cell>
          <table:table-cell/>
          <table:table-cell office:value-type="float" office:value="39.90866" calcext:value-type="float">
            <text:p>39.90866</text:p>
          </table:table-cell>
          <table:table-cell office:value-type="float" office:value="-79.71226" calcext:value-type="float">
            <text:p>-79.71226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31:51Z</text:p>
          </table:table-cell>
          <table:table-cell/>
          <table:table-cell office:value-type="float" office:value="39.908516" calcext:value-type="float">
            <text:p>39.908516</text:p>
          </table:table-cell>
          <table:table-cell office:value-type="float" office:value="-79.71224" calcext:value-type="float">
            <text:p>-79.712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31:56Z</text:p>
          </table:table-cell>
          <table:table-cell/>
          <table:table-cell office:value-type="float" office:value="39.908398" calcext:value-type="float">
            <text:p>39.908398</text:p>
          </table:table-cell>
          <table:table-cell office:value-type="float" office:value="-79.71214" calcext:value-type="float">
            <text:p>-79.7121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32:01Z</text:p>
          </table:table-cell>
          <table:table-cell/>
          <table:table-cell office:value-type="float" office:value="39.908325" calcext:value-type="float">
            <text:p>39.908325</text:p>
          </table:table-cell>
          <table:table-cell office:value-type="float" office:value="-79.71202" calcext:value-type="float">
            <text:p>-79.71202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32:02Z</text:p>
          </table:table-cell>
          <table:table-cell/>
          <table:table-cell office:value-type="float" office:value="39.908325" calcext:value-type="float">
            <text:p>39.908325</text:p>
          </table:table-cell>
          <table:table-cell office:value-type="float" office:value="-79.71202" calcext:value-type="float">
            <text:p>-79.71202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2:02Z</text:p>
          </table:table-cell>
          <table:table-cell/>
          <table:table-cell office:value-type="float" office:value="39.908325" calcext:value-type="float">
            <text:p>39.908325</text:p>
          </table:table-cell>
          <table:table-cell office:value-type="float" office:value="-79.71202" calcext:value-type="float">
            <text:p>-79.71202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2:10Z</text:p>
          </table:table-cell>
          <table:table-cell/>
          <table:table-cell office:value-type="float" office:value="39.90832" calcext:value-type="float">
            <text:p>39.90832</text:p>
          </table:table-cell>
          <table:table-cell office:value-type="float" office:value="-79.71198" calcext:value-type="float">
            <text:p>-79.71198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2:25Z</text:p>
          </table:table-cell>
          <table:table-cell/>
          <table:table-cell office:value-type="float" office:value="39.908375" calcext:value-type="float">
            <text:p>39.908375</text:p>
          </table:table-cell>
          <table:table-cell office:value-type="float" office:value="-79.71168" calcext:value-type="float">
            <text:p>-79.71168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2:30Z</text:p>
          </table:table-cell>
          <table:table-cell/>
          <table:table-cell office:value-type="float" office:value="39.908474" calcext:value-type="float">
            <text:p>39.908474</text:p>
          </table:table-cell>
          <table:table-cell office:value-type="float" office:value="-79.71153" calcext:value-type="float">
            <text:p>-79.71153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2:35Z</text:p>
          </table:table-cell>
          <table:table-cell/>
          <table:table-cell office:value-type="float" office:value="39.90855" calcext:value-type="float">
            <text:p>39.90855</text:p>
          </table:table-cell>
          <table:table-cell office:value-type="float" office:value="-79.71146" calcext:value-type="float">
            <text:p>-79.7114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2:45Z</text:p>
          </table:table-cell>
          <table:table-cell/>
          <table:table-cell office:value-type="float" office:value="39.90854" calcext:value-type="float">
            <text:p>39.90854</text:p>
          </table:table-cell>
          <table:table-cell office:value-type="float" office:value="-79.711395" calcext:value-type="float">
            <text:p>-79.711395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2:50Z</text:p>
          </table:table-cell>
          <table:table-cell/>
          <table:table-cell office:value-type="float" office:value="39.908577" calcext:value-type="float">
            <text:p>39.908577</text:p>
          </table:table-cell>
          <table:table-cell office:value-type="float" office:value="-79.71132" calcext:value-type="float">
            <text:p>-79.71132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2:55Z</text:p>
          </table:table-cell>
          <table:table-cell/>
          <table:table-cell office:value-type="float" office:value="39.908672" calcext:value-type="float">
            <text:p>39.908672</text:p>
          </table:table-cell>
          <table:table-cell office:value-type="float" office:value="-79.71122" calcext:value-type="float">
            <text:p>-79.711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3:00Z</text:p>
          </table:table-cell>
          <table:table-cell/>
          <table:table-cell office:value-type="float" office:value="39.908768" calcext:value-type="float">
            <text:p>39.908768</text:p>
          </table:table-cell>
          <table:table-cell office:value-type="float" office:value="-79.71108" calcext:value-type="float">
            <text:p>-79.71108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3:03Z</text:p>
          </table:table-cell>
          <table:table-cell/>
          <table:table-cell office:value-type="float" office:value="39.908768" calcext:value-type="float">
            <text:p>39.908768</text:p>
          </table:table-cell>
          <table:table-cell office:value-type="float" office:value="-79.71108" calcext:value-type="float">
            <text:p>-79.71108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3:05Z</text:p>
          </table:table-cell>
          <table:table-cell/>
          <table:table-cell office:value-type="float" office:value="39.908787" calcext:value-type="float">
            <text:p>39.908787</text:p>
          </table:table-cell>
          <table:table-cell office:value-type="float" office:value="-79.71103" calcext:value-type="float">
            <text:p>-79.71103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3:12Z</text:p>
          </table:table-cell>
          <table:table-cell/>
          <table:table-cell office:value-type="float" office:value="39.9088" calcext:value-type="float">
            <text:p>39.9088</text:p>
          </table:table-cell>
          <table:table-cell office:value-type="float" office:value="-79.710976" calcext:value-type="float">
            <text:p>-79.7109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3:17Z</text:p>
          </table:table-cell>
          <table:table-cell/>
          <table:table-cell office:value-type="float" office:value="39.90886" calcext:value-type="float">
            <text:p>39.90886</text:p>
          </table:table-cell>
          <table:table-cell office:value-type="float" office:value="-79.71089" calcext:value-type="float">
            <text:p>-79.71089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3:24Z</text:p>
          </table:table-cell>
          <table:table-cell/>
          <table:table-cell office:value-type="float" office:value="39.908943" calcext:value-type="float">
            <text:p>39.908943</text:p>
          </table:table-cell>
          <table:table-cell office:value-type="float" office:value="-79.71078" calcext:value-type="float">
            <text:p>-79.71078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3:29Z</text:p>
          </table:table-cell>
          <table:table-cell/>
          <table:table-cell office:value-type="float" office:value="39.90904" calcext:value-type="float">
            <text:p>39.90904</text:p>
          </table:table-cell>
          <table:table-cell office:value-type="float" office:value="-79.71066" calcext:value-type="float">
            <text:p>-79.7106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3:44Z</text:p>
          </table:table-cell>
          <table:table-cell/>
          <table:table-cell office:value-type="float" office:value="39.909122" calcext:value-type="float">
            <text:p>39.909122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3:49Z</text:p>
          </table:table-cell>
          <table:table-cell/>
          <table:table-cell office:value-type="float" office:value="39.909195" calcext:value-type="float">
            <text:p>39.909195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3:54Z</text:p>
          </table:table-cell>
          <table:table-cell/>
          <table:table-cell office:value-type="float" office:value="39.909313" calcext:value-type="float">
            <text:p>39.909313</text:p>
          </table:table-cell>
          <table:table-cell office:value-type="float" office:value="-79.710686" calcext:value-type="float">
            <text:p>-79.710686</text:p>
          </table:table-cell>
          <table:table-cell office:value-type="float" office:value="323.4" calcext:value-type="float">
            <text:p>323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3:59Z</text:p>
          </table:table-cell>
          <table:table-cell/>
          <table:table-cell office:value-type="float" office:value="39.909428" calcext:value-type="float">
            <text:p>39.909428</text:p>
          </table:table-cell>
          <table:table-cell office:value-type="float" office:value="-79.710815" calcext:value-type="float">
            <text:p>-79.710815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4:03Z</text:p>
          </table:table-cell>
          <table:table-cell/>
          <table:table-cell office:value-type="float" office:value="39.909428" calcext:value-type="float">
            <text:p>39.909428</text:p>
          </table:table-cell>
          <table:table-cell office:value-type="float" office:value="-79.710815" calcext:value-type="float">
            <text:p>-79.71081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4:04Z</text:p>
          </table:table-cell>
          <table:table-cell/>
          <table:table-cell office:value-type="float" office:value="39.909438" calcext:value-type="float">
            <text:p>39.909438</text:p>
          </table:table-cell>
          <table:table-cell office:value-type="float" office:value="-79.710854" calcext:value-type="float">
            <text:p>-79.7108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4:09Z</text:p>
          </table:table-cell>
          <table:table-cell/>
          <table:table-cell office:value-type="float" office:value="39.90949" calcext:value-type="float">
            <text:p>39.90949</text:p>
          </table:table-cell>
          <table:table-cell office:value-type="float" office:value="-79.71105" calcext:value-type="float">
            <text:p>-79.71105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4:24Z</text:p>
          </table:table-cell>
          <table:table-cell/>
          <table:table-cell office:value-type="float" office:value="39.909428" calcext:value-type="float">
            <text:p>39.909428</text:p>
          </table:table-cell>
          <table:table-cell office:value-type="float" office:value="-79.71116" calcext:value-type="float">
            <text:p>-79.7111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4:29Z</text:p>
          </table:table-cell>
          <table:table-cell/>
          <table:table-cell office:value-type="float" office:value="39.90934" calcext:value-type="float">
            <text:p>39.90934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4" calcext:value-type="float">
            <text:p>323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4:34Z</text:p>
          </table:table-cell>
          <table:table-cell/>
          <table:table-cell office:value-type="float" office:value="39.909264" calcext:value-type="float">
            <text:p>39.909264</text:p>
          </table:table-cell>
          <table:table-cell office:value-type="float" office:value="-79.71138" calcext:value-type="float">
            <text:p>-79.71138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4:39Z</text:p>
          </table:table-cell>
          <table:table-cell/>
          <table:table-cell office:value-type="float" office:value="39.909245" calcext:value-type="float">
            <text:p>39.909245</text:p>
          </table:table-cell>
          <table:table-cell office:value-type="float" office:value="-79.7114" calcext:value-type="float">
            <text:p>-79.7114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4:49Z</text:p>
          </table:table-cell>
          <table:table-cell/>
          <table:table-cell office:value-type="float" office:value="39.90919" calcext:value-type="float">
            <text:p>39.90919</text:p>
          </table:table-cell>
          <table:table-cell office:value-type="float" office:value="-79.71154" calcext:value-type="float">
            <text:p>-79.711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4:54Z</text:p>
          </table:table-cell>
          <table:table-cell/>
          <table:table-cell office:value-type="float" office:value="39.909096" calcext:value-type="float">
            <text:p>39.909096</text:p>
          </table:table-cell>
          <table:table-cell office:value-type="float" office:value="-79.71169" calcext:value-type="float">
            <text:p>-79.71169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4:59Z</text:p>
          </table:table-cell>
          <table:table-cell/>
          <table:table-cell office:value-type="float" office:value="39.90905" calcext:value-type="float">
            <text:p>39.90905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5:03Z</text:p>
          </table:table-cell>
          <table:table-cell/>
          <table:table-cell office:value-type="float" office:value="39.90905" calcext:value-type="float">
            <text:p>39.90905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5:04Z</text:p>
          </table:table-cell>
          <table:table-cell/>
          <table:table-cell office:value-type="float" office:value="39.90905" calcext:value-type="float">
            <text:p>39.90905</text:p>
          </table:table-cell>
          <table:table-cell office:value-type="float" office:value="-79.71177" calcext:value-type="float">
            <text:p>-79.71177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5:09Z</text:p>
          </table:table-cell>
          <table:table-cell/>
          <table:table-cell office:value-type="float" office:value="39.90901" calcext:value-type="float">
            <text:p>39.90901</text:p>
          </table:table-cell>
          <table:table-cell office:value-type="float" office:value="-79.71184" calcext:value-type="float">
            <text:p>-79.71184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5:14Z</text:p>
          </table:table-cell>
          <table:table-cell/>
          <table:table-cell office:value-type="float" office:value="39.908897" calcext:value-type="float">
            <text:p>39.908897</text:p>
          </table:table-cell>
          <table:table-cell office:value-type="float" office:value="-79.71197" calcext:value-type="float">
            <text:p>-79.71197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5:19Z</text:p>
          </table:table-cell>
          <table:table-cell/>
          <table:table-cell office:value-type="float" office:value="39.908806" calcext:value-type="float">
            <text:p>39.908806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5:29Z</text:p>
          </table:table-cell>
          <table:table-cell/>
          <table:table-cell office:value-type="float" office:value="39.908813" calcext:value-type="float">
            <text:p>39.908813</text:p>
          </table:table-cell>
          <table:table-cell office:value-type="float" office:value="-79.712105" calcext:value-type="float">
            <text:p>-79.712105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5:34Z</text:p>
          </table:table-cell>
          <table:table-cell/>
          <table:table-cell office:value-type="float" office:value="39.90877" calcext:value-type="float">
            <text:p>39.90877</text:p>
          </table:table-cell>
          <table:table-cell office:value-type="float" office:value="-79.712166" calcext:value-type="float">
            <text:p>-79.712166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5:39Z</text:p>
          </table:table-cell>
          <table:table-cell/>
          <table:table-cell office:value-type="float" office:value="39.908672" calcext:value-type="float">
            <text:p>39.908672</text:p>
          </table:table-cell>
          <table:table-cell office:value-type="float" office:value="-79.71222" calcext:value-type="float">
            <text:p>-79.71222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5:44Z</text:p>
          </table:table-cell>
          <table:table-cell/>
          <table:table-cell office:value-type="float" office:value="39.90853" calcext:value-type="float">
            <text:p>39.90853</text:p>
          </table:table-cell>
          <table:table-cell office:value-type="float" office:value="-79.71221" calcext:value-type="float">
            <text:p>-79.712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5:53Z</text:p>
          </table:table-cell>
          <table:table-cell/>
          <table:table-cell office:value-type="float" office:value="39.908386" calcext:value-type="float">
            <text:p>39.908386</text:p>
          </table:table-cell>
          <table:table-cell office:value-type="float" office:value="-79.71213" calcext:value-type="float">
            <text:p>-79.71213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36:03Z</text:p>
          </table:table-cell>
          <table:table-cell/>
          <table:table-cell office:value-type="float" office:value="39.908386" calcext:value-type="float">
            <text:p>39.908386</text:p>
          </table:table-cell>
          <table:table-cell office:value-type="float" office:value="-79.71213" calcext:value-type="float">
            <text:p>-79.71213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36:03Z</text:p>
          </table:table-cell>
          <table:table-cell/>
          <table:table-cell office:value-type="float" office:value="39.908386" calcext:value-type="float">
            <text:p>39.908386</text:p>
          </table:table-cell>
          <table:table-cell office:value-type="float" office:value="-79.71213" calcext:value-type="float">
            <text:p>-79.71213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36:03Z</text:p>
          </table:table-cell>
          <table:table-cell/>
          <table:table-cell office:value-type="float" office:value="39.908386" calcext:value-type="float">
            <text:p>39.908386</text:p>
          </table:table-cell>
          <table:table-cell office:value-type="float" office:value="-79.71213" calcext:value-type="float">
            <text:p>-79.71213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36:08Z</text:p>
          </table:table-cell>
          <table:table-cell/>
          <table:table-cell office:value-type="float" office:value="39.90832" calcext:value-type="float">
            <text:p>39.90832</text:p>
          </table:table-cell>
          <table:table-cell office:value-type="float" office:value="-79.71188" calcext:value-type="float">
            <text:p>-79.71188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36:13Z</text:p>
          </table:table-cell>
          <table:table-cell/>
          <table:table-cell office:value-type="float" office:value="39.908314" calcext:value-type="float">
            <text:p>39.908314</text:p>
          </table:table-cell>
          <table:table-cell office:value-type="float" office:value="-79.7118" calcext:value-type="float">
            <text:p>-79.71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36:28Z</text:p>
          </table:table-cell>
          <table:table-cell/>
          <table:table-cell office:value-type="float" office:value="39.90841" calcext:value-type="float">
            <text:p>39.90841</text:p>
          </table:table-cell>
          <table:table-cell office:value-type="float" office:value="-79.711624" calcext:value-type="float">
            <text:p>-79.7116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36:33Z</text:p>
          </table:table-cell>
          <table:table-cell/>
          <table:table-cell office:value-type="float" office:value="39.908516" calcext:value-type="float">
            <text:p>39.908516</text:p>
          </table:table-cell>
          <table:table-cell office:value-type="float" office:value="-79.711494" calcext:value-type="float">
            <text:p>-79.711494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36:38Z</text:p>
          </table:table-cell>
          <table:table-cell/>
          <table:table-cell office:value-type="float" office:value="39.90853" calcext:value-type="float">
            <text:p>39.90853</text:p>
          </table:table-cell>
          <table:table-cell office:value-type="float" office:value="-79.71146" calcext:value-type="float">
            <text:p>-79.71146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36:48Z</text:p>
          </table:table-cell>
          <table:table-cell/>
          <table:table-cell office:value-type="float" office:value="39.908607" calcext:value-type="float">
            <text:p>39.908607</text:p>
          </table:table-cell>
          <table:table-cell office:value-type="float" office:value="-79.71131" calcext:value-type="float">
            <text:p>-79.71131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36:53Z</text:p>
          </table:table-cell>
          <table:table-cell/>
          <table:table-cell office:value-type="float" office:value="39.908684" calcext:value-type="float">
            <text:p>39.908684</text:p>
          </table:table-cell>
          <table:table-cell office:value-type="float" office:value="-79.71118" calcext:value-type="float">
            <text:p>-79.71118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37:03Z</text:p>
          </table:table-cell>
          <table:table-cell/>
          <table:table-cell office:value-type="float" office:value="39.908696" calcext:value-type="float">
            <text:p>39.908696</text:p>
          </table:table-cell>
          <table:table-cell office:value-type="float" office:value="-79.71114" calcext:value-type="float">
            <text:p>-79.71114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37:03Z</text:p>
          </table:table-cell>
          <table:table-cell/>
          <table:table-cell office:value-type="float" office:value="39.908707" calcext:value-type="float">
            <text:p>39.908707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37:08Z</text:p>
          </table:table-cell>
          <table:table-cell/>
          <table:table-cell office:value-type="float" office:value="39.908775" calcext:value-type="float">
            <text:p>39.908775</text:p>
          </table:table-cell>
          <table:table-cell office:value-type="float" office:value="-79.711" calcext:value-type="float">
            <text:p>-79.7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37:13Z</text:p>
          </table:table-cell>
          <table:table-cell/>
          <table:table-cell office:value-type="float" office:value="39.908875" calcext:value-type="float">
            <text:p>39.908875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37:18Z</text:p>
          </table:table-cell>
          <table:table-cell/>
          <table:table-cell office:value-type="float" office:value="39.90893" calcext:value-type="float">
            <text:p>39.90893</text:p>
          </table:table-cell>
          <table:table-cell office:value-type="float" office:value="-79.7108" calcext:value-type="float">
            <text:p>-79.7108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37:28Z</text:p>
          </table:table-cell>
          <table:table-cell/>
          <table:table-cell office:value-type="float" office:value="39.908974" calcext:value-type="float">
            <text:p>39.908974</text:p>
          </table:table-cell>
          <table:table-cell office:value-type="float" office:value="-79.71073" calcext:value-type="float">
            <text:p>-79.71073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37:33Z</text:p>
          </table:table-cell>
          <table:table-cell/>
          <table:table-cell office:value-type="float" office:value="39.909065" calcext:value-type="float">
            <text:p>39.909065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37:38Z</text:p>
          </table:table-cell>
          <table:table-cell/>
          <table:table-cell office:value-type="float" office:value="39.90919" calcext:value-type="float">
            <text:p>39.90919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37:43Z</text:p>
          </table:table-cell>
          <table:table-cell/>
          <table:table-cell office:value-type="float" office:value="39.90922" calcext:value-type="float">
            <text:p>39.90922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37:53Z</text:p>
          </table:table-cell>
          <table:table-cell/>
          <table:table-cell office:value-type="float" office:value="39.90928" calcext:value-type="float">
            <text:p>39.90928</text:p>
          </table:table-cell>
          <table:table-cell office:value-type="float" office:value="-79.710655" calcext:value-type="float">
            <text:p>-79.710655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37:58Z</text:p>
          </table:table-cell>
          <table:table-cell/>
          <table:table-cell office:value-type="float" office:value="39.909397" calcext:value-type="float">
            <text:p>39.909397</text:p>
          </table:table-cell>
          <table:table-cell office:value-type="float" office:value="-79.71079" calcext:value-type="float">
            <text:p>-79.71079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38:02Z</text:p>
          </table:table-cell>
          <table:table-cell/>
          <table:table-cell office:value-type="float" office:value="39.909397" calcext:value-type="float">
            <text:p>39.909397</text:p>
          </table:table-cell>
          <table:table-cell office:value-type="float" office:value="-79.71079" calcext:value-type="float">
            <text:p>-79.71079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8:03Z</text:p>
          </table:table-cell>
          <table:table-cell/>
          <table:table-cell office:value-type="float" office:value="39.909404" calcext:value-type="float">
            <text:p>39.909404</text:p>
          </table:table-cell>
          <table:table-cell office:value-type="float" office:value="-79.710808" calcext:value-type="float">
            <text:p>-79.710808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8:12Z</text:p>
          </table:table-cell>
          <table:table-cell/>
          <table:table-cell office:value-type="float" office:value="39.909466" calcext:value-type="float">
            <text:p>39.909466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8:17Z</text:p>
          </table:table-cell>
          <table:table-cell/>
          <table:table-cell office:value-type="float" office:value="39.90948" calcext:value-type="float">
            <text:p>39.90948</text:p>
          </table:table-cell>
          <table:table-cell office:value-type="float" office:value="-79.71101" calcext:value-type="float">
            <text:p>-79.71101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8:22Z</text:p>
          </table:table-cell>
          <table:table-cell/>
          <table:table-cell office:value-type="float" office:value="39.909424" calcext:value-type="float">
            <text:p>39.909424</text:p>
          </table:table-cell>
          <table:table-cell office:value-type="float" office:value="-79.71114" calcext:value-type="float">
            <text:p>-79.711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8:27Z</text:p>
          </table:table-cell>
          <table:table-cell/>
          <table:table-cell office:value-type="float" office:value="39.90931" calcext:value-type="float">
            <text:p>39.90931</text:p>
          </table:table-cell>
          <table:table-cell office:value-type="float" office:value="-79.711266" calcext:value-type="float">
            <text:p>-79.711266</text:p>
          </table:table-cell>
          <table:table-cell office:value-type="float" office:value="323.4" calcext:value-type="float">
            <text:p>323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8:32Z</text:p>
          </table:table-cell>
          <table:table-cell/>
          <table:table-cell office:value-type="float" office:value="39.909233" calcext:value-type="float">
            <text:p>39.909233</text:p>
          </table:table-cell>
          <table:table-cell office:value-type="float" office:value="-79.71134" calcext:value-type="float">
            <text:p>-79.711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8:37Z</text:p>
          </table:table-cell>
          <table:table-cell/>
          <table:table-cell office:value-type="float" office:value="39.909218" calcext:value-type="float">
            <text:p>39.909218</text:p>
          </table:table-cell>
          <table:table-cell office:value-type="float" office:value="-79.711365" calcext:value-type="float">
            <text:p>-79.71136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8:47Z</text:p>
          </table:table-cell>
          <table:table-cell/>
          <table:table-cell office:value-type="float" office:value="39.90923" calcext:value-type="float">
            <text:p>39.90923</text:p>
          </table:table-cell>
          <table:table-cell office:value-type="float" office:value="-79.71144" calcext:value-type="float">
            <text:p>-79.71144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8:52Z</text:p>
          </table:table-cell>
          <table:table-cell/>
          <table:table-cell office:value-type="float" office:value="39.909138" calcext:value-type="float">
            <text:p>39.909138</text:p>
          </table:table-cell>
          <table:table-cell office:value-type="float" office:value="-79.711586" calcext:value-type="float">
            <text:p>-79.7115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8:57Z</text:p>
          </table:table-cell>
          <table:table-cell/>
          <table:table-cell office:value-type="float" office:value="39.909054" calcext:value-type="float">
            <text:p>39.909054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9:02Z</text:p>
          </table:table-cell>
          <table:table-cell/>
          <table:table-cell office:value-type="float" office:value="39.909023" calcext:value-type="float">
            <text:p>39.909023</text:p>
          </table:table-cell>
          <table:table-cell office:value-type="float" office:value="-79.71176" calcext:value-type="float">
            <text:p>-79.71176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39:03Z</text:p>
          </table:table-cell>
          <table:table-cell/>
          <table:table-cell office:value-type="float" office:value="39.909023" calcext:value-type="float">
            <text:p>39.909023</text:p>
          </table:table-cell>
          <table:table-cell office:value-type="float" office:value="-79.71176" calcext:value-type="float">
            <text:p>-79.71176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39:17Z</text:p>
          </table:table-cell>
          <table:table-cell/>
          <table:table-cell office:value-type="float" office:value="39.908867" calcext:value-type="float">
            <text:p>39.908867</text:p>
          </table:table-cell>
          <table:table-cell office:value-type="float" office:value="-79.71199" calcext:value-type="float">
            <text:p>-79.71199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39:22Z</text:p>
          </table:table-cell>
          <table:table-cell/>
          <table:table-cell office:value-type="float" office:value="39.908764" calcext:value-type="float">
            <text:p>39.908764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39:27Z</text:p>
          </table:table-cell>
          <table:table-cell/>
          <table:table-cell office:value-type="float" office:value="39.90872" calcext:value-type="float">
            <text:p>39.90872</text:p>
          </table:table-cell>
          <table:table-cell office:value-type="float" office:value="-79.71214" calcext:value-type="float">
            <text:p>-79.7121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39:37Z</text:p>
          </table:table-cell>
          <table:table-cell/>
          <table:table-cell office:value-type="float" office:value="39.90873" calcext:value-type="float">
            <text:p>39.90873</text:p>
          </table:table-cell>
          <table:table-cell office:value-type="float" office:value="-79.71217" calcext:value-type="float">
            <text:p>-79.71217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39:42Z</text:p>
          </table:table-cell>
          <table:table-cell/>
          <table:table-cell office:value-type="float" office:value="39.90867" calcext:value-type="float">
            <text:p>39.90867</text:p>
          </table:table-cell>
          <table:table-cell office:value-type="float" office:value="-79.71221" calcext:value-type="float">
            <text:p>-79.712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39:47Z</text:p>
          </table:table-cell>
          <table:table-cell/>
          <table:table-cell office:value-type="float" office:value="39.90851" calcext:value-type="float">
            <text:p>39.90851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39:52Z</text:p>
          </table:table-cell>
          <table:table-cell/>
          <table:table-cell office:value-type="float" office:value="39.908386" calcext:value-type="float">
            <text:p>39.908386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39:57Z</text:p>
          </table:table-cell>
          <table:table-cell/>
          <table:table-cell office:value-type="float" office:value="39.908363" calcext:value-type="float">
            <text:p>39.908363</text:p>
          </table:table-cell>
          <table:table-cell office:value-type="float" office:value="-79.71212" calcext:value-type="float">
            <text:p>-79.71212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0:02Z</text:p>
          </table:table-cell>
          <table:table-cell/>
          <table:table-cell office:value-type="float" office:value="39.908363" calcext:value-type="float">
            <text:p>39.908363</text:p>
          </table:table-cell>
          <table:table-cell office:value-type="float" office:value="-79.71212" calcext:value-type="float">
            <text:p>-79.71212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0:02Z</text:p>
          </table:table-cell>
          <table:table-cell/>
          <table:table-cell office:value-type="float" office:value="39.908363" calcext:value-type="float">
            <text:p>39.908363</text:p>
          </table:table-cell>
          <table:table-cell office:value-type="float" office:value="-79.71212" calcext:value-type="float">
            <text:p>-79.71212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40:05Z</text:p>
          </table:table-cell>
          <table:table-cell/>
          <table:table-cell office:value-type="float" office:value="39.908325" calcext:value-type="float">
            <text:p>39.908325</text:p>
          </table:table-cell>
          <table:table-cell office:value-type="float" office:value="-79.71208" calcext:value-type="float">
            <text:p>-79.71208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40:10Z</text:p>
          </table:table-cell>
          <table:table-cell/>
          <table:table-cell office:value-type="float" office:value="39.9083" calcext:value-type="float">
            <text:p>39.9083</text:p>
          </table:table-cell>
          <table:table-cell office:value-type="float" office:value="-79.71189" calcext:value-type="float">
            <text:p>-79.7118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40:13Z</text:p>
          </table:table-cell>
          <table:table-cell/>
          <table:table-cell office:value-type="float" office:value="39.9083" calcext:value-type="float">
            <text:p>39.9083</text:p>
          </table:table-cell>
          <table:table-cell office:value-type="float" office:value="-79.71189" calcext:value-type="float">
            <text:p>-79.71189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40:19Z</text:p>
          </table:table-cell>
          <table:table-cell/>
          <table:table-cell office:value-type="float" office:value="39.90835" calcext:value-type="float">
            <text:p>39.90835</text:p>
          </table:table-cell>
          <table:table-cell office:value-type="float" office:value="-79.71171" calcext:value-type="float">
            <text:p>-79.71171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40:24Z</text:p>
          </table:table-cell>
          <table:table-cell/>
          <table:table-cell office:value-type="float" office:value="39.908367" calcext:value-type="float">
            <text:p>39.908367</text:p>
          </table:table-cell>
          <table:table-cell office:value-type="float" office:value="-79.71168" calcext:value-type="float">
            <text:p>-79.71168</text:p>
          </table:table-cell>
          <table:table-cell office:value-type="float" office:value="323.7" calcext:value-type="float">
            <text:p>323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40:29Z</text:p>
          </table:table-cell>
          <table:table-cell/>
          <table:table-cell office:value-type="float" office:value="39.908386" calcext:value-type="float">
            <text:p>39.908386</text:p>
          </table:table-cell>
          <table:table-cell office:value-type="float" office:value="-79.71162" calcext:value-type="float">
            <text:p>-79.71162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40:34Z</text:p>
          </table:table-cell>
          <table:table-cell/>
          <table:table-cell office:value-type="float" office:value="39.908466" calcext:value-type="float">
            <text:p>39.908466</text:p>
          </table:table-cell>
          <table:table-cell office:value-type="float" office:value="-79.71151" calcext:value-type="float">
            <text:p>-79.71151</text:p>
          </table:table-cell>
          <table:table-cell office:value-type="float" office:value="323.5" calcext:value-type="float">
            <text:p>323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40:39Z</text:p>
          </table:table-cell>
          <table:table-cell/>
          <table:table-cell office:value-type="float" office:value="39.90856" calcext:value-type="float">
            <text:p>39.90856</text:p>
          </table:table-cell>
          <table:table-cell office:value-type="float" office:value="-79.711395" calcext:value-type="float">
            <text:p>-79.711395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40:44Z</text:p>
          </table:table-cell>
          <table:table-cell/>
          <table:table-cell office:value-type="float" office:value="39.908627" calcext:value-type="float">
            <text:p>39.908627</text:p>
          </table:table-cell>
          <table:table-cell office:value-type="float" office:value="-79.71129" calcext:value-type="float">
            <text:p>-79.71129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40:49Z</text:p>
          </table:table-cell>
          <table:table-cell/>
          <table:table-cell office:value-type="float" office:value="39.908615" calcext:value-type="float">
            <text:p>39.908615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6" calcext:value-type="float">
            <text:p>323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40:59Z</text:p>
          </table:table-cell>
          <table:table-cell/>
          <table:table-cell office:value-type="float" office:value="39.908676" calcext:value-type="float">
            <text:p>39.908676</text:p>
          </table:table-cell>
          <table:table-cell office:value-type="float" office:value="-79.71116" calcext:value-type="float">
            <text:p>-79.71116</text:p>
          </table:table-cell>
          <table:table-cell office:value-type="float" office:value="323.8" calcext:value-type="float">
            <text:p>323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6-24T23:41:03Z</text:p>
          </table:table-cell>
          <table:table-cell/>
          <table:table-cell office:value-type="float" office:value="39.908676" calcext:value-type="float">
            <text:p>39.908676</text:p>
          </table:table-cell>
          <table:table-cell office:value-type="float" office:value="-79.71116" calcext:value-type="float">
            <text:p>-79.71116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1:04Z</text:p>
          </table:table-cell>
          <table:table-cell/>
          <table:table-cell office:value-type="float" office:value="39.908702" calcext:value-type="float">
            <text:p>39.908702</text:p>
          </table:table-cell>
          <table:table-cell office:value-type="float" office:value="-79.711129" calcext:value-type="float">
            <text:p>-79.711129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1:09Z</text:p>
          </table:table-cell>
          <table:table-cell/>
          <table:table-cell office:value-type="float" office:value="39.908833" calcext:value-type="float">
            <text:p>39.908833</text:p>
          </table:table-cell>
          <table:table-cell office:value-type="float" office:value="-79.710976" calcext:value-type="float">
            <text:p>-79.7109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1:14Z</text:p>
          </table:table-cell>
          <table:table-cell/>
          <table:table-cell office:value-type="float" office:value="39.90894" calcext:value-type="float">
            <text:p>39.90894</text:p>
          </table:table-cell>
          <table:table-cell office:value-type="float" office:value="-79.71087" calcext:value-type="float">
            <text:p>-79.71087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1:19Z</text:p>
          </table:table-cell>
          <table:table-cell/>
          <table:table-cell office:value-type="float" office:value="39.909008" calcext:value-type="float">
            <text:p>39.909008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1:24Z</text:p>
          </table:table-cell>
          <table:table-cell/>
          <table:table-cell office:value-type="float" office:value="39.909027" calcext:value-type="float">
            <text:p>39.909027</text:p>
          </table:table-cell>
          <table:table-cell office:value-type="float" office:value="-79.71071" calcext:value-type="float">
            <text:p>-79.7107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1:34Z</text:p>
          </table:table-cell>
          <table:table-cell/>
          <table:table-cell office:value-type="float" office:value="39.909042" calcext:value-type="float">
            <text:p>39.909042</text:p>
          </table:table-cell>
          <table:table-cell office:value-type="float" office:value="-79.71066" calcext:value-type="float">
            <text:p>-79.7106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1:39Z</text:p>
          </table:table-cell>
          <table:table-cell/>
          <table:table-cell office:value-type="float" office:value="39.90911" calcext:value-type="float">
            <text:p>39.90911</text:p>
          </table:table-cell>
          <table:table-cell office:value-type="float" office:value="-79.71063" calcext:value-type="float">
            <text:p>-79.71063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1:44Z</text:p>
          </table:table-cell>
          <table:table-cell/>
          <table:table-cell office:value-type="float" office:value="39.909206" calcext:value-type="float">
            <text:p>39.909206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1:49Z</text:p>
          </table:table-cell>
          <table:table-cell/>
          <table:table-cell office:value-type="float" office:value="39.90935" calcext:value-type="float">
            <text:p>39.90935</text:p>
          </table:table-cell>
          <table:table-cell office:value-type="float" office:value="-79.71074" calcext:value-type="float">
            <text:p>-79.71074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1:54Z</text:p>
          </table:table-cell>
          <table:table-cell/>
          <table:table-cell office:value-type="float" office:value="39.90944" calcext:value-type="float">
            <text:p>39.90944</text:p>
          </table:table-cell>
          <table:table-cell office:value-type="float" office:value="-79.71085" calcext:value-type="float">
            <text:p>-79.7108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1:59Z</text:p>
          </table:table-cell>
          <table:table-cell/>
          <table:table-cell office:value-type="float" office:value="39.909477" calcext:value-type="float">
            <text:p>39.909477</text:p>
          </table:table-cell>
          <table:table-cell office:value-type="float" office:value="-79.710945" calcext:value-type="float">
            <text:p>-79.710945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2:02Z</text:p>
          </table:table-cell>
          <table:table-cell/>
          <table:table-cell office:value-type="float" office:value="39.909477" calcext:value-type="float">
            <text:p>39.909477</text:p>
          </table:table-cell>
          <table:table-cell office:value-type="float" office:value="-79.710945" calcext:value-type="float">
            <text:p>-79.710945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2:02Z</text:p>
          </table:table-cell>
          <table:table-cell/>
          <table:table-cell office:value-type="float" office:value="39.909477" calcext:value-type="float">
            <text:p>39.909477</text:p>
          </table:table-cell>
          <table:table-cell office:value-type="float" office:value="-79.710945" calcext:value-type="float">
            <text:p>-79.71094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2:04Z</text:p>
          </table:table-cell>
          <table:table-cell/>
          <table:table-cell office:value-type="float" office:value="39.909477" calcext:value-type="float">
            <text:p>39.909477</text:p>
          </table:table-cell>
          <table:table-cell office:value-type="float" office:value="-79.711006" calcext:value-type="float">
            <text:p>-79.711006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2:16Z</text:p>
          </table:table-cell>
          <table:table-cell/>
          <table:table-cell office:value-type="float" office:value="39.9094" calcext:value-type="float">
            <text:p>39.9094</text:p>
          </table:table-cell>
          <table:table-cell office:value-type="float" office:value="-79.71113" calcext:value-type="float">
            <text:p>-79.71113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2:21Z</text:p>
          </table:table-cell>
          <table:table-cell/>
          <table:table-cell office:value-type="float" office:value="39.909313" calcext:value-type="float">
            <text:p>39.909313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4" calcext:value-type="float">
            <text:p>323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2:26Z</text:p>
          </table:table-cell>
          <table:table-cell/>
          <table:table-cell office:value-type="float" office:value="39.909275" calcext:value-type="float">
            <text:p>39.909275</text:p>
          </table:table-cell>
          <table:table-cell office:value-type="float" office:value="-79.711365" calcext:value-type="float">
            <text:p>-79.71136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2:41Z</text:p>
          </table:table-cell>
          <table:table-cell/>
          <table:table-cell office:value-type="float" office:value="39.90918" calcext:value-type="float">
            <text:p>39.90918</text:p>
          </table:table-cell>
          <table:table-cell office:value-type="float" office:value="-79.711525" calcext:value-type="float">
            <text:p>-79.71152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2:46Z</text:p>
          </table:table-cell>
          <table:table-cell/>
          <table:table-cell office:value-type="float" office:value="39.90907" calcext:value-type="float">
            <text:p>39.90907</text:p>
          </table:table-cell>
          <table:table-cell office:value-type="float" office:value="-79.71165" calcext:value-type="float">
            <text:p>-79.711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2:51Z</text:p>
          </table:table-cell>
          <table:table-cell/>
          <table:table-cell office:value-type="float" office:value="39.909" calcext:value-type="float">
            <text:p>39.909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3:01Z</text:p>
          </table:table-cell>
          <table:table-cell/>
          <table:table-cell office:value-type="float" office:value="39.908997" calcext:value-type="float">
            <text:p>39.908997</text:p>
          </table:table-cell>
          <table:table-cell office:value-type="float" office:value="-79.7118" calcext:value-type="float">
            <text:p>-79.71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3:03Z</text:p>
          </table:table-cell>
          <table:table-cell/>
          <table:table-cell office:value-type="float" office:value="39.908997" calcext:value-type="float">
            <text:p>39.908997</text:p>
          </table:table-cell>
          <table:table-cell office:value-type="float" office:value="-79.7118" calcext:value-type="float">
            <text:p>-79.71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3:06Z</text:p>
          </table:table-cell>
          <table:table-cell/>
          <table:table-cell office:value-type="float" office:value="39.908955" calcext:value-type="float">
            <text:p>39.908955</text:p>
          </table:table-cell>
          <table:table-cell office:value-type="float" office:value="-79.711876" calcext:value-type="float">
            <text:p>-79.711876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3:11Z</text:p>
          </table:table-cell>
          <table:table-cell/>
          <table:table-cell office:value-type="float" office:value="39.90885" calcext:value-type="float">
            <text:p>39.90885</text:p>
          </table:table-cell>
          <table:table-cell office:value-type="float" office:value="-79.712006" calcext:value-type="float">
            <text:p>-79.712006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3:16Z</text:p>
          </table:table-cell>
          <table:table-cell/>
          <table:table-cell office:value-type="float" office:value="39.908764" calcext:value-type="float">
            <text:p>39.908764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3:21Z</text:p>
          </table:table-cell>
          <table:table-cell/>
          <table:table-cell office:value-type="float" office:value="39.908764" calcext:value-type="float">
            <text:p>39.908764</text:p>
          </table:table-cell>
          <table:table-cell office:value-type="float" office:value="-79.712135" calcext:value-type="float">
            <text:p>-79.71213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3:31Z</text:p>
          </table:table-cell>
          <table:table-cell/>
          <table:table-cell office:value-type="float" office:value="39.908653" calcext:value-type="float">
            <text:p>39.908653</text:p>
          </table:table-cell>
          <table:table-cell office:value-type="float" office:value="-79.71223" calcext:value-type="float">
            <text:p>-79.71223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3:36Z</text:p>
          </table:table-cell>
          <table:table-cell/>
          <table:table-cell office:value-type="float" office:value="39.908524" calcext:value-type="float">
            <text:p>39.908524</text:p>
          </table:table-cell>
          <table:table-cell office:value-type="float" office:value="-79.71224" calcext:value-type="float">
            <text:p>-79.712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3:41Z</text:p>
          </table:table-cell>
          <table:table-cell/>
          <table:table-cell office:value-type="float" office:value="39.908485" calcext:value-type="float">
            <text:p>39.908485</text:p>
          </table:table-cell>
          <table:table-cell office:value-type="float" office:value="-79.71223" calcext:value-type="float">
            <text:p>-79.71223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3:48Z</text:p>
          </table:table-cell>
          <table:table-cell/>
          <table:table-cell office:value-type="float" office:value="39.908432" calcext:value-type="float">
            <text:p>39.908432</text:p>
          </table:table-cell>
          <table:table-cell office:value-type="float" office:value="-79.712204" calcext:value-type="float">
            <text:p>-79.71220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3:55Z</text:p>
          </table:table-cell>
          <table:table-cell/>
          <table:table-cell office:value-type="float" office:value="39.908375" calcext:value-type="float">
            <text:p>39.908375</text:p>
          </table:table-cell>
          <table:table-cell office:value-type="float" office:value="-79.71213" calcext:value-type="float">
            <text:p>-79.71213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4:00Z</text:p>
          </table:table-cell>
          <table:table-cell/>
          <table:table-cell office:value-type="float" office:value="39.90832" calcext:value-type="float">
            <text:p>39.90832</text:p>
          </table:table-cell>
          <table:table-cell office:value-type="float" office:value="-79.711975" calcext:value-type="float">
            <text:p>-79.71197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4:03Z</text:p>
          </table:table-cell>
          <table:table-cell/>
          <table:table-cell office:value-type="float" office:value="39.90832" calcext:value-type="float">
            <text:p>39.90832</text:p>
          </table:table-cell>
          <table:table-cell office:value-type="float" office:value="-79.711975" calcext:value-type="float">
            <text:p>-79.711975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4:05Z</text:p>
          </table:table-cell>
          <table:table-cell/>
          <table:table-cell office:value-type="float" office:value="39.908306" calcext:value-type="float">
            <text:p>39.908306</text:p>
          </table:table-cell>
          <table:table-cell office:value-type="float" office:value="-79.71183" calcext:value-type="float">
            <text:p>-79.71183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4:20Z</text:p>
          </table:table-cell>
          <table:table-cell/>
          <table:table-cell office:value-type="float" office:value="39.90839" calcext:value-type="float">
            <text:p>39.90839</text:p>
          </table:table-cell>
          <table:table-cell office:value-type="float" office:value="-79.71165" calcext:value-type="float">
            <text:p>-79.7116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4:25Z</text:p>
          </table:table-cell>
          <table:table-cell/>
          <table:table-cell office:value-type="float" office:value="39.90849" calcext:value-type="float">
            <text:p>39.90849</text:p>
          </table:table-cell>
          <table:table-cell office:value-type="float" office:value="-79.711525" calcext:value-type="float">
            <text:p>-79.7115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4:30Z</text:p>
          </table:table-cell>
          <table:table-cell/>
          <table:table-cell office:value-type="float" office:value="39.908573" calcext:value-type="float">
            <text:p>39.908573</text:p>
          </table:table-cell>
          <table:table-cell office:value-type="float" office:value="-79.71145" calcext:value-type="float">
            <text:p>-79.71145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4:35Z</text:p>
          </table:table-cell>
          <table:table-cell/>
          <table:table-cell office:value-type="float" office:value="39.908592" calcext:value-type="float">
            <text:p>39.908592</text:p>
          </table:table-cell>
          <table:table-cell office:value-type="float" office:value="-79.71139" calcext:value-type="float">
            <text:p>-79.71139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4:45Z</text:p>
          </table:table-cell>
          <table:table-cell/>
          <table:table-cell office:value-type="float" office:value="39.908596" calcext:value-type="float">
            <text:p>39.908596</text:p>
          </table:table-cell>
          <table:table-cell office:value-type="float" office:value="-79.71126" calcext:value-type="float">
            <text:p>-79.7112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4:50Z</text:p>
          </table:table-cell>
          <table:table-cell/>
          <table:table-cell office:value-type="float" office:value="39.908665" calcext:value-type="float">
            <text:p>39.908665</text:p>
          </table:table-cell>
          <table:table-cell office:value-type="float" office:value="-79.71117" calcext:value-type="float">
            <text:p>-79.71117</text:p>
          </table:table-cell>
          <table:table-cell office:value-type="float" office:value="323.8" calcext:value-type="float">
            <text:p>323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4:55Z</text:p>
          </table:table-cell>
          <table:table-cell/>
          <table:table-cell office:value-type="float" office:value="39.908756" calcext:value-type="float">
            <text:p>39.908756</text:p>
          </table:table-cell>
          <table:table-cell office:value-type="float" office:value="-79.71105" calcext:value-type="float">
            <text:p>-79.7110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5:00Z</text:p>
          </table:table-cell>
          <table:table-cell/>
          <table:table-cell office:value-type="float" office:value="39.90883" calcext:value-type="float">
            <text:p>39.90883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45:02Z</text:p>
          </table:table-cell>
          <table:table-cell/>
          <table:table-cell office:value-type="float" office:value="39.90883" calcext:value-type="float">
            <text:p>39.90883</text:p>
          </table:table-cell>
          <table:table-cell office:value-type="float" office:value="-79.71097" calcext:value-type="float">
            <text:p>-79.710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45:05Z</text:p>
          </table:table-cell>
          <table:table-cell/>
          <table:table-cell office:value-type="float" office:value="39.908836" calcext:value-type="float">
            <text:p>39.908836</text:p>
          </table:table-cell>
          <table:table-cell office:value-type="float" office:value="-79.71095" calcext:value-type="float">
            <text:p>-79.71095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45:15Z</text:p>
          </table:table-cell>
          <table:table-cell/>
          <table:table-cell office:value-type="float" office:value="39.90885" calcext:value-type="float">
            <text:p>39.90885</text:p>
          </table:table-cell>
          <table:table-cell office:value-type="float" office:value="-79.71085" calcext:value-type="float">
            <text:p>-79.71085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45:20Z</text:p>
          </table:table-cell>
          <table:table-cell/>
          <table:table-cell office:value-type="float" office:value="39.908955" calcext:value-type="float">
            <text:p>39.908955</text:p>
          </table:table-cell>
          <table:table-cell office:value-type="float" office:value="-79.71075" calcext:value-type="float">
            <text:p>-79.71075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45:25Z</text:p>
          </table:table-cell>
          <table:table-cell/>
          <table:table-cell office:value-type="float" office:value="39.90907" calcext:value-type="float">
            <text:p>39.90907</text:p>
          </table:table-cell>
          <table:table-cell office:value-type="float" office:value="-79.71064" calcext:value-type="float">
            <text:p>-79.71064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45:35Z</text:p>
          </table:table-cell>
          <table:table-cell/>
          <table:table-cell office:value-type="float" office:value="39.90911" calcext:value-type="float">
            <text:p>39.90911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45:45Z</text:p>
          </table:table-cell>
          <table:table-cell/>
          <table:table-cell office:value-type="float" office:value="39.909355" calcext:value-type="float">
            <text:p>39.909355</text:p>
          </table:table-cell>
          <table:table-cell office:value-type="float" office:value="-79.71073" calcext:value-type="float">
            <text:p>-79.71073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45:50Z</text:p>
          </table:table-cell>
          <table:table-cell/>
          <table:table-cell office:value-type="float" office:value="39.909428" calcext:value-type="float">
            <text:p>39.909428</text:p>
          </table:table-cell>
          <table:table-cell office:value-type="float" office:value="-79.710815" calcext:value-type="float">
            <text:p>-79.71081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46:03Z</text:p>
          </table:table-cell>
          <table:table-cell/>
          <table:table-cell office:value-type="float" office:value="39.909436" calcext:value-type="float">
            <text:p>39.909436</text:p>
          </table:table-cell>
          <table:table-cell office:value-type="float" office:value="-79.710942" calcext:value-type="float">
            <text:p>-79.710942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46:05Z</text:p>
          </table:table-cell>
          <table:table-cell/>
          <table:table-cell office:value-type="float" office:value="39.909443" calcext:value-type="float">
            <text:p>39.909443</text:p>
          </table:table-cell>
          <table:table-cell office:value-type="float" office:value="-79.71107" calcext:value-type="float">
            <text:p>-79.711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46:20Z</text:p>
          </table:table-cell>
          <table:table-cell/>
          <table:table-cell office:value-type="float" office:value="39.909317" calcext:value-type="float">
            <text:p>39.909317</text:p>
          </table:table-cell>
          <table:table-cell office:value-type="float" office:value="-79.71128" calcext:value-type="float">
            <text:p>-79.71128</text:p>
          </table:table-cell>
          <table:table-cell office:value-type="float" office:value="323.4" calcext:value-type="float">
            <text:p>323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46:25Z</text:p>
          </table:table-cell>
          <table:table-cell/>
          <table:table-cell office:value-type="float" office:value="39.909286" calcext:value-type="float">
            <text:p>39.909286</text:p>
          </table:table-cell>
          <table:table-cell office:value-type="float" office:value="-79.71132" calcext:value-type="float">
            <text:p>-79.71132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46:35Z</text:p>
          </table:table-cell>
          <table:table-cell/>
          <table:table-cell office:value-type="float" office:value="39.909187" calcext:value-type="float">
            <text:p>39.909187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46:40Z</text:p>
          </table:table-cell>
          <table:table-cell/>
          <table:table-cell office:value-type="float" office:value="39.90909" calcext:value-type="float">
            <text:p>39.90909</text:p>
          </table:table-cell>
          <table:table-cell office:value-type="float" office:value="-79.711586" calcext:value-type="float">
            <text:p>-79.7115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46:45Z</text:p>
          </table:table-cell>
          <table:table-cell/>
          <table:table-cell office:value-type="float" office:value="39.90909" calcext:value-type="float">
            <text:p>39.90909</text:p>
          </table:table-cell>
          <table:table-cell office:value-type="float" office:value="-79.7116" calcext:value-type="float">
            <text:p>-79.711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46:55Z</text:p>
          </table:table-cell>
          <table:table-cell/>
          <table:table-cell office:value-type="float" office:value="39.90901" calcext:value-type="float">
            <text:p>39.90901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47:00Z</text:p>
          </table:table-cell>
          <table:table-cell/>
          <table:table-cell office:value-type="float" office:value="39.908913" calcext:value-type="float">
            <text:p>39.908913</text:p>
          </table:table-cell>
          <table:table-cell office:value-type="float" office:value="-79.711876" calcext:value-type="float">
            <text:p>-79.7118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47:02Z</text:p>
          </table:table-cell>
          <table:table-cell/>
          <table:table-cell office:value-type="float" office:value="39.908913" calcext:value-type="float">
            <text:p>39.908913</text:p>
          </table:table-cell>
          <table:table-cell office:value-type="float" office:value="-79.711876" calcext:value-type="float">
            <text:p>-79.7118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7:05Z</text:p>
          </table:table-cell>
          <table:table-cell/>
          <table:table-cell office:value-type="float" office:value="39.908897" calcext:value-type="float">
            <text:p>39.908897</text:p>
          </table:table-cell>
          <table:table-cell office:value-type="float" office:value="-79.71191" calcext:value-type="float">
            <text:p>-79.71191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7:15Z</text:p>
          </table:table-cell>
          <table:table-cell/>
          <table:table-cell office:value-type="float" office:value="39.908848" calcext:value-type="float">
            <text:p>39.908848</text:p>
          </table:table-cell>
          <table:table-cell office:value-type="float" office:value="-79.71205" calcext:value-type="float">
            <text:p>-79.7120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7:20Z</text:p>
          </table:table-cell>
          <table:table-cell/>
          <table:table-cell office:value-type="float" office:value="39.908745" calcext:value-type="float">
            <text:p>39.908745</text:p>
          </table:table-cell>
          <table:table-cell office:value-type="float" office:value="-79.71217" calcext:value-type="float">
            <text:p>-79.71217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7:25Z</text:p>
          </table:table-cell>
          <table:table-cell/>
          <table:table-cell office:value-type="float" office:value="39.90874" calcext:value-type="float">
            <text:p>39.90874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7:35Z</text:p>
          </table:table-cell>
          <table:table-cell/>
          <table:table-cell office:value-type="float" office:value="39.90857" calcext:value-type="float">
            <text:p>39.90857</text:p>
          </table:table-cell>
          <table:table-cell office:value-type="float" office:value="-79.71223" calcext:value-type="float">
            <text:p>-79.71223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7:40Z</text:p>
          </table:table-cell>
          <table:table-cell/>
          <table:table-cell office:value-type="float" office:value="39.90848" calcext:value-type="float">
            <text:p>39.90848</text:p>
          </table:table-cell>
          <table:table-cell office:value-type="float" office:value="-79.71223" calcext:value-type="float">
            <text:p>-79.71223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7:46Z</text:p>
          </table:table-cell>
          <table:table-cell/>
          <table:table-cell office:value-type="float" office:value="39.908443" calcext:value-type="float">
            <text:p>39.908443</text:p>
          </table:table-cell>
          <table:table-cell office:value-type="float" office:value="-79.71223" calcext:value-type="float">
            <text:p>-79.71223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7:51Z</text:p>
          </table:table-cell>
          <table:table-cell/>
          <table:table-cell office:value-type="float" office:value="39.908333" calcext:value-type="float">
            <text:p>39.908333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7:55Z</text:p>
          </table:table-cell>
          <table:table-cell/>
          <table:table-cell office:value-type="float" office:value="39.908333" calcext:value-type="float">
            <text:p>39.908333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8:03Z</text:p>
          </table:table-cell>
          <table:table-cell/>
          <table:table-cell office:value-type="float" office:value="39.908333" calcext:value-type="float">
            <text:p>39.908333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6-24T23:48:05Z</text:p>
          </table:table-cell>
          <table:table-cell/>
          <table:table-cell office:value-type="float" office:value="39.908333" calcext:value-type="float">
            <text:p>39.908333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6-24T23:49:03Z</text:p>
          </table:table-cell>
          <table:table-cell/>
          <table:table-cell office:value-type="float" office:value="39.908333" calcext:value-type="float">
            <text:p>39.908333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9:05Z</text:p>
          </table:table-cell>
          <table:table-cell/>
          <table:table-cell office:value-type="float" office:value="39.908333" calcext:value-type="float">
            <text:p>39.908333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9:50Z</text:p>
          </table:table-cell>
          <table:table-cell/>
          <table:table-cell office:value-type="float" office:value="39.909374" calcext:value-type="float">
            <text:p>39.909374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9:50Z</text:p>
          </table:table-cell>
          <table:table-cell/>
          <table:table-cell office:value-type="float" office:value="39.909374" calcext:value-type="float">
            <text:p>39.909374</text:p>
          </table:table-cell>
          <table:table-cell office:value-type="float" office:value="-79.71067" calcext:value-type="float">
            <text:p>-79.71067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49:55Z</text:p>
          </table:table-cell>
          <table:table-cell/>
          <table:table-cell office:value-type="float" office:value="39.909416" calcext:value-type="float">
            <text:p>39.909416</text:p>
          </table:table-cell>
          <table:table-cell office:value-type="float" office:value="-79.71075" calcext:value-type="float">
            <text:p>-79.7107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50:01Z</text:p>
          </table:table-cell>
          <table:table-cell/>
          <table:table-cell office:value-type="float" office:value="39.90948" calcext:value-type="float">
            <text:p>39.90948</text:p>
          </table:table-cell>
          <table:table-cell office:value-type="float" office:value="-79.71091" calcext:value-type="float">
            <text:p>-79.71091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50:02Z</text:p>
          </table:table-cell>
          <table:table-cell/>
          <table:table-cell office:value-type="float" office:value="39.90948" calcext:value-type="float">
            <text:p>39.90948</text:p>
          </table:table-cell>
          <table:table-cell office:value-type="float" office:value="-79.71091" calcext:value-type="float">
            <text:p>-79.71091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0:06Z</text:p>
          </table:table-cell>
          <table:table-cell/>
          <table:table-cell office:value-type="float" office:value="39.909466" calcext:value-type="float">
            <text:p>39.909466</text:p>
          </table:table-cell>
          <table:table-cell office:value-type="float" office:value="-79.71092" calcext:value-type="float">
            <text:p>-79.71092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0:13Z</text:p>
          </table:table-cell>
          <table:table-cell/>
          <table:table-cell office:value-type="float" office:value="39.909447" calcext:value-type="float">
            <text:p>39.909447</text:p>
          </table:table-cell>
          <table:table-cell office:value-type="float" office:value="-79.711105" calcext:value-type="float">
            <text:p>-79.711105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0:21Z</text:p>
          </table:table-cell>
          <table:table-cell/>
          <table:table-cell office:value-type="float" office:value="39.909393" calcext:value-type="float">
            <text:p>39.909393</text:p>
          </table:table-cell>
          <table:table-cell office:value-type="float" office:value="-79.71122" calcext:value-type="float">
            <text:p>-79.711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0:31Z</text:p>
          </table:table-cell>
          <table:table-cell/>
          <table:table-cell office:value-type="float" office:value="39.90932" calcext:value-type="float">
            <text:p>39.90932</text:p>
          </table:table-cell>
          <table:table-cell office:value-type="float" office:value="-79.71134" calcext:value-type="float">
            <text:p>-79.71134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0:36Z</text:p>
          </table:table-cell>
          <table:table-cell/>
          <table:table-cell office:value-type="float" office:value="39.909225" calcext:value-type="float">
            <text:p>39.909225</text:p>
          </table:table-cell>
          <table:table-cell office:value-type="float" office:value="-79.71146" calcext:value-type="float">
            <text:p>-79.71146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0:41Z</text:p>
          </table:table-cell>
          <table:table-cell/>
          <table:table-cell office:value-type="float" office:value="39.9092" calcext:value-type="float">
            <text:p>39.9092</text:p>
          </table:table-cell>
          <table:table-cell office:value-type="float" office:value="-79.71148" calcext:value-type="float">
            <text:p>-79.71148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0:46Z</text:p>
          </table:table-cell>
          <table:table-cell/>
          <table:table-cell office:value-type="float" office:value="39.909176" calcext:value-type="float">
            <text:p>39.909176</text:p>
          </table:table-cell>
          <table:table-cell office:value-type="float" office:value="-79.71153" calcext:value-type="float">
            <text:p>-79.71153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0:51Z</text:p>
          </table:table-cell>
          <table:table-cell/>
          <table:table-cell office:value-type="float" office:value="39.90905" calcext:value-type="float">
            <text:p>39.90905</text:p>
          </table:table-cell>
          <table:table-cell office:value-type="float" office:value="-79.71164" calcext:value-type="float">
            <text:p>-79.71164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0:56Z</text:p>
          </table:table-cell>
          <table:table-cell/>
          <table:table-cell office:value-type="float" office:value="39.909035" calcext:value-type="float">
            <text:p>39.909035</text:p>
          </table:table-cell>
          <table:table-cell office:value-type="float" office:value="-79.71168" calcext:value-type="float">
            <text:p>-79.71168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1:03Z</text:p>
          </table:table-cell>
          <table:table-cell/>
          <table:table-cell office:value-type="float" office:value="39.909035" calcext:value-type="float">
            <text:p>39.909035</text:p>
          </table:table-cell>
          <table:table-cell office:value-type="float" office:value="-79.71168" calcext:value-type="float">
            <text:p>-79.71168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51:06Z</text:p>
          </table:table-cell>
          <table:table-cell/>
          <table:table-cell office:value-type="float" office:value="39.90896" calcext:value-type="float">
            <text:p>39.90896</text:p>
          </table:table-cell>
          <table:table-cell office:value-type="float" office:value="-79.711876" calcext:value-type="float">
            <text:p>-79.711876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51:11Z</text:p>
          </table:table-cell>
          <table:table-cell/>
          <table:table-cell office:value-type="float" office:value="39.90886" calcext:value-type="float">
            <text:p>39.90886</text:p>
          </table:table-cell>
          <table:table-cell office:value-type="float" office:value="-79.71198" calcext:value-type="float">
            <text:p>-79.71198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51:21Z</text:p>
          </table:table-cell>
          <table:table-cell/>
          <table:table-cell office:value-type="float" office:value="39.908886" calcext:value-type="float">
            <text:p>39.908886</text:p>
          </table:table-cell>
          <table:table-cell office:value-type="float" office:value="-79.71206" calcext:value-type="float">
            <text:p>-79.7120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51:26Z</text:p>
          </table:table-cell>
          <table:table-cell/>
          <table:table-cell office:value-type="float" office:value="39.908802" calcext:value-type="float">
            <text:p>39.908802</text:p>
          </table:table-cell>
          <table:table-cell office:value-type="float" office:value="-79.712166" calcext:value-type="float">
            <text:p>-79.712166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51:31Z</text:p>
          </table:table-cell>
          <table:table-cell/>
          <table:table-cell office:value-type="float" office:value="39.908688" calcext:value-type="float">
            <text:p>39.908688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51:46Z</text:p>
          </table:table-cell>
          <table:table-cell/>
          <table:table-cell office:value-type="float" office:value="39.908497" calcext:value-type="float">
            <text:p>39.908497</text:p>
          </table:table-cell>
          <table:table-cell office:value-type="float" office:value="-79.71221" calcext:value-type="float">
            <text:p>-79.7122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51:51Z</text:p>
          </table:table-cell>
          <table:table-cell/>
          <table:table-cell office:value-type="float" office:value="39.908436" calcext:value-type="float">
            <text:p>39.908436</text:p>
          </table:table-cell>
          <table:table-cell office:value-type="float" office:value="-79.71219" calcext:value-type="float">
            <text:p>-79.71219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52:01Z</text:p>
          </table:table-cell>
          <table:table-cell/>
          <table:table-cell office:value-type="float" office:value="39.908386" calcext:value-type="float">
            <text:p>39.908386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52:02Z</text:p>
          </table:table-cell>
          <table:table-cell/>
          <table:table-cell office:value-type="float" office:value="39.908386" calcext:value-type="float">
            <text:p>39.908386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2:06Z</text:p>
          </table:table-cell>
          <table:table-cell/>
          <table:table-cell office:value-type="float" office:value="39.90835" calcext:value-type="float">
            <text:p>39.90835</text:p>
          </table:table-cell>
          <table:table-cell office:value-type="float" office:value="-79.71192" calcext:value-type="float">
            <text:p>-79.71192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2:11Z</text:p>
          </table:table-cell>
          <table:table-cell/>
          <table:table-cell office:value-type="float" office:value="39.908348" calcext:value-type="float">
            <text:p>39.908348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2:16Z</text:p>
          </table:table-cell>
          <table:table-cell/>
          <table:table-cell office:value-type="float" office:value="39.908356" calcext:value-type="float">
            <text:p>39.908356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2:26Z</text:p>
          </table:table-cell>
          <table:table-cell/>
          <table:table-cell office:value-type="float" office:value="39.90838" calcext:value-type="float">
            <text:p>39.90838</text:p>
          </table:table-cell>
          <table:table-cell office:value-type="float" office:value="-79.71166" calcext:value-type="float">
            <text:p>-79.71166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2:31Z</text:p>
          </table:table-cell>
          <table:table-cell/>
          <table:table-cell office:value-type="float" office:value="39.908485" calcext:value-type="float">
            <text:p>39.908485</text:p>
          </table:table-cell>
          <table:table-cell office:value-type="float" office:value="-79.71153" calcext:value-type="float">
            <text:p>-79.71153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2:36Z</text:p>
          </table:table-cell>
          <table:table-cell/>
          <table:table-cell office:value-type="float" office:value="39.908596" calcext:value-type="float">
            <text:p>39.908596</text:p>
          </table:table-cell>
          <table:table-cell office:value-type="float" office:value="-79.71141" calcext:value-type="float">
            <text:p>-79.71141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2:41Z</text:p>
          </table:table-cell>
          <table:table-cell/>
          <table:table-cell office:value-type="float" office:value="39.908623" calcext:value-type="float">
            <text:p>39.908623</text:p>
          </table:table-cell>
          <table:table-cell office:value-type="float" office:value="-79.71139" calcext:value-type="float">
            <text:p>-79.71139</text:p>
          </table:table-cell>
          <table:table-cell office:value-type="float" office:value="323.8" calcext:value-type="float">
            <text:p>323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2:51Z</text:p>
          </table:table-cell>
          <table:table-cell/>
          <table:table-cell office:value-type="float" office:value="39.908634" calcext:value-type="float">
            <text:p>39.908634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2:56Z</text:p>
          </table:table-cell>
          <table:table-cell/>
          <table:table-cell office:value-type="float" office:value="39.90875" calcext:value-type="float">
            <text:p>39.90875</text:p>
          </table:table-cell>
          <table:table-cell office:value-type="float" office:value="-79.71113" calcext:value-type="float">
            <text:p>-79.71113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3:01Z</text:p>
          </table:table-cell>
          <table:table-cell/>
          <table:table-cell office:value-type="float" office:value="39.908794" calcext:value-type="float">
            <text:p>39.908794</text:p>
          </table:table-cell>
          <table:table-cell office:value-type="float" office:value="-79.71106" calcext:value-type="float">
            <text:p>-79.71106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3:06Z</text:p>
          </table:table-cell>
          <table:table-cell/>
          <table:table-cell office:value-type="float" office:value="39.908794" calcext:value-type="float">
            <text:p>39.908794</text:p>
          </table:table-cell>
          <table:table-cell office:value-type="float" office:value="-79.71103" calcext:value-type="float">
            <text:p>-79.71103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3:16Z</text:p>
          </table:table-cell>
          <table:table-cell/>
          <table:table-cell office:value-type="float" office:value="39.908924" calcext:value-type="float">
            <text:p>39.908924</text:p>
          </table:table-cell>
          <table:table-cell office:value-type="float" office:value="-79.71082" calcext:value-type="float">
            <text:p>-79.71082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3:21Z</text:p>
          </table:table-cell>
          <table:table-cell/>
          <table:table-cell office:value-type="float" office:value="39.908997" calcext:value-type="float">
            <text:p>39.908997</text:p>
          </table:table-cell>
          <table:table-cell office:value-type="float" office:value="-79.710754" calcext:value-type="float">
            <text:p>-79.7107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3:26Z</text:p>
          </table:table-cell>
          <table:table-cell/>
          <table:table-cell office:value-type="float" office:value="39.908993" calcext:value-type="float">
            <text:p>39.908993</text:p>
          </table:table-cell>
          <table:table-cell office:value-type="float" office:value="-79.710724" calcext:value-type="float">
            <text:p>-79.7107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3:36Z</text:p>
          </table:table-cell>
          <table:table-cell/>
          <table:table-cell office:value-type="float" office:value="39.909126" calcext:value-type="float">
            <text:p>39.909126</text:p>
          </table:table-cell>
          <table:table-cell office:value-type="float" office:value="-79.71064" calcext:value-type="float">
            <text:p>-79.71064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3:40Z</text:p>
          </table:table-cell>
          <table:table-cell/>
          <table:table-cell office:value-type="float" office:value="39.909126" calcext:value-type="float">
            <text:p>39.909126</text:p>
          </table:table-cell>
          <table:table-cell office:value-type="float" office:value="-79.71064" calcext:value-type="float">
            <text:p>-79.71064</text:p>
          </table:table-cell>
          <table:table-cell office:value-type="float" office:value="323.5" calcext:value-type="float">
            <text:p>323.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6-24T23:53:41Z</text:p>
          </table:table-cell>
          <table:table-cell/>
          <table:table-cell office:value-type="float" office:value="39.909141" calcext:value-type="float">
            <text:p>39.909141</text:p>
          </table:table-cell>
          <table:table-cell office:value-type="float" office:value="-79.710638" calcext:value-type="float">
            <text:p>-79.710638</text:p>
          </table:table-cell>
          <table:table-cell office:value-type="float" office:value="323.5" calcext:value-type="float">
            <text:p>323.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6-24T23:53:46Z</text:p>
          </table:table-cell>
          <table:table-cell/>
          <table:table-cell office:value-type="float" office:value="39.909218" calcext:value-type="float">
            <text:p>39.909218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6-24T23:53:53Z</text:p>
          </table:table-cell>
          <table:table-cell/>
          <table:table-cell office:value-type="float" office:value="39.909348" calcext:value-type="float">
            <text:p>39.909348</text:p>
          </table:table-cell>
          <table:table-cell office:value-type="float" office:value="-79.7107" calcext:value-type="float">
            <text:p>-79.7107</text:p>
          </table:table-cell>
          <table:table-cell office:value-type="float" office:value="323.6" calcext:value-type="float">
            <text:p>323.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6-24T23:54:00Z</text:p>
          </table:table-cell>
          <table:table-cell/>
          <table:table-cell office:value-type="float" office:value="39.909405" calcext:value-type="float">
            <text:p>39.909405</text:p>
          </table:table-cell>
          <table:table-cell office:value-type="float" office:value="-79.710785" calcext:value-type="float">
            <text:p>-79.710785</text:p>
          </table:table-cell>
          <table:table-cell office:value-type="float" office:value="323.5" calcext:value-type="float">
            <text:p>323.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6-24T23:54:03Z</text:p>
          </table:table-cell>
          <table:table-cell/>
          <table:table-cell office:value-type="float" office:value="39.909405" calcext:value-type="float">
            <text:p>39.909405</text:p>
          </table:table-cell>
          <table:table-cell office:value-type="float" office:value="-79.710785" calcext:value-type="float">
            <text:p>-79.71078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54:05Z</text:p>
          </table:table-cell>
          <table:table-cell/>
          <table:table-cell office:value-type="float" office:value="39.909424" calcext:value-type="float">
            <text:p>39.909424</text:p>
          </table:table-cell>
          <table:table-cell office:value-type="float" office:value="-79.71086" calcext:value-type="float">
            <text:p>-79.710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54:05Z</text:p>
          </table:table-cell>
          <table:table-cell/>
          <table:table-cell office:value-type="float" office:value="39.909424" calcext:value-type="float">
            <text:p>39.909424</text:p>
          </table:table-cell>
          <table:table-cell office:value-type="float" office:value="-79.71086" calcext:value-type="float">
            <text:p>-79.710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54:15Z</text:p>
          </table:table-cell>
          <table:table-cell/>
          <table:table-cell office:value-type="float" office:value="39.90942" calcext:value-type="float">
            <text:p>39.90942</text:p>
          </table:table-cell>
          <table:table-cell office:value-type="float" office:value="-79.71104" calcext:value-type="float">
            <text:p>-79.71104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54:20Z</text:p>
          </table:table-cell>
          <table:table-cell/>
          <table:table-cell office:value-type="float" office:value="39.90936" calcext:value-type="float">
            <text:p>39.90936</text:p>
          </table:table-cell>
          <table:table-cell office:value-type="float" office:value="-79.71119" calcext:value-type="float">
            <text:p>-79.71119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54:25Z</text:p>
          </table:table-cell>
          <table:table-cell/>
          <table:table-cell office:value-type="float" office:value="39.90937" calcext:value-type="float">
            <text:p>39.90937</text:p>
          </table:table-cell>
          <table:table-cell office:value-type="float" office:value="-79.71122" calcext:value-type="float">
            <text:p>-79.71122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54:35Z</text:p>
          </table:table-cell>
          <table:table-cell/>
          <table:table-cell office:value-type="float" office:value="39.909286" calcext:value-type="float">
            <text:p>39.909286</text:p>
          </table:table-cell>
          <table:table-cell office:value-type="float" office:value="-79.71141" calcext:value-type="float">
            <text:p>-79.71141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54:40Z</text:p>
          </table:table-cell>
          <table:table-cell/>
          <table:table-cell office:value-type="float" office:value="39.90921" calcext:value-type="float">
            <text:p>39.90921</text:p>
          </table:table-cell>
          <table:table-cell office:value-type="float" office:value="-79.711464" calcext:value-type="float">
            <text:p>-79.711464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54:50Z</text:p>
          </table:table-cell>
          <table:table-cell/>
          <table:table-cell office:value-type="float" office:value="39.909195" calcext:value-type="float">
            <text:p>39.909195</text:p>
          </table:table-cell>
          <table:table-cell office:value-type="float" office:value="-79.711555" calcext:value-type="float">
            <text:p>-79.71155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54:55Z</text:p>
          </table:table-cell>
          <table:table-cell/>
          <table:table-cell office:value-type="float" office:value="39.909065" calcext:value-type="float">
            <text:p>39.909065</text:p>
          </table:table-cell>
          <table:table-cell office:value-type="float" office:value="-79.71166" calcext:value-type="float">
            <text:p>-79.71166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55:00Z</text:p>
          </table:table-cell>
          <table:table-cell/>
          <table:table-cell office:value-type="float" office:value="39.908985" calcext:value-type="float">
            <text:p>39.908985</text:p>
          </table:table-cell>
          <table:table-cell office:value-type="float" office:value="-79.711754" calcext:value-type="float">
            <text:p>-79.7117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4T23:55:03Z</text:p>
          </table:table-cell>
          <table:table-cell/>
          <table:table-cell office:value-type="float" office:value="39.908985" calcext:value-type="float">
            <text:p>39.908985</text:p>
          </table:table-cell>
          <table:table-cell office:value-type="float" office:value="-79.711754" calcext:value-type="float">
            <text:p>-79.7117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55:05Z</text:p>
          </table:table-cell>
          <table:table-cell/>
          <table:table-cell office:value-type="float" office:value="39.908985" calcext:value-type="float">
            <text:p>39.908985</text:p>
          </table:table-cell>
          <table:table-cell office:value-type="float" office:value="-79.711754" calcext:value-type="float">
            <text:p>-79.7117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55:10Z</text:p>
          </table:table-cell>
          <table:table-cell/>
          <table:table-cell office:value-type="float" office:value="39.908985" calcext:value-type="float">
            <text:p>39.908985</text:p>
          </table:table-cell>
          <table:table-cell office:value-type="float" office:value="-79.71185" calcext:value-type="float">
            <text:p>-79.7118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55:15Z</text:p>
          </table:table-cell>
          <table:table-cell/>
          <table:table-cell office:value-type="float" office:value="39.90887" calcext:value-type="float">
            <text:p>39.90887</text:p>
          </table:table-cell>
          <table:table-cell office:value-type="float" office:value="-79.71195" calcext:value-type="float">
            <text:p>-79.71195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55:20Z</text:p>
          </table:table-cell>
          <table:table-cell/>
          <table:table-cell office:value-type="float" office:value="39.908783" calcext:value-type="float">
            <text:p>39.908783</text:p>
          </table:table-cell>
          <table:table-cell office:value-type="float" office:value="-79.71206" calcext:value-type="float">
            <text:p>-79.71206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55:30Z</text:p>
          </table:table-cell>
          <table:table-cell/>
          <table:table-cell office:value-type="float" office:value="39.908794" calcext:value-type="float">
            <text:p>39.908794</text:p>
          </table:table-cell>
          <table:table-cell office:value-type="float" office:value="-79.712135" calcext:value-type="float">
            <text:p>-79.712135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55:35Z</text:p>
          </table:table-cell>
          <table:table-cell/>
          <table:table-cell office:value-type="float" office:value="39.908707" calcext:value-type="float">
            <text:p>39.908707</text:p>
          </table:table-cell>
          <table:table-cell office:value-type="float" office:value="-79.712204" calcext:value-type="float">
            <text:p>-79.712204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55:40Z</text:p>
          </table:table-cell>
          <table:table-cell/>
          <table:table-cell office:value-type="float" office:value="39.9086" calcext:value-type="float">
            <text:p>39.9086</text:p>
          </table:table-cell>
          <table:table-cell office:value-type="float" office:value="-79.712234" calcext:value-type="float">
            <text:p>-79.7122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55:50Z</text:p>
          </table:table-cell>
          <table:table-cell/>
          <table:table-cell office:value-type="float" office:value="39.908516" calcext:value-type="float">
            <text:p>39.908516</text:p>
          </table:table-cell>
          <table:table-cell office:value-type="float" office:value="-79.71224" calcext:value-type="float">
            <text:p>-79.7122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55:55Z</text:p>
          </table:table-cell>
          <table:table-cell/>
          <table:table-cell office:value-type="float" office:value="39.908413" calcext:value-type="float">
            <text:p>39.908413</text:p>
          </table:table-cell>
          <table:table-cell office:value-type="float" office:value="-79.71212" calcext:value-type="float">
            <text:p>-79.71212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56:00Z</text:p>
          </table:table-cell>
          <table:table-cell/>
          <table:table-cell office:value-type="float" office:value="39.90835" calcext:value-type="float">
            <text:p>39.90835</text:p>
          </table:table-cell>
          <table:table-cell office:value-type="float" office:value="-79.71201" calcext:value-type="float">
            <text:p>-79.71201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4T23:56:03Z</text:p>
          </table:table-cell>
          <table:table-cell/>
          <table:table-cell office:value-type="float" office:value="39.90835" calcext:value-type="float">
            <text:p>39.90835</text:p>
          </table:table-cell>
          <table:table-cell office:value-type="float" office:value="-79.71201" calcext:value-type="float">
            <text:p>-79.71201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6:05Z</text:p>
          </table:table-cell>
          <table:table-cell/>
          <table:table-cell office:value-type="float" office:value="39.90835" calcext:value-type="float">
            <text:p>39.90835</text:p>
          </table:table-cell>
          <table:table-cell office:value-type="float" office:value="-79.71201" calcext:value-type="float">
            <text:p>-79.71201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6:15Z</text:p>
          </table:table-cell>
          <table:table-cell/>
          <table:table-cell office:value-type="float" office:value="39.90835" calcext:value-type="float">
            <text:p>39.90835</text:p>
          </table:table-cell>
          <table:table-cell office:value-type="float" office:value="-79.7118" calcext:value-type="float">
            <text:p>-79.71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6:20Z</text:p>
          </table:table-cell>
          <table:table-cell/>
          <table:table-cell office:value-type="float" office:value="39.908363" calcext:value-type="float">
            <text:p>39.908363</text:p>
          </table:table-cell>
          <table:table-cell office:value-type="float" office:value="-79.71168" calcext:value-type="float">
            <text:p>-79.71168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6:30Z</text:p>
          </table:table-cell>
          <table:table-cell/>
          <table:table-cell office:value-type="float" office:value="39.908405" calcext:value-type="float">
            <text:p>39.908405</text:p>
          </table:table-cell>
          <table:table-cell office:value-type="float" office:value="-79.71159" calcext:value-type="float">
            <text:p>-79.71159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6:39Z</text:p>
          </table:table-cell>
          <table:table-cell/>
          <table:table-cell office:value-type="float" office:value="39.908535" calcext:value-type="float">
            <text:p>39.908535</text:p>
          </table:table-cell>
          <table:table-cell office:value-type="float" office:value="-79.71142" calcext:value-type="float">
            <text:p>-79.71142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6:47Z</text:p>
          </table:table-cell>
          <table:table-cell/>
          <table:table-cell office:value-type="float" office:value="39.908585" calcext:value-type="float">
            <text:p>39.908585</text:p>
          </table:table-cell>
          <table:table-cell office:value-type="float" office:value="-79.71134" calcext:value-type="float">
            <text:p>-79.71134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6:57Z</text:p>
          </table:table-cell>
          <table:table-cell/>
          <table:table-cell office:value-type="float" office:value="39.908657" calcext:value-type="float">
            <text:p>39.908657</text:p>
          </table:table-cell>
          <table:table-cell office:value-type="float" office:value="-79.71123" calcext:value-type="float">
            <text:p>-79.71123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7:02Z</text:p>
          </table:table-cell>
          <table:table-cell/>
          <table:table-cell office:value-type="float" office:value="39.908756" calcext:value-type="float">
            <text:p>39.908756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4T23:57:03Z</text:p>
          </table:table-cell>
          <table:table-cell/>
          <table:table-cell office:value-type="float" office:value="39.908756" calcext:value-type="float">
            <text:p>39.908756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57:07Z</text:p>
          </table:table-cell>
          <table:table-cell/>
          <table:table-cell office:value-type="float" office:value="39.908817" calcext:value-type="float">
            <text:p>39.908817</text:p>
          </table:table-cell>
          <table:table-cell office:value-type="float" office:value="-79.71103" calcext:value-type="float">
            <text:p>-79.71103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57:17Z</text:p>
          </table:table-cell>
          <table:table-cell/>
          <table:table-cell office:value-type="float" office:value="39.908802" calcext:value-type="float">
            <text:p>39.908802</text:p>
          </table:table-cell>
          <table:table-cell office:value-type="float" office:value="-79.71096" calcext:value-type="float">
            <text:p>-79.71096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57:22Z</text:p>
          </table:table-cell>
          <table:table-cell/>
          <table:table-cell office:value-type="float" office:value="39.90886" calcext:value-type="float">
            <text:p>39.90886</text:p>
          </table:table-cell>
          <table:table-cell office:value-type="float" office:value="-79.71088" calcext:value-type="float">
            <text:p>-79.71088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57:27Z</text:p>
          </table:table-cell>
          <table:table-cell/>
          <table:table-cell office:value-type="float" office:value="39.908974" calcext:value-type="float">
            <text:p>39.908974</text:p>
          </table:table-cell>
          <table:table-cell office:value-type="float" office:value="-79.71074" calcext:value-type="float">
            <text:p>-79.710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57:32Z</text:p>
          </table:table-cell>
          <table:table-cell/>
          <table:table-cell office:value-type="float" office:value="39.909065" calcext:value-type="float">
            <text:p>39.909065</text:p>
          </table:table-cell>
          <table:table-cell office:value-type="float" office:value="-79.710655" calcext:value-type="float">
            <text:p>-79.71065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57:37Z</text:p>
          </table:table-cell>
          <table:table-cell/>
          <table:table-cell office:value-type="float" office:value="39.909092" calcext:value-type="float">
            <text:p>39.909092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57:47Z</text:p>
          </table:table-cell>
          <table:table-cell/>
          <table:table-cell office:value-type="float" office:value="39.90917" calcext:value-type="float">
            <text:p>39.90917</text:p>
          </table:table-cell>
          <table:table-cell office:value-type="float" office:value="-79.710594" calcext:value-type="float">
            <text:p>-79.710594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57:52Z</text:p>
          </table:table-cell>
          <table:table-cell/>
          <table:table-cell office:value-type="float" office:value="39.909286" calcext:value-type="float">
            <text:p>39.909286</text:p>
          </table:table-cell>
          <table:table-cell office:value-type="float" office:value="-79.71065" calcext:value-type="float">
            <text:p>-79.7106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57:56Z</text:p>
          </table:table-cell>
          <table:table-cell/>
          <table:table-cell office:value-type="float" office:value="39.909386" calcext:value-type="float">
            <text:p>39.909386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58:03Z</text:p>
          </table:table-cell>
          <table:table-cell/>
          <table:table-cell office:value-type="float" office:value="39.909408" calcext:value-type="float">
            <text:p>39.909408</text:p>
          </table:table-cell>
          <table:table-cell office:value-type="float" office:value="-79.710785" calcext:value-type="float">
            <text:p>-79.71078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58:04Z</text:p>
          </table:table-cell>
          <table:table-cell/>
          <table:table-cell office:value-type="float" office:value="39.90943" calcext:value-type="float">
            <text:p>39.90943</text:p>
          </table:table-cell>
          <table:table-cell office:value-type="float" office:value="-79.71081" calcext:value-type="float">
            <text:p>-79.71081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58:14Z</text:p>
          </table:table-cell>
          <table:table-cell/>
          <table:table-cell office:value-type="float" office:value="39.90946" calcext:value-type="float">
            <text:p>39.90946</text:p>
          </table:table-cell>
          <table:table-cell office:value-type="float" office:value="-79.71102" calcext:value-type="float">
            <text:p>-79.71102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58:19Z</text:p>
          </table:table-cell>
          <table:table-cell/>
          <table:table-cell office:value-type="float" office:value="39.909443" calcext:value-type="float">
            <text:p>39.909443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58:29Z</text:p>
          </table:table-cell>
          <table:table-cell/>
          <table:table-cell office:value-type="float" office:value="39.90935" calcext:value-type="float">
            <text:p>39.90935</text:p>
          </table:table-cell>
          <table:table-cell office:value-type="float" office:value="-79.71126" calcext:value-type="float">
            <text:p>-79.711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58:34Z</text:p>
          </table:table-cell>
          <table:table-cell/>
          <table:table-cell office:value-type="float" office:value="39.909252" calcext:value-type="float">
            <text:p>39.909252</text:p>
          </table:table-cell>
          <table:table-cell office:value-type="float" office:value="-79.71135" calcext:value-type="float">
            <text:p>-79.71135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58:49Z</text:p>
          </table:table-cell>
          <table:table-cell/>
          <table:table-cell office:value-type="float" office:value="39.909214" calcext:value-type="float">
            <text:p>39.909214</text:p>
          </table:table-cell>
          <table:table-cell office:value-type="float" office:value="-79.71151" calcext:value-type="float">
            <text:p>-79.71151</text:p>
          </table:table-cell>
          <table:table-cell office:value-type="float" office:value="323.6" calcext:value-type="float">
            <text:p>323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58:54Z</text:p>
          </table:table-cell>
          <table:table-cell/>
          <table:table-cell office:value-type="float" office:value="39.909107" calcext:value-type="float">
            <text:p>39.909107</text:p>
          </table:table-cell>
          <table:table-cell office:value-type="float" office:value="-79.71164" calcext:value-type="float">
            <text:p>-79.71164</text:p>
          </table:table-cell>
          <table:table-cell office:value-type="float" office:value="323.7" calcext:value-type="float">
            <text:p>323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58:59Z</text:p>
          </table:table-cell>
          <table:table-cell/>
          <table:table-cell office:value-type="float" office:value="39.909035" calcext:value-type="float">
            <text:p>39.909035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5" calcext:value-type="float">
            <text:p>323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6-24T23:59:03Z</text:p>
          </table:table-cell>
          <table:table-cell/>
          <table:table-cell office:value-type="float" office:value="39.909035" calcext:value-type="float">
            <text:p>39.909035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59:04Z</text:p>
          </table:table-cell>
          <table:table-cell/>
          <table:table-cell office:value-type="float" office:value="39.909035" calcext:value-type="float">
            <text:p>39.909035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59:14Z</text:p>
          </table:table-cell>
          <table:table-cell/>
          <table:table-cell office:value-type="float" office:value="39.908916" calcext:value-type="float">
            <text:p>39.908916</text:p>
          </table:table-cell>
          <table:table-cell office:value-type="float" office:value="-79.711914" calcext:value-type="float">
            <text:p>-79.711914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59:19Z</text:p>
          </table:table-cell>
          <table:table-cell/>
          <table:table-cell office:value-type="float" office:value="39.908844" calcext:value-type="float">
            <text:p>39.908844</text:p>
          </table:table-cell>
          <table:table-cell office:value-type="float" office:value="-79.71197" calcext:value-type="float">
            <text:p>-79.71197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59:29Z</text:p>
          </table:table-cell>
          <table:table-cell/>
          <table:table-cell office:value-type="float" office:value="39.908844" calcext:value-type="float">
            <text:p>39.908844</text:p>
          </table:table-cell>
          <table:table-cell office:value-type="float" office:value="-79.71208" calcext:value-type="float">
            <text:p>-79.71208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59:34Z</text:p>
          </table:table-cell>
          <table:table-cell/>
          <table:table-cell office:value-type="float" office:value="39.90873" calcext:value-type="float">
            <text:p>39.90873</text:p>
          </table:table-cell>
          <table:table-cell office:value-type="float" office:value="-79.7122" calcext:value-type="float">
            <text:p>-79.7122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59:39Z</text:p>
          </table:table-cell>
          <table:table-cell/>
          <table:table-cell office:value-type="float" office:value="39.908607" calcext:value-type="float">
            <text:p>39.908607</text:p>
          </table:table-cell>
          <table:table-cell office:value-type="float" office:value="-79.71224" calcext:value-type="float">
            <text:p>-79.71224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59:54Z</text:p>
          </table:table-cell>
          <table:table-cell/>
          <table:table-cell office:value-type="float" office:value="39.908463" calcext:value-type="float">
            <text:p>39.908463</text:p>
          </table:table-cell>
          <table:table-cell office:value-type="float" office:value="-79.71218" calcext:value-type="float">
            <text:p>-79.712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4T23:59:58Z</text:p>
          </table:table-cell>
          <table:table-cell/>
          <table:table-cell office:value-type="float" office:value="39.908382" calcext:value-type="float">
            <text:p>39.908382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5T00:00:02Z</text:p>
          </table:table-cell>
          <table:table-cell/>
          <table:table-cell office:value-type="float" office:value="39.908382" calcext:value-type="float">
            <text:p>39.908382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8" calcext:value-type="float">
            <text:p>323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5T00:00:03Z</text:p>
          </table:table-cell>
          <table:table-cell/>
          <table:table-cell office:value-type="float" office:value="39.908382" calcext:value-type="float">
            <text:p>39.908382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8" calcext:value-type="float">
            <text:p>323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6-25T00:00:07Z</text:p>
          </table:table-cell>
          <table:table-cell/>
          <table:table-cell office:value-type="float" office:value="39.908337" calcext:value-type="float">
            <text:p>39.908337</text:p>
          </table:table-cell>
          <table:table-cell office:value-type="float" office:value="-79.712036" calcext:value-type="float">
            <text:p>-79.712036</text:p>
          </table:table-cell>
          <table:table-cell office:value-type="float" office:value="323.7" calcext:value-type="float">
            <text:p>323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6-25T00:00:17Z</text:p>
          </table:table-cell>
          <table:table-cell/>
          <table:table-cell office:value-type="float" office:value="39.90834" calcext:value-type="float">
            <text:p>39.90834</text:p>
          </table:table-cell>
          <table:table-cell office:value-type="float" office:value="-79.711784" calcext:value-type="float">
            <text:p>-79.711784</text:p>
          </table:table-cell>
          <table:table-cell office:value-type="float" office:value="323.6" calcext:value-type="float">
            <text:p>323.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6-25T00:00:22Z</text:p>
          </table:table-cell>
          <table:table-cell/>
          <table:table-cell office:value-type="float" office:value="39.90837" calcext:value-type="float">
            <text:p>39.90837</text:p>
          </table:table-cell>
          <table:table-cell office:value-type="float" office:value="-79.71166" calcext:value-type="float">
            <text:p>-79.71166</text:p>
          </table:table-cell>
          <table:table-cell office:value-type="float" office:value="323.7" calcext:value-type="float">
            <text:p>323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6-25T00:00:27Z</text:p>
          </table:table-cell>
          <table:table-cell/>
          <table:table-cell office:value-type="float" office:value="39.908363" calcext:value-type="float">
            <text:p>39.908363</text:p>
          </table:table-cell>
          <table:table-cell office:value-type="float" office:value="-79.711655" calcext:value-type="float">
            <text:p>-79.7116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6-25T00:00:37Z</text:p>
          </table:table-cell>
          <table:table-cell/>
          <table:table-cell office:value-type="float" office:value="39.908466" calcext:value-type="float">
            <text:p>39.908466</text:p>
          </table:table-cell>
          <table:table-cell office:value-type="float" office:value="-79.71151" calcext:value-type="float">
            <text:p>-79.71151</text:p>
          </table:table-cell>
          <table:table-cell office:value-type="float" office:value="323.5" calcext:value-type="float">
            <text:p>323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6-25T00:00:42Z</text:p>
          </table:table-cell>
          <table:table-cell/>
          <table:table-cell office:value-type="float" office:value="39.908546" calcext:value-type="float">
            <text:p>39.908546</text:p>
          </table:table-cell>
          <table:table-cell office:value-type="float" office:value="-79.711395" calcext:value-type="float">
            <text:p>-79.711395</text:p>
          </table:table-cell>
          <table:table-cell office:value-type="float" office:value="323.7" calcext:value-type="float">
            <text:p>323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6-25T00:00:47Z</text:p>
          </table:table-cell>
          <table:table-cell/>
          <table:table-cell office:value-type="float" office:value="39.90859" calcext:value-type="float">
            <text:p>39.90859</text:p>
          </table:table-cell>
          <table:table-cell office:value-type="float" office:value="-79.71135" calcext:value-type="float">
            <text:p>-79.71135</text:p>
          </table:table-cell>
          <table:table-cell office:value-type="float" office:value="323.8" calcext:value-type="float">
            <text:p>323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6-25T00:00:57Z</text:p>
          </table:table-cell>
          <table:table-cell/>
          <table:table-cell office:value-type="float" office:value="39.90863" calcext:value-type="float">
            <text:p>39.90863</text:p>
          </table:table-cell>
          <table:table-cell office:value-type="float" office:value="-79.711235" calcext:value-type="float">
            <text:p>-79.711235</text:p>
          </table:table-cell>
          <table:table-cell office:value-type="float" office:value="323.7" calcext:value-type="float">
            <text:p>323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6-25T00:01:02Z</text:p>
          </table:table-cell>
          <table:table-cell/>
          <table:table-cell office:value-type="float" office:value="39.908737" calcext:value-type="float">
            <text:p>39.908737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5" calcext:value-type="float">
            <text:p>323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6-25T00:01:03Z</text:p>
          </table:table-cell>
          <table:table-cell/>
          <table:table-cell office:value-type="float" office:value="39.908737" calcext:value-type="float">
            <text:p>39.908737</text:p>
          </table:table-cell>
          <table:table-cell office:value-type="float" office:value="-79.7111" calcext:value-type="float">
            <text:p>-79.7111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5T00:01:07Z</text:p>
          </table:table-cell>
          <table:table-cell/>
          <table:table-cell office:value-type="float" office:value="39.908794" calcext:value-type="float">
            <text:p>39.908794</text:p>
          </table:table-cell>
          <table:table-cell office:value-type="float" office:value="-79.71104" calcext:value-type="float">
            <text:p>-79.71104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5T00:01:17Z</text:p>
          </table:table-cell>
          <table:table-cell/>
          <table:table-cell office:value-type="float" office:value="39.908855" calcext:value-type="float">
            <text:p>39.908855</text:p>
          </table:table-cell>
          <table:table-cell office:value-type="float" office:value="-79.71091" calcext:value-type="float">
            <text:p>-79.71091</text:p>
          </table:table-cell>
          <table:table-cell office:value-type="float" office:value="323.7" calcext:value-type="float">
            <text:p>323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5T00:01:22Z</text:p>
          </table:table-cell>
          <table:table-cell/>
          <table:table-cell office:value-type="float" office:value="39.908897" calcext:value-type="float">
            <text:p>39.908897</text:p>
          </table:table-cell>
          <table:table-cell office:value-type="float" office:value="-79.71079" calcext:value-type="float">
            <text:p>-79.71079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5T00:01:27Z</text:p>
          </table:table-cell>
          <table:table-cell/>
          <table:table-cell office:value-type="float" office:value="39.908955" calcext:value-type="float">
            <text:p>39.908955</text:p>
          </table:table-cell>
          <table:table-cell office:value-type="float" office:value="-79.71074" calcext:value-type="float">
            <text:p>-79.71074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5T00:01:42Z</text:p>
          </table:table-cell>
          <table:table-cell/>
          <table:table-cell office:value-type="float" office:value="39.909138" calcext:value-type="float">
            <text:p>39.909138</text:p>
          </table:table-cell>
          <table:table-cell office:value-type="float" office:value="-79.71063" calcext:value-type="float">
            <text:p>-79.71063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5T00:01:47Z</text:p>
          </table:table-cell>
          <table:table-cell/>
          <table:table-cell office:value-type="float" office:value="39.90926" calcext:value-type="float">
            <text:p>39.90926</text:p>
          </table:table-cell>
          <table:table-cell office:value-type="float" office:value="-79.71062" calcext:value-type="float">
            <text:p>-79.71062</text:p>
          </table:table-cell>
          <table:table-cell office:value-type="float" office:value="323.5" calcext:value-type="float">
            <text:p>323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5T00:01:58Z</text:p>
          </table:table-cell>
          <table:table-cell/>
          <table:table-cell office:value-type="float" office:value="39.909353" calcext:value-type="float">
            <text:p>39.909353</text:p>
          </table:table-cell>
          <table:table-cell office:value-type="float" office:value="-79.710693" calcext:value-type="float">
            <text:p>-79.710693</text:p>
          </table:table-cell>
          <table:table-cell office:value-type="float" office:value="323.6" calcext:value-type="float">
            <text:p>323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6-25T00:02:03Z</text:p>
          </table:table-cell>
          <table:table-cell/>
          <table:table-cell office:value-type="float" office:value="39.909382" calcext:value-type="float">
            <text:p>39.909382</text:p>
          </table:table-cell>
          <table:table-cell office:value-type="float" office:value="-79.710737" calcext:value-type="float">
            <text:p>-79.710737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6-25T00:02:03Z</text:p>
          </table:table-cell>
          <table:table-cell/>
          <table:table-cell office:value-type="float" office:value="39.90941" calcext:value-type="float">
            <text:p>39.90941</text:p>
          </table:table-cell>
          <table:table-cell office:value-type="float" office:value="-79.71078" calcext:value-type="float">
            <text:p>-79.71078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6-25T00:02:08Z</text:p>
          </table:table-cell>
          <table:table-cell/>
          <table:table-cell office:value-type="float" office:value="39.90946" calcext:value-type="float">
            <text:p>39.90946</text:p>
          </table:table-cell>
          <table:table-cell office:value-type="float" office:value="-79.710915" calcext:value-type="float">
            <text:p>-79.710915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6-25T00:02:13Z</text:p>
          </table:table-cell>
          <table:table-cell/>
          <table:table-cell office:value-type="float" office:value="39.90946" calcext:value-type="float">
            <text:p>39.90946</text:p>
          </table:table-cell>
          <table:table-cell office:value-type="float" office:value="-79.71092" calcext:value-type="float">
            <text:p>-79.71092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6-25T00:02:23Z</text:p>
          </table:table-cell>
          <table:table-cell/>
          <table:table-cell office:value-type="float" office:value="39.909424" calcext:value-type="float">
            <text:p>39.909424</text:p>
          </table:table-cell>
          <table:table-cell office:value-type="float" office:value="-79.711136" calcext:value-type="float">
            <text:p>-79.711136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6-25T00:02:28Z</text:p>
          </table:table-cell>
          <table:table-cell/>
          <table:table-cell office:value-type="float" office:value="39.90935" calcext:value-type="float">
            <text:p>39.90935</text:p>
          </table:table-cell>
          <table:table-cell office:value-type="float" office:value="-79.71126" calcext:value-type="float">
            <text:p>-79.711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6-25T00:02:33Z</text:p>
          </table:table-cell>
          <table:table-cell/>
          <table:table-cell office:value-type="float" office:value="39.90935" calcext:value-type="float">
            <text:p>39.90935</text:p>
          </table:table-cell>
          <table:table-cell office:value-type="float" office:value="-79.71126" calcext:value-type="float">
            <text:p>-79.711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6-25T00:02:38Z</text:p>
          </table:table-cell>
          <table:table-cell/>
          <table:table-cell office:value-type="float" office:value="39.909363" calcext:value-type="float">
            <text:p>39.909363</text:p>
          </table:table-cell>
          <table:table-cell office:value-type="float" office:value="-79.711296" calcext:value-type="float">
            <text:p>-79.711296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6-25T00:02:43Z</text:p>
          </table:table-cell>
          <table:table-cell/>
          <table:table-cell office:value-type="float" office:value="39.909283" calcext:value-type="float">
            <text:p>39.909283</text:p>
          </table:table-cell>
          <table:table-cell office:value-type="float" office:value="-79.7114" calcext:value-type="float">
            <text:p>-79.71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6-25T00:02:48Z</text:p>
          </table:table-cell>
          <table:table-cell/>
          <table:table-cell office:value-type="float" office:value="39.90916" calcext:value-type="float">
            <text:p>39.90916</text:p>
          </table:table-cell>
          <table:table-cell office:value-type="float" office:value="-79.71152" calcext:value-type="float">
            <text:p>-79.71152</text:p>
          </table:table-cell>
          <table:table-cell office:value-type="float" office:value="323.5" calcext:value-type="float">
            <text:p>323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6-25T00:02:53Z</text:p>
          </table:table-cell>
          <table:table-cell/>
          <table:table-cell office:value-type="float" office:value="39.909113" calcext:value-type="float">
            <text:p>39.909113</text:p>
          </table:table-cell>
          <table:table-cell office:value-type="float" office:value="-79.711607" calcext:value-type="float">
            <text:p>-79.711607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6-25T00:03:03Z</text:p>
          </table:table-cell>
          <table:table-cell/>
          <table:table-cell office:value-type="float" office:value="39.909087" calcext:value-type="float">
            <text:p>39.909087</text:p>
          </table:table-cell>
          <table:table-cell office:value-type="float" office:value="-79.711663" calcext:value-type="float">
            <text:p>-79.711663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5T00:03:03Z</text:p>
          </table:table-cell>
          <table:table-cell/>
          <table:table-cell office:value-type="float" office:value="39.90906" calcext:value-type="float">
            <text:p>39.90906</text:p>
          </table:table-cell>
          <table:table-cell office:value-type="float" office:value="-79.71172" calcext:value-type="float">
            <text:p>-79.71172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5T00:03:08Z</text:p>
          </table:table-cell>
          <table:table-cell/>
          <table:table-cell office:value-type="float" office:value="39.908993" calcext:value-type="float">
            <text:p>39.908993</text:p>
          </table:table-cell>
          <table:table-cell office:value-type="float" office:value="-79.71181" calcext:value-type="float">
            <text:p>-79.71181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5T00:03:18Z</text:p>
          </table:table-cell>
          <table:table-cell/>
          <table:table-cell office:value-type="float" office:value="39.908962" calcext:value-type="float">
            <text:p>39.908962</text:p>
          </table:table-cell>
          <table:table-cell office:value-type="float" office:value="-79.711914" calcext:value-type="float">
            <text:p>-79.7119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5T00:03:23Z</text:p>
          </table:table-cell>
          <table:table-cell/>
          <table:table-cell office:value-type="float" office:value="39.908848" calcext:value-type="float">
            <text:p>39.908848</text:p>
          </table:table-cell>
          <table:table-cell office:value-type="float" office:value="-79.71206" calcext:value-type="float">
            <text:p>-79.71206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5T00:03:28Z</text:p>
          </table:table-cell>
          <table:table-cell/>
          <table:table-cell office:value-type="float" office:value="39.90879" calcext:value-type="float">
            <text:p>39.90879</text:p>
          </table:table-cell>
          <table:table-cell office:value-type="float" office:value="-79.71211" calcext:value-type="float">
            <text:p>-79.71211</text:p>
          </table:table-cell>
          <table:table-cell office:value-type="float" office:value="323.5" calcext:value-type="float">
            <text:p>323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5T00:03:33Z</text:p>
          </table:table-cell>
          <table:table-cell/>
          <table:table-cell office:value-type="float" office:value="39.90875" calcext:value-type="float">
            <text:p>39.90875</text:p>
          </table:table-cell>
          <table:table-cell office:value-type="float" office:value="-79.71218" calcext:value-type="float">
            <text:p>-79.71218</text:p>
          </table:table-cell>
          <table:table-cell office:value-type="float" office:value="323.6" calcext:value-type="float">
            <text:p>323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5T00:03:41Z</text:p>
          </table:table-cell>
          <table:table-cell/>
          <table:table-cell office:value-type="float" office:value="39.908623" calcext:value-type="float">
            <text:p>39.908623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5T00:03:50Z</text:p>
          </table:table-cell>
          <table:table-cell/>
          <table:table-cell office:value-type="float" office:value="39.908524" calcext:value-type="float">
            <text:p>39.908524</text:p>
          </table:table-cell>
          <table:table-cell office:value-type="float" office:value="-79.712265" calcext:value-type="float">
            <text:p>-79.712265</text:p>
          </table:table-cell>
          <table:table-cell office:value-type="float" office:value="323.7" calcext:value-type="float">
            <text:p>32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5T00:04:02Z</text:p>
          </table:table-cell>
          <table:table-cell/>
          <table:table-cell office:value-type="float" office:value="39.90837" calcext:value-type="float">
            <text:p>39.90837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6-25T00:04:05Z</text:p>
          </table:table-cell>
          <table:table-cell/>
          <table:table-cell office:value-type="float" office:value="39.90837" calcext:value-type="float">
            <text:p>39.90837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6-25T00:04:07Z</text:p>
          </table:table-cell>
          <table:table-cell/>
          <table:table-cell office:value-type="float" office:value="39.90837" calcext:value-type="float">
            <text:p>39.90837</text:p>
          </table:table-cell>
          <table:table-cell office:value-type="float" office:value="-79.7121" calcext:value-type="float">
            <text:p>-79.7121</text:p>
          </table:table-cell>
          <table:table-cell office:value-type="float" office:value="323.8" calcext:value-type="float">
            <text:p>323.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6-25T00:04:12Z</text:p>
          </table:table-cell>
          <table:table-cell/>
          <table:table-cell office:value-type="float" office:value="39.90835" calcext:value-type="float">
            <text:p>39.90835</text:p>
          </table:table-cell>
          <table:table-cell office:value-type="float" office:value="-79.712074" calcext:value-type="float">
            <text:p>-79.712074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6-25T00:04:22Z</text:p>
          </table:table-cell>
          <table:table-cell/>
          <table:table-cell office:value-type="float" office:value="39.90834" calcext:value-type="float">
            <text:p>39.90834</text:p>
          </table:table-cell>
          <table:table-cell office:value-type="float" office:value="-79.71178" calcext:value-type="float">
            <text:p>-79.71178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6-25T00:04:32Z</text:p>
          </table:table-cell>
          <table:table-cell/>
          <table:table-cell office:value-type="float" office:value="39.908363" calcext:value-type="float">
            <text:p>39.908363</text:p>
          </table:table-cell>
          <table:table-cell office:value-type="float" office:value="-79.71166" calcext:value-type="float">
            <text:p>-79.71166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6-25T00:04:37Z</text:p>
          </table:table-cell>
          <table:table-cell/>
          <table:table-cell office:value-type="float" office:value="39.908447" calcext:value-type="float">
            <text:p>39.908447</text:p>
          </table:table-cell>
          <table:table-cell office:value-type="float" office:value="-79.71155" calcext:value-type="float">
            <text:p>-79.71155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6-25T00:04:42Z</text:p>
          </table:table-cell>
          <table:table-cell/>
          <table:table-cell office:value-type="float" office:value="39.908535" calcext:value-type="float">
            <text:p>39.908535</text:p>
          </table:table-cell>
          <table:table-cell office:value-type="float" office:value="-79.71145" calcext:value-type="float">
            <text:p>-79.71145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6-25T00:04:52Z</text:p>
          </table:table-cell>
          <table:table-cell/>
          <table:table-cell office:value-type="float" office:value="39.908543" calcext:value-type="float">
            <text:p>39.908543</text:p>
          </table:table-cell>
          <table:table-cell office:value-type="float" office:value="-79.71139" calcext:value-type="float">
            <text:p>-79.71139</text:p>
          </table:table-cell>
          <table:table-cell office:value-type="float" office:value="323.7" calcext:value-type="float">
            <text:p>323.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6-25T00:04:57Z</text:p>
          </table:table-cell>
          <table:table-cell/>
          <table:table-cell office:value-type="float" office:value="39.908638" calcext:value-type="float">
            <text:p>39.908638</text:p>
          </table:table-cell>
          <table:table-cell office:value-type="float" office:value="-79.71127" calcext:value-type="float">
            <text:p>-79.71127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6-25T00:05:02Z</text:p>
          </table:table-cell>
          <table:table-cell/>
          <table:table-cell office:value-type="float" office:value="39.90875" calcext:value-type="float">
            <text:p>39.90875</text:p>
          </table:table-cell>
          <table:table-cell office:value-type="float" office:value="-79.71114" calcext:value-type="float">
            <text:p>-79.711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6-25T00:05:05Z</text:p>
          </table:table-cell>
          <table:table-cell/>
          <table:table-cell office:value-type="float" office:value="39.90875" calcext:value-type="float">
            <text:p>39.90875</text:p>
          </table:table-cell>
          <table:table-cell office:value-type="float" office:value="-79.71114" calcext:value-type="float">
            <text:p>-79.711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5T00:05:07Z</text:p>
          </table:table-cell>
          <table:table-cell/>
          <table:table-cell office:value-type="float" office:value="39.90875" calcext:value-type="float">
            <text:p>39.90875</text:p>
          </table:table-cell>
          <table:table-cell office:value-type="float" office:value="-79.71114" calcext:value-type="float">
            <text:p>-79.71114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5T00:05:12Z</text:p>
          </table:table-cell>
          <table:table-cell/>
          <table:table-cell office:value-type="float" office:value="39.908768" calcext:value-type="float">
            <text:p>39.908768</text:p>
          </table:table-cell>
          <table:table-cell office:value-type="float" office:value="-79.71105" calcext:value-type="float">
            <text:p>-79.7110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5T00:05:17Z</text:p>
          </table:table-cell>
          <table:table-cell/>
          <table:table-cell office:value-type="float" office:value="39.908836" calcext:value-type="float">
            <text:p>39.908836</text:p>
          </table:table-cell>
          <table:table-cell office:value-type="float" office:value="-79.71095" calcext:value-type="float">
            <text:p>-79.7109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5T00:05:22Z</text:p>
          </table:table-cell>
          <table:table-cell/>
          <table:table-cell office:value-type="float" office:value="39.908844" calcext:value-type="float">
            <text:p>39.908844</text:p>
          </table:table-cell>
          <table:table-cell office:value-type="float" office:value="-79.71092" calcext:value-type="float">
            <text:p>-79.71092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5T00:05:32Z</text:p>
          </table:table-cell>
          <table:table-cell/>
          <table:table-cell office:value-type="float" office:value="39.90893" calcext:value-type="float">
            <text:p>39.90893</text:p>
          </table:table-cell>
          <table:table-cell office:value-type="float" office:value="-79.71076" calcext:value-type="float">
            <text:p>-79.7107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5T00:05:37Z</text:p>
          </table:table-cell>
          <table:table-cell/>
          <table:table-cell office:value-type="float" office:value="39.908943" calcext:value-type="float">
            <text:p>39.908943</text:p>
          </table:table-cell>
          <table:table-cell office:value-type="float" office:value="-79.71074" calcext:value-type="float">
            <text:p>-79.71074</text:p>
          </table:table-cell>
          <table:table-cell office:value-type="float" office:value="323.7" calcext:value-type="float">
            <text:p>323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5T00:05:42Z</text:p>
          </table:table-cell>
          <table:table-cell/>
          <table:table-cell office:value-type="float" office:value="39.908997" calcext:value-type="float">
            <text:p>39.908997</text:p>
          </table:table-cell>
          <table:table-cell office:value-type="float" office:value="-79.710686" calcext:value-type="float">
            <text:p>-79.71068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5T00:05:47Z</text:p>
          </table:table-cell>
          <table:table-cell/>
          <table:table-cell office:value-type="float" office:value="39.909145" calcext:value-type="float">
            <text:p>39.909145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5T00:05:52Z</text:p>
          </table:table-cell>
          <table:table-cell/>
          <table:table-cell office:value-type="float" office:value="39.909233" calcext:value-type="float">
            <text:p>39.909233</text:p>
          </table:table-cell>
          <table:table-cell office:value-type="float" office:value="-79.7106" calcext:value-type="float">
            <text:p>-79.7106</text:p>
          </table:table-cell>
          <table:table-cell office:value-type="float" office:value="323.6" calcext:value-type="float">
            <text:p>323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5T00:05:57Z</text:p>
          </table:table-cell>
          <table:table-cell/>
          <table:table-cell office:value-type="float" office:value="39.909264" calcext:value-type="float">
            <text:p>39.909264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6-25T00:06:04Z</text:p>
          </table:table-cell>
          <table:table-cell/>
          <table:table-cell office:value-type="float" office:value="39.909264" calcext:value-type="float">
            <text:p>39.909264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5T00:06:04Z</text:p>
          </table:table-cell>
          <table:table-cell/>
          <table:table-cell office:value-type="float" office:value="39.909264" calcext:value-type="float">
            <text:p>39.909264</text:p>
          </table:table-cell>
          <table:table-cell office:value-type="float" office:value="-79.710625" calcext:value-type="float">
            <text:p>-79.710625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5T00:06:05Z</text:p>
          </table:table-cell>
          <table:table-cell/>
          <table:table-cell office:value-type="float" office:value="39.909336" calcext:value-type="float">
            <text:p>39.909336</text:p>
          </table:table-cell>
          <table:table-cell office:value-type="float" office:value="-79.71068" calcext:value-type="float">
            <text:p>-79.71068</text:p>
          </table:table-cell>
          <table:table-cell office:value-type="float" office:value="323.4" calcext:value-type="float">
            <text:p>323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5T00:06:14Z</text:p>
          </table:table-cell>
          <table:table-cell/>
          <table:table-cell office:value-type="float" office:value="39.90945" calcext:value-type="float">
            <text:p>39.90945</text:p>
          </table:table-cell>
          <table:table-cell office:value-type="float" office:value="-79.710915" calcext:value-type="float">
            <text:p>-79.710915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5T00:06:20Z</text:p>
          </table:table-cell>
          <table:table-cell/>
          <table:table-cell office:value-type="float" office:value="39.909454" calcext:value-type="float">
            <text:p>39.909454</text:p>
          </table:table-cell>
          <table:table-cell office:value-type="float" office:value="-79.71098" calcext:value-type="float">
            <text:p>-79.71098</text:p>
          </table:table-cell>
          <table:table-cell office:value-type="float" office:value="323.6" calcext:value-type="float">
            <text:p>323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5T00:06:30Z</text:p>
          </table:table-cell>
          <table:table-cell/>
          <table:table-cell office:value-type="float" office:value="39.909443" calcext:value-type="float">
            <text:p>39.909443</text:p>
          </table:table-cell>
          <table:table-cell office:value-type="float" office:value="-79.71112" calcext:value-type="float">
            <text:p>-79.71112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5T00:06:35Z</text:p>
          </table:table-cell>
          <table:table-cell/>
          <table:table-cell office:value-type="float" office:value="39.90937" calcext:value-type="float">
            <text:p>39.90937</text:p>
          </table:table-cell>
          <table:table-cell office:value-type="float" office:value="-79.71126" calcext:value-type="float">
            <text:p>-79.711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5T00:06:50Z</text:p>
          </table:table-cell>
          <table:table-cell/>
          <table:table-cell office:value-type="float" office:value="39.90926" calcext:value-type="float">
            <text:p>39.90926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5T00:06:53Z</text:p>
          </table:table-cell>
          <table:table-cell/>
          <table:table-cell office:value-type="float" office:value="39.90926" calcext:value-type="float">
            <text:p>39.90926</text:p>
          </table:table-cell>
          <table:table-cell office:value-type="float" office:value="-79.711426" calcext:value-type="float">
            <text:p>-79.711426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5T00:06:55Z</text:p>
          </table:table-cell>
          <table:table-cell/>
          <table:table-cell office:value-type="float" office:value="39.90919" calcext:value-type="float">
            <text:p>39.90919</text:p>
          </table:table-cell>
          <table:table-cell office:value-type="float" office:value="-79.71151" calcext:value-type="float">
            <text:p>-79.71151</text:p>
          </table:table-cell>
          <table:table-cell office:value-type="float" office:value="323.5" calcext:value-type="float">
            <text:p>323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5T00:07:06Z</text:p>
          </table:table-cell>
          <table:table-cell/>
          <table:table-cell office:value-type="float" office:value="39.909092" calcext:value-type="float">
            <text:p>39.909092</text:p>
          </table:table-cell>
          <table:table-cell office:value-type="float" office:value="-79.711655" calcext:value-type="float">
            <text:p>-79.7116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6-25T00:07:06Z</text:p>
          </table:table-cell>
          <table:table-cell/>
          <table:table-cell office:value-type="float" office:value="39.909092" calcext:value-type="float">
            <text:p>39.909092</text:p>
          </table:table-cell>
          <table:table-cell office:value-type="float" office:value="-79.711655" calcext:value-type="float">
            <text:p>-79.711655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5T00:07:11Z</text:p>
          </table:table-cell>
          <table:table-cell/>
          <table:table-cell office:value-type="float" office:value="39.909" calcext:value-type="float">
            <text:p>39.909</text:p>
          </table:table-cell>
          <table:table-cell office:value-type="float" office:value="-79.711754" calcext:value-type="float">
            <text:p>-79.711754</text:p>
          </table:table-cell>
          <table:table-cell office:value-type="float" office:value="323.6" calcext:value-type="float">
            <text:p>323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5T00:07:21Z</text:p>
          </table:table-cell>
          <table:table-cell/>
          <table:table-cell office:value-type="float" office:value="39.909027" calcext:value-type="float">
            <text:p>39.909027</text:p>
          </table:table-cell>
          <table:table-cell office:value-type="float" office:value="-79.71182" calcext:value-type="float">
            <text:p>-79.71182</text:p>
          </table:table-cell>
          <table:table-cell office:value-type="float" office:value="323.7" calcext:value-type="float">
            <text:p>323.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5T00:07:26Z</text:p>
          </table:table-cell>
          <table:table-cell/>
          <table:table-cell office:value-type="float" office:value="39.908928" calcext:value-type="float">
            <text:p>39.908928</text:p>
          </table:table-cell>
          <table:table-cell office:value-type="float" office:value="-79.71193" calcext:value-type="float">
            <text:p>-79.71193</text:p>
          </table:table-cell>
          <table:table-cell office:value-type="float" office:value="323.5" calcext:value-type="float">
            <text:p>323.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6-25T00:07:30Z</text:p>
          </table:table-cell>
          <table:table-cell/>
          <table:table-cell office:value-type="float" office:value="39.90887" calcext:value-type="float">
            <text:p>39.90887</text:p>
          </table:table-cell>
          <table:table-cell office:value-type="float" office:value="-79.712006" calcext:value-type="float">
            <text:p>-79.712006</text:p>
          </table:table-cell>
          <table:table-cell office:value-type="float" office:value="323.5" calcext:value-type="float">
            <text:p>323.5</text:p>
          </table:table-cell>
          <table:table-cell office:value-type="float" office:value="111" calcext:value-type="float">
            <text:p>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3T09:50:56.169000000</dc:date>
    <meta:editing-duration>PT13M23S</meta:editing-duration>
    <meta:editing-cycles>1</meta:editing-cycles>
    <meta:document-statistic meta:table-count="1" meta:cell-count="4408" meta:object-count="1"/>
    <meta:generator>LibreOffice/6.0.5.2$Windows_X86_64 LibreOffice_project/54c8cbb85f300ac59db32fe8a675ff7683cd5a1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 style:data-style-name="N0">
      <style:chart-properties chart:display-label="true" chart:logarithmic="false" chart:minimum="70" chart:maximum="1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63cm" svg:height="18.196cm" xlink:href=".." xlink:type="simple" chart:class="chart:line" chart:style-name="ch1">
        <chart:title svg:x="11.08cm" svg:y="0.499cm" chart:style-name="ch2">
          <text:p>MAF 5 Mile Baseline</text:p>
        </chart:title>
        <chart:subtitle svg:x="12.72cm" svg:y="1.809cm" chart:style-name="ch3">
          <text:p>2018-06-24</text:p>
        </chart:subtitle>
        <chart:legend svg:x="24.444cm" svg:y="12.612cm" style:legend-expansion="custom" chartooo:width="1.954cm" chartooo:height="0.598cm" style:legend-expansion-aspect-ratio="3.26755852842809" chart:style-name="ch4"/>
        <chart:plot-area chart:style-name="ch5" table:cell-range-address="'2018-06-24_MAF-5Mile-Test-GPS_Crunch'.A1:'2018-06-24_MAF-5Mile-Test-GPS_Crunch'.A881 '2018-06-24_MAF-5Mile-Test-GPS_Crunch'.F1:'2018-06-24_MAF-5Mile-Test-GPS_Crunch'.F881" chart:data-source-has-labels="both" svg:x="1.71cm" svg:y="2.877cm" svg:width="25.498cm" svg:height="13.831cm">
          <chartooo:coordinate-region svg:x="4.257cm" svg:y="2.877cm" svg:width="22.951cm" svg:height="10.67cm"/>
          <chart:axis chart:dimension="x" chart:name="primary-x" chart:style-name="ch6" chartooo:axis-type="auto">
            <chartooo:date-scale/>
            <chart:title svg:x="13.906cm" svg:y="17.071cm" chart:style-name="ch7">
              <text:p>Time</text:p>
            </chart:title>
            <chart:categories table:cell-range-address="'2018-06-24_MAF-5Mile-Test-GPS_Crunch'.A2:'2018-06-24_MAF-5Mile-Test-GPS_Crunch'.A881"/>
          </chart:axis>
          <chart:axis chart:dimension="y" chart:name="primary-y" chart:style-name="ch8">
            <chart:title svg:x="0.451cm" svg:y="10.887cm" chart:style-name="ch9">
              <text:p>Heart Rate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'2018-06-24_MAF-5Mile-Test-GPS_Crunch'.F2:'2018-06-24_MAF-5Mile-Test-GPS_Crunch'.F881" chart:label-cell-address="'2018-06-24_MAF-5Mile-Test-GPS_Crunch'.F1:'2018-06-24_MAF-5Mile-Test-GPS_Crunch'.F1" chart:class="chart:line">
            <chart:data-point chart:repeated="8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rt</text:p>
                <draw:g>
                  <svg:desc>'2018-06-24_MAF-5Mile-Test-GPS_Crunch'.F1:'2018-06-24_MAF-5Mile-Test-GPS_Crunch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8-06-24T22:43:00Z</text:p>
                <draw:g>
                  <svg:desc>'2018-06-24_MAF-5Mile-Test-GPS_Crunch'.A2:'2018-06-24_MAF-5Mile-Test-GPS_Crunch'.A881</svg:desc>
                </draw:g>
              </table:table-cell>
              <table:table-cell office:value-type="float" office:value="93">
                <text:p>93</text:p>
                <draw:g>
                  <svg:desc>'2018-06-24_MAF-5Mile-Test-GPS_Crunch'.F2:'2018-06-24_MAF-5Mile-Test-GPS_Crunch'.F881</svg:desc>
                </draw:g>
              </table:table-cell>
            </table:table-row>
            <table:table-row>
              <table:table-cell office:value-type="string">
                <text:p>2018-06-24T22:43:02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3:02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3:09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3:15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3:25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3:30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3:39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3:49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3:54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3:59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4:04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4:09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6-24T22:44:09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6-24T22:44:17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6-24T22:44:22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6-24T22:44:28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6-24T22:44:33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6-24T22:44:38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6-24T22:44:49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6-24T22:44:54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6-24T22:44:59Z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6-24T22:45:00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6-24T22:45:04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6-24T22:45:09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6-24T22:45:14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6-24T22:45:24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6-24T22:45:29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6-24T22:45:34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6-24T22:45:39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6-24T22:45:44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6-24T22:45:49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6-24T22:45:54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6-24T22:45:59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6-24T22:46:00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6-24T22:46:04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6-24T22:46:09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6-24T22:46:14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6-24T22:46:19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6-24T22:46:24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6-24T22:46:29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6-24T22:46:34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6-24T22:46:39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6-24T22:46:44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6-24T22:46:49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6-24T22:46:54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6-24T22:46:59Z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6-24T22:46:59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7:04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7:10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7:18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7:23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7:28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7:33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7:38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7:44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7:49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7:54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8:00Z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6-24T22:48:03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6-24T22:48:09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6-24T22:48:14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6-24T22:48:19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6-24T22:48:29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6-24T22:48:34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6-24T22:48:39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6-24T22:48:44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6-24T22:48:53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6-24T22:49:0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2:49:02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2:49:07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2:49:17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2:49:22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2:49:37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2:49:42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2:49:47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2:49:57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2:50:0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0:0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0:0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0:1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0:2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0:2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0:4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0:4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0:5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1:00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6-24T22:51:00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6-24T22:51:05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6-24T22:51:10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6-24T22:51:15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6-24T22:51:25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6-24T22:51:30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6-24T22:51:35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6-24T22:51:42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6-24T22:51:47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6-24T22:51:55Z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6-24T22:52:0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2:52:0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2:52:1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2:52:1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2:52:2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2:52:2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2:52:3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2:52:4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2:52:4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2:52:5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2:53:0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3:0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3:0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3:1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3:1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3:2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3:2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3:3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3:4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3:4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3:4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3:5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3:5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4:00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6-24T22:54:02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6-24T22:54:12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6-24T22:54:22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6-24T22:54:27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6-24T22:54:32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6-24T22:54:37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6-24T22:54:42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6-24T22:54:5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6-24T22:55:00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6-24T22:55:01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6-24T22:55:0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6-24T22:55:11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6-24T22:55:1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6-24T22:55:2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6-24T22:55:31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6-24T22:55:3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6-24T22:55:48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6-24T22:55:53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6-24T22:55:58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6-24T22:56:0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6:0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6:08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6:1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6:18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6:2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6:3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6:3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6:4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6:4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6:5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6:5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2:56:59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2:57:0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2:57:0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2:57:1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2:57:17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2:57:17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2:57:2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2:57:27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2:57:3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2:57:3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2:57:4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2:57:4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2:57:5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2:57:5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2:58:0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2:58:0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2:58:1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2:58:2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2:58:2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2:58:3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2:58:4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2:58:4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2:58:5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2:58:5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2:58:5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2:59:0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2:59:1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2:59:1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2:59:2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2:59:3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2:59:3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2:59:4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2:59:4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2:59:5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2:59:5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0:0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0:01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3:00:05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3:00:1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3:00:2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3:00:25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3:00:3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3:00:35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3:00:4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3:00:45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3:00:50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3:01:0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1:0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1:0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1:1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1:15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1:2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1:25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1:2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1:4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1:4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1:5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1:5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2:0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02:0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02:0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02:1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02:2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02:3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02:38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02:4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02:48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02:5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02:58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03:01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3:03:03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3:03:13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3:03:18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3:03:23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3:03:31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3:03:36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3:03:46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3:03:51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3:03:59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4T23:04:0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4:0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4:0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4:1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4:1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4:2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4:31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4:3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4:4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4:5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4:57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5:0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5:0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5:1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5:17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5:2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5:3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5:3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5:4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5:5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6:0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6-24T23:06:04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6-24T23:06:0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6-24T23:06:14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6-24T23:06:2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6-24T23:06:25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6-24T23:06:3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6-24T23:06:35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6-24T23:06:5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6-24T23:07:02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6-24T23:07:0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7:07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7:1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7:2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7:2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7:3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7:3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7:4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7:51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7:5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8:01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08:0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8:0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8:1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8:1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8:2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8:2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8:3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8:3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8:4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8:4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8:5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9:0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09:0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09:0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09:1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09:1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09:2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09:29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09:39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09:44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09:5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09:5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0:0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0:0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0:0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0:1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0:1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0:2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0:3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0:4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0:4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0:5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0:5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1:0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1:0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11:0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11:1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11:2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11:31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11:3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11:4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11:5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11:5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12:0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12:0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12:0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12:1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12:2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12:2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12:31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12:3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12:41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12:4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12:5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13:03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13:0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13:0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13:1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13:1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13:2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13:2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13:3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13:43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13:4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14:0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4:0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4:08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4:1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4:17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4:2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4:3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4:3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4:4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4:5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5:0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5:05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15:0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15:1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15:1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15:2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15:2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15:3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15:3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15:4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15:4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15:5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16:0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16:06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16:11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16:16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16:21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16:26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16:31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16:4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16:46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16:5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16:59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17:0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17:0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17:19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17:2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17:27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17:3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17:37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17:4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17:5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18:01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18:0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18:02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18:0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18:1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18:1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18:2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18:2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18:3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18:4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18:5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19:01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19:0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9:0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9:1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9:2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9:2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9:2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9:3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9:3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9:4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9:5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19:5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20:0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20:0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20:0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20:1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20:2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20:2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20:3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20:4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20:5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20:5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21:0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21:0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1:05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1:1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1:1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1:2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1:33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1:4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1:53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1:5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2:0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2:0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2:0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2:1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2:2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2:2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2:3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2:4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2:4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2:5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2:5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3:0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3:0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3:0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3:1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3:1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3:2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3:2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3:3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3:4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3:4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3:5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4:0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24:0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24:1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24:1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24:2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24:2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24:3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24:4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24:4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24:5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25:0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25:03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5:1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5:1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5:2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5:2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5:2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5:3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5:3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5:4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5:4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5:5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5:5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6:0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6:0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6:1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6:19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6:2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6:3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6:4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6:4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6:5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6:5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7:0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7:02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7:0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7:1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7:1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7:2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7:2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7:3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7:3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7:4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7:4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8:01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8:02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28:0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8:1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8:1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8:2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8:2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8:4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8:4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8:5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8:5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29:0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9:0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9:0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9:1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9:1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9:2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9:2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9:3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9:3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9:5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29:5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0:0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0:0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30:07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30:1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30:2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30:3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30:3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30:4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30:5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30:5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31:0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31:0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31:0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31:11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31:1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31:21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31:2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31:31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31:3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31:51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31:5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32:01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32:0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2:0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2:1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2:2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2:3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2:3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2:4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2:5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2:5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3:0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3:0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3:0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3:1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3:17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3:2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3:29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3:4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3:49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3:5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3:59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4:03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4:0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4:0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4:2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4:2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4:3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4:3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4:4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4:5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4:5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5:0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5:0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5:09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5:1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5:19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5:29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5:3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5:39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5:4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5:5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36:0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36:0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36:0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36:0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36:1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36:2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36:3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36:3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36:4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36:5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37:0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37:0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37:08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37:1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37:18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37:28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37:3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37:38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37:4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37:5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37:58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38:0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8:03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8:1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8:1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8:2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8:2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8:3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8:3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8:4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8:5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8:5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9:0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39:0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39:17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39:2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39:27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39:37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39:4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39:47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39:5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39:57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0:0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0:0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40:0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40:1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40:1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40:1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40:2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40:2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40:3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40:3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40:4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40:4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40:5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6-24T23:41:03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1:0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1:0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1:1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1:1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1:2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1:3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1:3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1:4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1:4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1:54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1:59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2:0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2:0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2:04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2:1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2:2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2:2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2:4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2:4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2:5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3:0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3:0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3:0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3:1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3:1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3:2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3:3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3:3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3:4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3:48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3:5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4:0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4:03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4:05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4:2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4:25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4:3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4:35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4:45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4:5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4:55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5:0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45:02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45:0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45:1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45:2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45:2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45:3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45:4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45:5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46:0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46:0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46:2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46:2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46:3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46:4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46:4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46:5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47:0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47:0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7:0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7:1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7:2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7:2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7:3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7:4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7:4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7:5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7:5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8:03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6-24T23:48:05Z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6-24T23:49:0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9:0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9:5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9:5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49:5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50:0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50:0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0:0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0:1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0:21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0:31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0:3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0:41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0:4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0:51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0:5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1:0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51:0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51:1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51:2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51:2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51:3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51:46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51:5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52:0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52:0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2:0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2:11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2:1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2:2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2:31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2:3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2:41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2:51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2:5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3:01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3:0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3:1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3:21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3:2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3:3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3:40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6-24T23:53:41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6-24T23:53:46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6-24T23:53:53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6-24T23:54:00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6-24T23:54:03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54:05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54:05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54:15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54:2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54:25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54:35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54:4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54:5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54:55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55:0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4T23:55:0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55:0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55:1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55:1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55:2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55:3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55:3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55:4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55:5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55:55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56:0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4T23:56:0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6:0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6:1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6:2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6:3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6:39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6:4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6:5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7:0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4T23:57:0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57:07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57:17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57:22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57:27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57:32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57:37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57:47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57:52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57:5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58:0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58:0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58:1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58:1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58:2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58:3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58:4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58:54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58:59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6-24T23:59:0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59:0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59:1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59:19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59:29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59:3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59:39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59:54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4T23:59:5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5T00:00:0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5T00:00:03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6-25T00:00:0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6-25T00:00:1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6-25T00:00:22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6-25T00:00:2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6-25T00:00:3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6-25T00:00:42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6-25T00:00:4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6-25T00:00:5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6-25T00:01:02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6-25T00:01:0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5T00:01:07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5T00:01:17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5T00:01:2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5T00:01:27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5T00:01:42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5T00:01:47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5T00:01:5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6-25T00:02:0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6-25T00:02:0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6-25T00:02:08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6-25T00:02:1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6-25T00:02:2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6-25T00:02:28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6-25T00:02:3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6-25T00:02:38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6-25T00:02:4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6-25T00:02:48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6-25T00:02:53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6-25T00:03:0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5T00:03:0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5T00:03:08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5T00:03:18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5T00:03:2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5T00:03:28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5T00:03:33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5T00:03:41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5T00:03:50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5T00:04:02Z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6-25T00:04:05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6-25T00:04:0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6-25T00:04:1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6-25T00:04:2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6-25T00:04:3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6-25T00:04:3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6-25T00:04:4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6-25T00:04:5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6-25T00:04:57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6-25T00:05:02Z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6-25T00:05:05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5T00:05:0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5T00:05:1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5T00:05:1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5T00:05:2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5T00:05:3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5T00:05:3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5T00:05:4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5T00:05:4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5T00:05:5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5T00:05:5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6-25T00:06:04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5T00:06:04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5T00:06:0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5T00:06:14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5T00:06:2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5T00:06:3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5T00:06:3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5T00:06:5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5T00:06:53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5T00:06:5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5T00:07:0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6-25T00:07:06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5T00:07:11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5T00:07:21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5T00:07:26Z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6-25T00:07:30Z</text:p>
              </table:table-cell>
              <table:table-cell office:value-type="float" office:value="111">
                <text:p>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